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ObjBFFFDE41/content.xml"/>
  <manifest:file-entry manifest:media-type="text/xml" manifest:full-path="ObjBFFFDE41/settings.xml"/>
  <manifest:file-entry manifest:media-type="application/vnd.oasis.opendocument.formula" manifest:full-path="ObjBFFFDE41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BFFFDE43/content.xml"/>
  <manifest:file-entry manifest:media-type="text/xml" manifest:full-path="ObjBFFFDE43/settings.xml"/>
  <manifest:file-entry manifest:media-type="application/vnd.oasis.opendocument.formula" manifest:full-path="ObjBFFFDE43/"/>
  <manifest:file-entry manifest:media-type="text/xml" manifest:full-path="ObjBFFFDE44/content.xml"/>
  <manifest:file-entry manifest:media-type="text/xml" manifest:full-path="ObjBFFFDE44/settings.xml"/>
  <manifest:file-entry manifest:media-type="application/vnd.oasis.opendocument.formula" manifest:full-path="ObjBFFFDE44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full-path="Object 90/"/>
  <manifest:file-entry manifest:media-type="text/xml" manifest:full-path="ObjBFFFD192/content.xml"/>
  <manifest:file-entry manifest:media-type="text/xml" manifest:full-path="ObjBFFFD192/settings.xml"/>
  <manifest:file-entry manifest:media-type="application/vnd.oasis.opendocument.formula" manifest:full-path="ObjBFFFD19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full-path="Object 91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full-path="Object 92/"/>
  <manifest:file-entry manifest:media-type="text/xml" manifest:full-path="ObjBFFFD194/content.xml"/>
  <manifest:file-entry manifest:media-type="text/xml" manifest:full-path="ObjBFFFD194/settings.xml"/>
  <manifest:file-entry manifest:media-type="application/vnd.oasis.opendocument.formula" manifest:full-path="ObjBFFFD194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full-path="Object 93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full-path="Object 94/"/>
  <manifest:file-entry manifest:media-type="text/xml" manifest:full-path="ObjBFFFD196/content.xml"/>
  <manifest:file-entry manifest:media-type="text/xml" manifest:full-path="ObjBFFFD196/settings.xml"/>
  <manifest:file-entry manifest:media-type="application/vnd.oasis.opendocument.formula" manifest:full-path="ObjBFFFD196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full-path="Object 95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full-path="Object 96/"/>
  <manifest:file-entry manifest:media-type="text/xml" manifest:full-path="ObjBFFFD198/content.xml"/>
  <manifest:file-entry manifest:media-type="text/xml" manifest:full-path="ObjBFFFD198/settings.xml"/>
  <manifest:file-entry manifest:media-type="application/vnd.oasis.opendocument.formula" manifest:full-path="ObjBFFFD198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full-path="Object 97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full-path="Object 98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full-path="Object 99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BFFFD19A/content.xml"/>
  <manifest:file-entry manifest:media-type="text/xml" manifest:full-path="ObjBFFFD19A/settings.xml"/>
  <manifest:file-entry manifest:media-type="application/vnd.oasis.opendocument.formula" manifest:full-path="ObjBFFFD19A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text/xml" manifest:full-path="ObjBFFFD19C/content.xml"/>
  <manifest:file-entry manifest:media-type="text/xml" manifest:full-path="ObjBFFFD19C/settings.xml"/>
  <manifest:file-entry manifest:media-type="application/vnd.oasis.opendocument.formula" manifest:full-path="ObjBFFFD19C/"/>
  <manifest:file-entry manifest:media-type="text/xml" manifest:full-path="ObjBFFFD19E/content.xml"/>
  <manifest:file-entry manifest:media-type="text/xml" manifest:full-path="ObjBFFFD19E/settings.xml"/>
  <manifest:file-entry manifest:media-type="application/vnd.oasis.opendocument.formula" manifest:full-path="ObjBFFFD19E/"/>
  <manifest:file-entry manifest:media-type="text/xml" manifest:full-path="Obj00DFF394/content.xml"/>
  <manifest:file-entry manifest:media-type="text/xml" manifest:full-path="Obj00DFF394/settings.xml"/>
  <manifest:file-entry manifest:media-type="application/vnd.oasis.opendocument.formula" manifest:full-path="Obj00DFF394/"/>
  <manifest:file-entry manifest:media-type="application/binary" manifest:full-path="layout-cache"/>
  <manifest:file-entry manifest:media-type="application/x-openoffice-gdimetafile;windows_formatname=&quot;GDIMetaFile&quot;" manifest:full-path="ObjectReplacements/ObjBFFFDE41"/>
  <manifest:file-entry manifest:media-type="application/x-openoffice-gdimetafile;windows_formatname=&quot;GDIMetaFile&quot;" manifest:full-path="ObjectReplacements/ObjBFFFDE43"/>
  <manifest:file-entry manifest:media-type="application/x-openoffice-gdimetafile;windows_formatname=&quot;GDIMetaFile&quot;" manifest:full-path="ObjectReplacements/ObjBFFFDE44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BFFFD192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BFFFD194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BFFFD196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BFFFD198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BFFFD19A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BFFFD19C"/>
  <manifest:file-entry manifest:media-type="application/x-openoffice-gdimetafile;windows_formatname=&quot;GDIMetaFile&quot;" manifest:full-path="ObjectReplacements/ObjBFFFD19E"/>
  <manifest:file-entry manifest:media-type="application/x-openoffice-gdimetafile;windows_formatname=&quot;GDIMetaFile&quot;" manifest:full-path="ObjectReplacements/Obj00DFF394"/>
  <manifest:file-entry manifest:media-type="application/x-openoffice-gdimetafile;windows_formatname=&quot;GDIMetaFile&quot;" manifest:full-path="ObjectReplacements/Obj00DFF00E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BFFFD1A0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BFFFD1A2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BFFFD1A4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00DFEFEE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00DFF00E/content.xml"/>
  <manifest:file-entry manifest:media-type="text/xml" manifest:full-path="Obj00DFF00E/settings.xml"/>
  <manifest:file-entry manifest:media-type="application/vnd.oasis.opendocument.formula" manifest:full-path="Obj00DFF00E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full-path="Object 59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full-path="Object 100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full-path="Object 101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full-path="Object 10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full-path="Object 103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full-path="Object 104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full-path="Object 105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full-path="Object 106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full-path="Object 107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full-path="Object 108/"/>
  <manifest:file-entry manifest:media-type="text/xml" manifest:full-path="Object 109/content.xml"/>
  <manifest:file-entry manifest:media-type="text/xml" manifest:full-path="Object 109/settings.xml"/>
  <manifest:file-entry manifest:media-type="application/vnd.oasis.opendocument.formula" manifest:full-path="Object 109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full-path="Object 61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full-path="Object 6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full-path="Object 6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full-path="Object 67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full-path="Object 68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full-path="Object 69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full-path="Object 110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full-path="Object 111/"/>
  <manifest:file-entry manifest:media-type="text/xml" manifest:full-path="ObjBFFFD1A0/content.xml"/>
  <manifest:file-entry manifest:media-type="text/xml" manifest:full-path="ObjBFFFD1A0/settings.xml"/>
  <manifest:file-entry manifest:media-type="application/vnd.oasis.opendocument.formula" manifest:full-path="ObjBFFFD1A0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full-path="Object 11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full-path="Object 113/"/>
  <manifest:file-entry manifest:media-type="text/xml" manifest:full-path="ObjBFFFD1A2/content.xml"/>
  <manifest:file-entry manifest:media-type="text/xml" manifest:full-path="ObjBFFFD1A2/settings.xml"/>
  <manifest:file-entry manifest:media-type="application/vnd.oasis.opendocument.formula" manifest:full-path="ObjBFFFD1A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full-path="Object 114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full-path="Object 115/"/>
  <manifest:file-entry manifest:media-type="text/xml" manifest:full-path="ObjBFFFD1A4/content.xml"/>
  <manifest:file-entry manifest:media-type="text/xml" manifest:full-path="ObjBFFFD1A4/settings.xml"/>
  <manifest:file-entry manifest:media-type="application/vnd.oasis.opendocument.formula" manifest:full-path="ObjBFFFD1A4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full-path="Object 70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full-path="Object 71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full-path="Object 7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full-path="Object 73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full-path="Object 74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full-path="Object 75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full-path="Object 76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full-path="Object 77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full-path="Object 78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full-path="Object 79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full-path="Object 80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full-path="Object 81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full-path="Object 8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full-path="Object 83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full-path="Object 84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full-path="Object 85/"/>
  <manifest:file-entry manifest:media-type="" manifest:full-path="Thumbnails/thumbnail.png"/>
  <manifest:file-entry manifest:media-type="" manifest:full-path="Thumbnails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full-path="Object 86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full-path="Object 87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full-path="Object 88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00DFEFEE/content.xml"/>
  <manifest:file-entry manifest:media-type="text/xml" manifest:full-path="Obj00DFEFEE/settings.xml"/>
  <manifest:file-entry manifest:media-type="application/vnd.oasis.opendocument.formula" manifest:full-path="Obj00DFEFEE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full-path="Object 89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VariableFactorsTable" style:family="table">
      <style:table-properties style:width="23.319cm" table:align="left"/>
    </style:style>
    <style:style style:name="VariableFactorsTable.A" style:family="table-column">
      <style:table-column-properties style:column-width="5.521cm"/>
    </style:style>
    <style:style style:name="VariableFactorsTable.C" style:family="table-column">
      <style:table-column-properties style:column-width="6.752cm"/>
    </style:style>
    <style:style style:name="VariableFactorsTable.D" style:family="table-column">
      <style:table-column-properties style:column-width="5.525cm"/>
    </style:style>
    <style:style style:name="VariableFactorsTabl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ariableFactorsTable.D1" style:family="table-cell">
      <style:table-cell-properties fo:padding="0.097cm" fo:border="0.002cm solid #000000"/>
    </style:style>
    <style:style style:name="VariableFactorsTable.A2" style:family="table-cell">
      <style:table-cell-properties fo:padding="0.097cm" fo:border-left="0.002cm solid #000000" fo:border-right="none" fo:border-top="none" fo:border-bottom="0.002cm solid #000000"/>
    </style:style>
    <style:style style:name="VariableFactorsTable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text-properties style:font-name="Trebuchet MS" fo:font-weight="normal" style:letter-kerning="true" style:font-weight-asian="normal" style:font-weight-complex="normal"/>
    </style:style>
    <style:style style:name="P3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/>
    </style:style>
    <style:style style:name="P4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 fo:font-weight="bold" style:font-weight-asian="bold" style:font-weight-complex="bold"/>
    </style:style>
    <style:style style:name="P5" style:family="paragraph" style:parent-style-name="Standard">
      <style:text-properties style:font-name="Trebuchet MS" style:text-underline-style="none"/>
    </style:style>
    <style:style style:name="P6" style:family="paragraph" style:parent-style-name="Standard">
      <style:text-properties style:font-name="Trebuchet MS" fo:font-style="normal" style:text-underline-style="none" style:font-style-asian="normal" style:font-style-complex="normal"/>
    </style:style>
    <style:style style:name="P7" style:family="paragraph" style:parent-style-name="Standard">
      <style:text-properties style:font-name="Trebuchet MS" fo:font-style="normal" style:letter-kerning="true" style:font-style-asian="normal" style:font-style-complex="normal"/>
    </style:style>
    <style:style style:name="P8" style:family="paragraph" style:parent-style-name="Standard">
      <style:text-properties style:text-position="0% 100%" style:font-name="Trebuchet MS"/>
    </style:style>
    <style:style style:name="P9" style:family="paragraph" style:parent-style-name="Standard">
      <style:text-properties style:text-position="0% 100%" style:font-name="Trebuchet MS"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page"/>
      <style:text-properties style:text-position="0% 100%" style:font-name="Trebuchet MS"/>
    </style:style>
    <style:style style:name="P15" style:family="paragraph" style:parent-style-name="Standard">
      <style:paragraph-properties fo:break-before="page"/>
      <style:text-properties style:font-name="Trebuchet MS"/>
    </style:style>
    <style:style style:name="P16" style:family="paragraph" style:parent-style-name="ATitle">
      <style:paragraph-properties fo:break-before="page"/>
    </style:style>
    <style:style style:name="P17" style:family="paragraph" style:parent-style-name="Standard">
      <style:paragraph-properties fo:break-before="column"/>
    </style:style>
    <style:style style:name="P18" style:family="paragraph" style:parent-style-name="Standard" style:list-style-name="L1">
      <style:text-properties style:text-position="0% 100%" style:font-name="Trebuchet MS"/>
    </style:style>
    <style:style style:name="P19" style:family="paragraph" style:parent-style-name="Standard" style:list-style-name="L1">
      <style:text-properties style:text-position="0% 100%" style:font-name="Trebuchet MS"/>
    </style:style>
    <style:style style:name="P20" style:family="paragraph" style:parent-style-name="Standard" style:list-style-name="L1">
      <style:text-properties style:text-position="0% 100%" style:font-name="Trebuchet MS"/>
    </style:style>
    <style:style style:name="P21" style:family="paragraph" style:parent-style-name="Standard">
      <style:text-properties style:font-name="Trebuchet MS"/>
    </style:style>
    <style:style style:name="P22" style:family="paragraph" style:parent-style-name="Standard">
      <style:paragraph-properties fo:break-before="page"/>
      <style:text-properties style:font-name="Trebuchet MS"/>
    </style:style>
    <style:style style:name="P23" style:family="paragraph" style:parent-style-name="Text_20_body">
      <style:text-properties style:font-name="Courier New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b 58%"/>
    </style:style>
    <style:style style:name="T4" style:family="text">
      <style:text-properties fo:font-weight="bold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letter-kerning="true"/>
    </style:style>
    <style:style style:name="T11" style:family="text">
      <style:text-properties style:text-underline-style="none"/>
    </style:style>
    <style:style style:name="T12" style:family="text">
      <style:text-properties style:font-name="Trebuchet MS"/>
    </style:style>
    <style:style style:name="T13" style:family="text">
      <style:text-properties style:font-name="Trebuchet MS" fo:font-style="italic" style:font-style-asian="italic" style:font-style-complex="italic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fo:margin-top="0.199cm" fo:margin-bottom="0.199cm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elly Criterion.</text:p>
      <text:p text:style-name="P2">v-to-1 odds, bet f (between 0 and 1) fraction of B, your bankroll.</text:p>
      <text:p text:style-name="P2">Optimal bet is?</text:p>
      <text:p text:style-name="P2">Guess 1. <text:s/>Start with B</text:p>
      <text:p text:style-name="P1"><text:span text:style-name="T1">Earn</text:span><text:span text:style-name="T1"><draw:frame draw:style-name="fr1" draw:name="Object1" text:anchor-type="as-char" svg:width="4.932cm" svg:height="0.614cm" draw:z-index="0"><draw:object xlink:href="./ObjBFFFDE41" xlink:type="simple" xlink:show="embed" xlink:actuate="onLoad"/><draw:image xlink:href="./ObjectReplacements/ObjBFFFDE41" xlink:type="simple" xlink:show="embed" xlink:actuate="onLoad"/></draw:frame></text:span><text:span text:style-name="T1">after (wins+losses+ties = n) games.</text:span></text:p>
      <text:p text:style-name="P2">Root to get optimal per-game bet. Since the amount you win on a split is independent of f, differentiate to maximize w.r.t. F:<draw:frame draw:style-name="fr1" draw:name="Object2" text:anchor-type="as-char" svg:width="4.419cm" svg:height="0.563cm" draw:z-index="3"><draw:object xlink:href="./ObjBFFFDE43" xlink:type="simple" xlink:show="embed" xlink:actuate="onLoad"/><draw:image xlink:href="./ObjectReplacements/ObjBFFFDE43" xlink:type="simple" xlink:show="embed" xlink:actuate="onLoad"/></draw:frame>(logarithmically is easiest).</text:p>
      <text:p text:style-name="P2"/>
      <text:p text:style-name="P2"><draw:frame draw:style-name="fr1" draw:name="Object4" text:anchor-type="as-char" svg:width="5.821cm" svg:height="1.154cm" draw:z-index="4"><draw:object xlink:href="./ObjBFFFD192" xlink:type="simple" xlink:show="embed" xlink:actuate="onLoad"/><draw:image xlink:href="./ObjectReplacements/ObjBFFFD192" xlink:type="simple" xlink:show="embed" xlink:actuate="onLoad"/></draw:frame></text:p>
      <text:p text:style-name="P2"/>
      <text:p text:style-name="P2"><draw:frame draw:style-name="fr1" draw:name="Object5" text:anchor-type="as-char" svg:width="4.821cm" svg:height="1.064cm" draw:z-index="5"><draw:object xlink:href="./ObjBFFFD194" xlink:type="simple" xlink:show="embed" xlink:actuate="onLoad"/><draw:image xlink:href="./ObjectReplacements/ObjBFFFD194" xlink:type="simple" xlink:show="embed" xlink:actuate="onLoad"/></draw:frame></text:p>
      <text:p text:style-name="P2"/>
      <text:p text:style-name="P2"><draw:frame draw:style-name="fr1" draw:name="Object6" text:anchor-type="as-char" svg:width="4.987cm" svg:height="0.512cm" draw:z-index="6"><draw:object xlink:href="./ObjBFFFD196" xlink:type="simple" xlink:show="embed" xlink:actuate="onLoad"/><draw:image xlink:href="./ObjectReplacements/ObjBFFFD196" xlink:type="simple" xlink:show="embed" xlink:actuate="onLoad"/></draw:frame></text:p>
      <text:p text:style-name="P2"/>
      <text:p text:style-name="P2"><draw:frame draw:style-name="fr1" draw:name="Object7" text:anchor-type="as-char" svg:width="5.189cm" svg:height="0.489cm" draw:z-index="7"><draw:object xlink:href="./ObjBFFFD198" xlink:type="simple" xlink:show="embed" xlink:actuate="onLoad"/><draw:image xlink:href="./ObjectReplacements/ObjBFFFD198" xlink:type="simple" xlink:show="embed" xlink:actuate="onLoad"/></draw:frame></text:p>
      <text:p text:style-name="P2"/>
      <text:p text:style-name="P2"><draw:frame draw:style-name="fr1" draw:name="Object8" text:anchor-type="as-char" svg:width="5.502cm" svg:height="0.489cm" draw:z-index="8"><draw:object xlink:href="./ObjBFFFD19A" xlink:type="simple" xlink:show="embed" xlink:actuate="onLoad"/><draw:image xlink:href="./ObjectReplacements/ObjBFFFD19A" xlink:type="simple" xlink:show="embed" xlink:actuate="onLoad"/></draw:frame></text:p>
      <text:p text:style-name="P2"/>
      <text:p text:style-name="P2"><draw:frame draw:style-name="fr1" draw:name="Object9" text:anchor-type="as-char" svg:width="4.44cm" svg:height="1.025cm" draw:z-index="9"><draw:object xlink:href="./ObjBFFFD19C" xlink:type="simple" xlink:show="embed" xlink:actuate="onLoad"/><draw:image xlink:href="./ObjectReplacements/ObjBFFFD19C" xlink:type="simple" xlink:show="embed" xlink:actuate="onLoad"/></draw:frame></text:p>
      <text:p text:style-name="P2"/>
      <text:p text:style-name="P2"><draw:frame draw:style-name="fr1" draw:name="Object10" text:anchor-type="as-char" svg:width="4.44cm" svg:height="1.025cm" draw:z-index="10"><draw:object xlink:href="./ObjBFFFD19E" xlink:type="simple" xlink:show="embed" xlink:actuate="onLoad"/><draw:image xlink:href="./ObjectReplacements/ObjBFFFD19E" xlink:type="simple" xlink:show="embed" xlink:actuate="onLoad"/></draw:frame></text:p>
      <text:p text:style-name="P2"/>
      <text:p text:style-name="P2">If %p = %W and &amp;L = 1-%W then:</text:p>
      <text:p text:style-name="P2"><draw:frame draw:style-name="fr1" draw:name="Object3" text:anchor-type="as-char" svg:width="6.773cm" svg:height="1.05cm" draw:z-index="1"><draw:object xlink:href="./ObjBFFFDE44" xlink:type="simple" xlink:show="embed" xlink:actuate="onLoad"/><draw:image xlink:href="./ObjectReplacements/ObjBFFFDE44" xlink:type="simple" xlink:show="embed" xlink:actuate="onLoad"/></draw:frame></text:p>
      <text:p text:style-name="P2">should u=1/v be found: f_max = p(1+u)-u</text:p>
      <text:p text:style-name="P2"/>
      <text:p text:style-name="P2">HOWEVER, there might be splits right?</text:p>
      <text:p text:style-name="P2">We can ignore losses and say %W/%L = (wins/n)÷(losses/n) = wins/losses = %x. Now,</text:p>
      <text:p text:style-name="P2"><draw:frame draw:style-name="fr1" draw:name="Object11" text:anchor-type="as-char" svg:width="3.687cm" svg:height="1.025cm" draw:z-index="11"><draw:object xlink:href="./ObjBFFFD1A0" xlink:type="simple" xlink:show="embed" xlink:actuate="onLoad"/><draw:image xlink:href="./ObjectReplacements/ObjBFFFD1A0" xlink:type="simple" xlink:show="embed" xlink:actuate="onLoad"/></draw:frame></text:p>
      <text:p text:style-name="P2"/>
      <text:p text:style-name="P2"><draw:frame draw:style-name="fr1" draw:name="Object12" text:anchor-type="as-char" svg:width="2.803cm" svg:height="1.088cm" draw:z-index="59"><draw:object xlink:href="./ObjBFFFD1A2" xlink:type="simple" xlink:show="embed" xlink:actuate="onLoad"/><draw:image xlink:href="./ObjectReplacements/ObjBFFFD1A2" xlink:type="simple" xlink:show="embed" xlink:actuate="onLoad"/></draw:frame> and, should u=1/v be found:<draw:frame draw:style-name="fr1" draw:name="Object13" text:anchor-type="as-char" svg:width="2.385cm" svg:height="1.088cm" draw:z-index="73"><draw:object xlink:href="./ObjBFFFD1A4" xlink:type="simple" xlink:show="embed" xlink:actuate="onLoad"/><draw:image xlink:href="./ObjectReplacements/ObjBFFFD1A4" xlink:type="simple" xlink:show="embed" xlink:actuate="onLoad"/></draw:frame></text:p>
      <text:p text:style-name="P2"/>
      <text:p text:style-name="P2">Our turn.</text:p>
      <text:p text:style-name="P2">For e players,</text:p>
      <text:p text:style-name="P2"><draw:frame draw:style-name="fr1" draw:name="Object14" text:anchor-type="as-char" svg:width="11.509cm" svg:height="0.707cm" draw:z-index="82"><draw:object xlink:href="./Obj00DFEFEE" xlink:type="simple" xlink:show="embed" xlink:actuate="onLoad"/><draw:image xlink:href="./ObjectReplacements/Obj00DFEFEE" xlink:type="simple" xlink:show="embed" xlink:actuate="onLoad"/></draw:frame></text:p>
      <text:p text:style-name="P2"><draw:frame draw:style-name="fr1" draw:name="Object27" text:anchor-type="as-char" svg:width="13.882cm" svg:height="2.096cm" draw:z-index="83"><draw:object xlink:href="./Obj00DFF00E" xlink:type="simple" xlink:show="embed" xlink:actuate="onLoad"/><draw:image xlink:href="./ObjectReplacements/Obj00DFF00E" xlink:type="simple" xlink:show="embed" xlink:actuate="onLoad"/></draw:frame>product of chance to split with m people</text:p>
      <text:p text:style-name="P8">B<text:tab/><text:tab/>the money available TO BE BET, this does not include money already bet</text:p>
      <text:p text:style-name="P8">f<text:span text:style-name="T3">pot</text:span><text:tab/><text:tab/>the fraction of my bankroll available to be won, from the pot<text:line-break/><text:tab/><text:tab/><text:tab/>(dead from previous rounds and called bets)</text:p>
      <text:p text:style-name="P8">e<text:tab/><text:tab/>number of people that have already called plus the initial better, added to the potential future calls;<text:line-break/><text:tab/><text:tab/><text:tab/>also the number of people to BEAT.</text:p>
      <text:p text:style-name="P8">(f + f<text:span text:style-name="T3">d</text:span>)<text:tab/>the amount to bet. This is our input/independent variable function input</text:p>
      <text:p text:style-name="P8">losses<text:tab/><text:tab/>percent chance to lose against one hand</text:p>
      <text:p text:style-name="P8">splits<text:tab/><text:tab/>percent chance to split with one hand</text:p>
      <text:p text:style-name="P8">wins<text:tab/><text:tab/>percent change to win</text:p>
      <text:p text:style-name="P8"/>
      <text:p text:style-name="P8"/>
      <text:p text:style-name="P9">VARIABLE FACTOR:<text:span text:style-name="T2"> Wins should be the minimum? We adjust this value toward ultimate for bluffs then... PLEASE CONSIDER HOWEVER THAT WE CAN ACCOUNT FOR PEOPLE ONLY BETTING STRONGER HANDS BY MAINTAINING wins = </text:span><text:span text:style-name="Emphasis"><text:span text:style-name="T4">chance to win if EVERYBODY THAT IS ALIVE AT ALL</text:span></text:span><text:span text:style-name="T2"> is in the hand.</text:span></text:p>
      <text:p text:style-name="P8"/>
      <text:p text:style-name="P8">From the function, find the maximum gain bet (quadratic optimization) and the equal-to-folding bet after the max:<draw:frame draw:style-name="fr1" draw:name="Object15" text:anchor-type="as-char" svg:width="2.956cm" svg:height="0.607cm" draw:z-index="84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19" text:anchor-type="as-char" svg:width="3.498cm" svg:height="0.607cm" draw:z-index="85"><draw:object xlink:href="./Object 5" xlink:type="simple" xlink:show="embed" xlink:actuate="onLoad"/><draw:image xlink:href="./ObjectReplacements/Object 5" xlink:type="simple" xlink:show="embed" xlink:actuate="onLoad"/></draw:frame></text:p>
      <text:p text:style-name="P8">It is probably best to approximate the derivative for the root-finding via Newton's Method.</text:p>
      <text:p text:style-name="P8">Try the following, remembering that e* is a function of (f + f<text:span text:style-name="T3">d</text:span>) too!</text:p>
      <text:p text:style-name="P8"><draw:frame draw:style-name="fr1" draw:name="Object16" text:anchor-type="as-char" svg:width="15.723cm" svg:height="1.415cm" draw:z-index="87"><draw:object xlink:href="./Object 2" xlink:type="simple" xlink:show="embed" xlink:actuate="onLoad"/><draw:image xlink:href="./ObjectReplacements/Object 2" xlink:type="simple" xlink:show="embed" xlink:actuate="onLoad"/></draw:frame></text:p>
      <text:p text:style-name="P8"><draw:frame draw:style-name="fr1" draw:name="Object17" text:anchor-type="as-char" svg:width="16.979cm" svg:height="3.133cm" draw:z-index="88"><draw:object xlink:href="./Object 3" xlink:type="simple" xlink:show="embed" xlink:actuate="onLoad"/><draw:image xlink:href="./ObjectReplacements/Object 3" xlink:type="simple" xlink:show="embed" xlink:actuate="onLoad"/></draw:frame></text:p>
      <text:p text:style-name="P8"/>
      <text:p text:style-name="P8">Now for the tricks</text:p>
      <text:p text:style-name="P8"><draw:frame draw:style-name="fr1" draw:name="Object21" text:anchor-type="as-char" svg:width="5.419cm" svg:height="0.543cm" draw:z-index="90"><draw:object xlink:href="./Object 7" xlink:type="simple" xlink:show="embed" xlink:actuate="onLoad"/><draw:image xlink:href="./ObjectReplacements/Object 7" xlink:type="simple" xlink:show="embed" xlink:actuate="onLoad"/></draw:frame></text:p>
      <text:p text:style-name="P8"><draw:frame draw:style-name="fr1" draw:name="Object18" text:anchor-type="as-char" svg:width="4.189cm" svg:height="0.55cm" draw:z-index="91"><draw:object xlink:href="./Object 4" xlink:type="simple" xlink:show="embed" xlink:actuate="onLoad"/><draw:image xlink:href="./ObjectReplacements/Object 4" xlink:type="simple" xlink:show="embed" xlink:actuate="onLoad"/></draw:frame></text:p>
      <text:p text:style-name="P8"><draw:frame draw:style-name="fr1" draw:name="Object20" text:anchor-type="as-char" svg:width="15.432cm" svg:height="1.169cm" draw:z-index="92"><draw:object xlink:href="./Object 6" xlink:type="simple" xlink:show="embed" xlink:actuate="onLoad"/><draw:image xlink:href="./ObjectReplacements/Object 6" xlink:type="simple" xlink:show="embed" xlink:actuate="onLoad"/></draw:frame></text:p>
      <text:p text:style-name="P8">then Newton's Method is:</text:p>
      <text:p text:style-name="P8"><draw:frame draw:style-name="fr1" draw:name="Object22" text:anchor-type="as-char" svg:width="3.637cm" svg:height="1.092cm" draw:z-index="93"><draw:object xlink:href="./Object 8" xlink:type="simple" xlink:show="embed" xlink:actuate="onLoad"/><draw:image xlink:href="./ObjectReplacements/Object 8" xlink:type="simple" xlink:show="embed" xlink:actuate="onLoad"/></draw:frame>which requires evaluations of two distinct functions per iteration</text:p>
      <text:p text:style-name="P8">Use G(x) to track the eps_abs and x<text:span text:style-name="T3">n+1</text:span> to track eps_step, and we know we are restricting it to bet-width minimum steps.</text:p>
      <text:p text:style-name="P8">Alternatively,</text:p>
      <text:p text:style-name="P8"><draw:frame draw:style-name="fr1" draw:name="Object23" text:anchor-type="as-char" svg:width="19.521cm" svg:height="1.415cm" draw:z-index="94"><draw:object xlink:href="./Object 9" xlink:type="simple" xlink:show="embed" xlink:actuate="onLoad"/><draw:image xlink:href="./ObjectReplacements/Object 9" xlink:type="simple" xlink:show="embed" xlink:actuate="onLoad"/></draw:frame></text:p>
      <text:p text:style-name="P8"><draw:frame draw:style-name="fr1" draw:name="Object24" text:anchor-type="as-char" svg:width="18.664cm" svg:height="1.393cm" draw:z-index="95"><draw:object xlink:href="./Object 10" xlink:type="simple" xlink:show="embed" xlink:actuate="onLoad"/><draw:image xlink:href="./ObjectReplacements/Object 10" xlink:type="simple" xlink:show="embed" xlink:actuate="onLoad"/></draw:frame></text:p>
      <text:p text:style-name="P8"/>
      <text:p text:style-name="P8">Improving upon e* to make class ExactCall,</text:p>
      <text:p text:style-name="P8">Iterate through each active player</text:p>
      <text:list text:style-name="L1">
        <text:list-item>
          <text:p text:style-name="P18">Using pot odds find how likely each player is to call. Assume previous players have bet with their calculated percentages.</text:p>
        </text:list-item>
        <text:list-item>
          <text:p text:style-name="P18">Multiply to determine value in chips</text:p>
        </text:list-item>
        <text:list-item>
          <text:p text:style-name="P18">Add these chips to the pot for the next player</text:p>
        </text:list-item>
      </text:list>
      <text:p text:style-name="P8">Divide to determine fraction relative to MY bankroll.</text:p>
      <text:p text:style-name="P8"/>
      <text:p text:style-name="P8"/>
      <text:p text:style-name="P8">As for determining de*,<draw:frame draw:style-name="fr1" draw:name="Object51" text:anchor-type="as-char" svg:width="4.738cm" svg:height="1.028cm" draw:z-index="12"><draw:object xlink:href="./Object 35" xlink:type="simple" xlink:show="embed" xlink:actuate="onLoad"/><draw:image xlink:href="./ObjectReplacements/Object 35" xlink:type="simple" xlink:show="embed" xlink:actuate="onLoad"/></draw:frame></text:p>
      <text:p text:style-name="P8">Notice that if the bet DOES NOT put the first opponent all-in,</text:p>
      <text:p text:style-name="P8"><draw:frame draw:style-name="fr1" draw:name="Object50" text:anchor-type="as-char" svg:width="8.685cm" svg:height="1.284cm" draw:z-index="15"><draw:object xlink:href="./Object 34" xlink:type="simple" xlink:show="embed" xlink:actuate="onLoad"/><draw:image xlink:href="./ObjectReplacements/Object 34" xlink:type="simple" xlink:show="embed" xlink:actuate="onLoad"/></draw:frame></text:p>
      <text:p text:style-name="P8"><draw:frame draw:style-name="fr1" draw:name="Object56" text:anchor-type="as-char" svg:width="16.464cm" svg:height="1.374cm" draw:z-index="21"><draw:object xlink:href="./Object 40" xlink:type="simple" xlink:show="embed" xlink:actuate="onLoad"/><draw:image xlink:href="./ObjectReplacements/Object 40" xlink:type="simple" xlink:show="embed" xlink:actuate="onLoad"/></draw:frame></text:p>
      <text:p text:style-name="P8"/>
      <text:p text:style-name="Standard">Obviously if the first opponent is pushed all in, de* = 0.</text:p>
      <text:p text:style-name="P8">Now, when accounting for previous expected bets, try this:</text:p>
      <text:p text:style-name="P8"><draw:frame draw:style-name="fr1" draw:name="Object52" text:anchor-type="as-char" svg:width="9.139cm" svg:height="1.372cm" draw:z-index="30"><draw:object xlink:href="./Object 36" xlink:type="simple" xlink:show="embed" xlink:actuate="onLoad"/><draw:image xlink:href="./ObjectReplacements/Object 36" xlink:type="simple" xlink:show="embed" xlink:actuate="onLoad"/></draw:frame></text:p>
      <text:p text:style-name="P8"><draw:frame draw:style-name="fr1" draw:name="Object53" text:anchor-type="as-char" svg:width="20.553cm" svg:height="1.448cm" draw:z-index="31"><draw:object xlink:href="./Object 37" xlink:type="simple" xlink:show="embed" xlink:actuate="onLoad"/><draw:image xlink:href="./ObjectReplacements/Object 37" xlink:type="simple" xlink:show="embed" xlink:actuate="onLoad"/></draw:frame></text:p>
      <text:p text:style-name="P8">Simplifying,</text:p>
      <text:p text:style-name="P8"><draw:frame draw:style-name="fr1" draw:name="Object54" text:anchor-type="as-char" svg:width="11.873cm" svg:height="1.372cm" draw:z-index="32"><draw:object xlink:href="./Object 38" xlink:type="simple" xlink:show="embed" xlink:actuate="onLoad"/><draw:image xlink:href="./ObjectReplacements/Object 38" xlink:type="simple" xlink:show="embed" xlink:actuate="onLoad"/></draw:frame></text:p>
      <text:p text:style-name="P8"><draw:frame draw:style-name="fr1" draw:name="Object55" text:anchor-type="as-char" svg:width="17.736cm" svg:height="1.453cm" draw:z-index="34"><draw:object xlink:href="./Object 39" xlink:type="simple" xlink:show="embed" xlink:actuate="onLoad"/><draw:image xlink:href="./ObjectReplacements/Object 39" xlink:type="simple" xlink:show="embed" xlink:actuate="onLoad"/></draw:frame></text:p>
      <text:p text:style-name="Standard">Should we also define this function when betSize = 0?</text:p>
      <text:p text:style-name="Standard"/>
      <text:p text:style-name="P12">For fixed point iteration of operating point: ChanceOfBetter = Rank = pctWillCall(1 – mean)); Rarity = 1-Rank;</text:p>
      <text:p text:style-name="Standard"><draw:frame draw:style-name="fr1" draw:name="Object65" text:anchor-type="as-char" svg:width="20.578cm" svg:height="1.125cm" draw:z-index="37"><draw:object xlink:href="./Object 49" xlink:type="simple" xlink:show="embed" xlink:actuate="onLoad"/><draw:image xlink:href="./ObjectReplacements/Object 49" xlink:type="simple" xlink:show="embed" xlink:actuate="onLoad"/></draw:frame></text:p>
      <text:p text:style-name="Standard"><draw:frame draw:style-name="fr1" draw:name="Object66" text:anchor-type="as-char" svg:width="22.513cm" svg:height="1.125cm" draw:z-index="38"><draw:object xlink:href="./Object 50" xlink:type="simple" xlink:show="embed" xlink:actuate="onLoad"/><draw:image xlink:href="./ObjectReplacements/Object 50" xlink:type="simple" xlink:show="embed" xlink:actuate="onLoad"/></draw:frame></text:p>
      <text:p text:style-name="Standard"><draw:frame draw:style-name="fr1" draw:name="Object67" text:anchor-type="as-char" svg:width="16.432cm" svg:height="1.125cm" draw:z-index="39"><draw:object xlink:href="./Object 51" xlink:type="simple" xlink:show="embed" xlink:actuate="onLoad"/><draw:image xlink:href="./ObjectReplacements/Object 51" xlink:type="simple" xlink:show="embed" xlink:actuate="onLoad"/></draw:frame></text:p>
      <text:p text:style-name="Standard"><draw:frame draw:style-name="fr1" draw:name="Object125" text:anchor-type="as-char" svg:width="19.272cm" svg:height="0.669cm" draw:z-index="40"><draw:object xlink:href="./Object 109" xlink:type="simple" xlink:show="embed" xlink:actuate="onLoad"/><draw:image xlink:href="./ObjectReplacements/Object 109" xlink:type="simple" xlink:show="embed" xlink:actuate="onLoad"/></draw:frame></text:p>
      <text:p text:style-name="Standard">Simplifying,</text:p>
      <text:p text:style-name="Standard"><draw:frame draw:style-name="fr1" draw:name="Object68" text:anchor-type="as-char" svg:width="17.443cm" svg:height="1.974cm" draw:z-index="41"><draw:object xlink:href="./Object 52" xlink:type="simple" xlink:show="embed" xlink:actuate="onLoad"/><draw:image xlink:href="./ObjectReplacements/Object 52" xlink:type="simple" xlink:show="embed" xlink:actuate="onLoad"/></draw:frame>, i.e. <draw:frame draw:style-name="fr1" draw:name="Object83" text:anchor-type="as-char" svg:width="17.833cm" svg:height="1.81cm" draw:z-index="42"><draw:object xlink:href="./Object 67" xlink:type="simple" xlink:show="embed" xlink:actuate="onLoad"/><draw:image xlink:href="./ObjectReplacements/Object 67" xlink:type="simple" xlink:show="embed" xlink:actuate="onLoad"/></draw:frame></text:p>
      <text:p text:style-name="Standard"/>
      <text:p text:style-name="Standard">To find dw/dbetSize, abbreviate pctWillCall with p*</text:p>
      <text:p text:style-name="Standard"/>
      <text:p text:style-name="Standard"><draw:frame draw:style-name="fr1" draw:name="Object82" text:anchor-type="as-char" svg:width="22.901cm" svg:height="1.131cm" draw:z-index="43"><draw:object xlink:href="./Object 66" xlink:type="simple" xlink:show="embed" xlink:actuate="onLoad"/><draw:image xlink:href="./ObjectReplacements/Object 66" xlink:type="simple" xlink:show="embed" xlink:actuate="onLoad"/></draw:frame></text:p>
      <text:p text:style-name="Standard"><draw:frame draw:style-name="fr1" draw:name="Object69" text:anchor-type="as-char" svg:width="22.52cm" svg:height="1.453cm" draw:z-index="47"><draw:object xlink:href="./Object 53" xlink:type="simple" xlink:show="embed" xlink:actuate="onLoad"/><draw:image xlink:href="./ObjectReplacements/Object 53" xlink:type="simple" xlink:show="embed" xlink:actuate="onLoad"/></draw:frame></text:p>
      <text:p text:style-name="Standard"><draw:frame draw:style-name="fr1" draw:name="Object70" text:anchor-type="as-char" svg:width="22.671cm" svg:height="1.453cm" draw:z-index="48"><draw:object xlink:href="./Object 54" xlink:type="simple" xlink:show="embed" xlink:actuate="onLoad"/><draw:image xlink:href="./ObjectReplacements/Object 54" xlink:type="simple" xlink:show="embed" xlink:actuate="onLoad"/></draw:frame></text:p>
      <text:p text:style-name="Standard"><draw:frame draw:style-name="fr1" draw:name="Object71" text:anchor-type="as-char" svg:width="20.648cm" svg:height="1.39cm" draw:z-index="50"><draw:object xlink:href="./Object 55" xlink:type="simple" xlink:show="embed" xlink:actuate="onLoad"/><draw:image xlink:href="./ObjectReplacements/Object 55" xlink:type="simple" xlink:show="embed" xlink:actuate="onLoad"/></draw:frame></text:p>
      <text:p text:style-name="Standard"><draw:frame draw:style-name="fr1" draw:name="Object72" text:anchor-type="as-char" svg:width="17.475cm" svg:height="1.988cm" draw:z-index="52"><draw:object xlink:href="./Object 56" xlink:type="simple" xlink:show="embed" xlink:actuate="onLoad"/><draw:image xlink:href="./ObjectReplacements/Object 56" xlink:type="simple" xlink:show="embed" xlink:actuate="onLoad"/></draw:frame>, as a function of w</text:p>
      <text:p text:style-name="Standard">To double check, assume <draw:frame draw:style-name="fr1" draw:name="Object73" text:anchor-type="as-char" svg:width="4.27cm" svg:height="1.106cm" draw:z-index="57"><draw:object xlink:href="./Object 57" xlink:type="simple" xlink:show="embed" xlink:actuate="onLoad"/><draw:image xlink:href="./ObjectReplacements/Object 57" xlink:type="simple" xlink:show="embed" xlink:actuate="onLoad"/></draw:frame>is zero and that f(w) is w<text:span text:style-name="T6">n</text:span>.</text:p>
      <text:p text:style-name="Standard"/>
      <text:p text:style-name="Standard">Check that, <draw:frame draw:style-name="fr1" draw:name="Object74" text:anchor-type="as-char" svg:width="3.651cm" svg:height="1.141cm" draw:z-index="96"><draw:object xlink:href="./Object 58" xlink:type="simple" xlink:show="embed" xlink:actuate="onLoad"/><draw:image xlink:href="./ObjectReplacements/Object 58" xlink:type="simple" xlink:show="embed" xlink:actuate="onLoad"/></draw:frame></text:p>
      <text:p text:style-name="Standard"><draw:frame draw:style-name="fr1" draw:name="Object75" text:anchor-type="as-char" svg:width="18.969cm" svg:height="1.296cm" draw:z-index="14"><draw:object xlink:href="./Object 59" xlink:type="simple" xlink:show="embed" xlink:actuate="onLoad"/><draw:image xlink:href="./ObjectReplacements/Object 59" xlink:type="simple" xlink:show="embed" xlink:actuate="onLoad"/></draw:frame>,</text:p>
      <text:p text:style-name="Standard"><draw:frame draw:style-name="fr1" draw:name="Object79" text:anchor-type="as-char" svg:width="16.972cm" svg:height="1.161cm" draw:z-index="58"><draw:object xlink:href="./Object 63" xlink:type="simple" xlink:show="embed" xlink:actuate="onLoad"/><draw:image xlink:href="./ObjectReplacements/Object 63" xlink:type="simple" xlink:show="embed" xlink:actuate="onLoad"/></draw:frame></text:p>
      <text:p text:style-name="Standard"><draw:frame draw:style-name="fr1" draw:name="Object80" text:anchor-type="as-char" svg:width="13.102cm" svg:height="1.161cm" draw:z-index="70"><draw:object xlink:href="./Object 64" xlink:type="simple" xlink:show="embed" xlink:actuate="onLoad"/><draw:image xlink:href="./ObjectReplacements/Object 64" xlink:type="simple" xlink:show="embed" xlink:actuate="onLoad"/></draw:frame></text:p>
      <text:p text:style-name="Standard"><draw:frame draw:style-name="fr1" draw:name="Object81" text:anchor-type="as-char" svg:width="10.142cm" svg:height="1.109cm" draw:z-index="97"><draw:object xlink:href="./Object 65" xlink:type="simple" xlink:show="embed" xlink:actuate="onLoad"/><draw:image xlink:href="./ObjectReplacements/Object 65" xlink:type="simple" xlink:show="embed" xlink:actuate="onLoad"/></draw:frame></text:p>
      <text:p text:style-name="Standard"/>
      <text:p text:style-name="Standard">So,</text:p>
      <text:p text:style-name="Standard"><draw:frame draw:style-name="fr1" draw:name="Object76" text:anchor-type="as-char" svg:width="7.435cm" svg:height="1.212cm" draw:z-index="98"><draw:object xlink:href="./Object 60" xlink:type="simple" xlink:show="embed" xlink:actuate="onLoad"/><draw:image xlink:href="./ObjectReplacements/Object 60" xlink:type="simple" xlink:show="embed" xlink:actuate="onLoad"/></draw:frame></text:p>
      <text:p text:style-name="Standard"><draw:frame draw:style-name="fr1" draw:name="Object77" text:anchor-type="as-char" svg:width="14.958cm" svg:height="1.222cm" draw:z-index="103"><draw:object xlink:href="./Object 61" xlink:type="simple" xlink:show="embed" xlink:actuate="onLoad"/><draw:image xlink:href="./ObjectReplacements/Object 61" xlink:type="simple" xlink:show="embed" xlink:actuate="onLoad"/></draw:frame><draw:frame draw:style-name="fr1" draw:name="Object78" text:anchor-type="as-char" svg:width="8.25cm" svg:height="1.164cm" draw:z-index="104"><draw:object xlink:href="./Object 62" xlink:type="simple" xlink:show="embed" xlink:actuate="onLoad"/><draw:image xlink:href="./ObjectReplacements/Object 62" xlink:type="simple" xlink:show="embed" xlink:actuate="onLoad"/></draw:frame></text:p>
      <text:p text:style-name="Standard">YES!</text:p>
      <text:p text:style-name="Standard"/>
      <text:p text:style-name="Standard"/>
      <text:p text:style-name="Standard">Okay, one thing. w might be zero. What then, is <text:s/>dw/dbetSize?</text:p>
      <text:p text:style-name="Standard"><draw:frame draw:style-name="fr1" draw:name="Object118" text:anchor-type="as-char" svg:width="10.633cm" svg:height="1.931cm" draw:z-index="105"><draw:object xlink:href="./Object 102" xlink:type="simple" xlink:show="embed" xlink:actuate="onLoad"/><draw:image xlink:href="./ObjectReplacements/Object 102" xlink:type="simple" xlink:show="embed" xlink:actuate="onLoad"/></draw:frame></text:p>
      <text:p text:style-name="Standard">f(0) = 0, f''(0) = 0, f''(0) = 0</text:p>
      <text:p text:style-name="Standard"/>
      <text:p text:style-name="Standard">0/0 you gotta take the limit. L'Hopital's rule? Doesn't seem convenient enough. I'll approximate a limit.</text:p>
      <text:p text:style-name="Standard">try:</text:p>
      <text:p text:style-name="Standard"/>
      <text:p text:style-name="P12">We may have to switch to geometric (and full foldgain):</text:p>
      <text:p text:style-name="Standard"><draw:frame draw:style-name="fr2" draw:name="Object84" text:anchor-type="as-char" svg:y="-0.711cm" svg:width="10.587cm" svg:height="1.291cm" draw:z-index="33"><draw:object xlink:href="./Object 68" xlink:type="simple" xlink:show="embed" xlink:actuate="onLoad"/><draw:image xlink:href="./ObjectReplacements/Object 68" xlink:type="simple" xlink:show="embed" xlink:actuate="onLoad"/></draw:frame></text:p>
      <text:p text:style-name="Standard"><draw:frame draw:style-name="fr1" draw:name="Object85" text:anchor-type="as-char" svg:width="13.552cm" svg:height="1.215cm" draw:z-index="35"><draw:object xlink:href="./Object 69" xlink:type="simple" xlink:show="embed" xlink:actuate="onLoad"/><draw:image xlink:href="./ObjectReplacements/Object 69" xlink:type="simple" xlink:show="embed" xlink:actuate="onLoad"/></draw:frame></text:p>
      <text:p text:style-name="Standard"><draw:frame draw:style-name="fr1" draw:name="Object86" text:anchor-type="as-char" svg:width="12.922cm" svg:height="1.215cm" draw:z-index="49"><draw:object xlink:href="./Object 70" xlink:type="simple" xlink:show="embed" xlink:actuate="onLoad"/><draw:image xlink:href="./ObjectReplacements/Object 70" xlink:type="simple" xlink:show="embed" xlink:actuate="onLoad"/></draw:frame></text:p>
      <text:p text:style-name="Standard"><draw:frame draw:style-name="fr1" draw:name="Object87" text:anchor-type="as-char" svg:width="7.676cm" svg:height="1.632cm" draw:z-index="51"><draw:object xlink:href="./Object 71" xlink:type="simple" xlink:show="embed" xlink:actuate="onLoad"/><draw:image xlink:href="./ObjectReplacements/Object 71" xlink:type="simple" xlink:show="embed" xlink:actuate="onLoad"/></draw:frame></text:p>
      <text:p text:style-name="Standard"><draw:frame draw:style-name="fr1" draw:name="Object88" text:anchor-type="as-char" svg:width="8.435cm" svg:height="1.965cm" draw:z-index="54"><draw:object xlink:href="./Object 72" xlink:type="simple" xlink:show="embed" xlink:actuate="onLoad"/><draw:image xlink:href="./ObjectReplacements/Object 72" xlink:type="simple" xlink:show="embed" xlink:actuate="onLoad"/></draw:frame>, <draw:frame draw:style-name="fr1" draw:name="Object89" text:anchor-type="as-char" svg:width="8.814cm" svg:height="1.859cm" draw:z-index="55"><draw:object xlink:href="./Object 73" xlink:type="simple" xlink:show="embed" xlink:actuate="onLoad"/><draw:image xlink:href="./ObjectReplacements/Object 73" xlink:type="simple" xlink:show="embed" xlink:actuate="onLoad"/></draw:frame></text:p>
      <text:p text:style-name="Standard">To find dw/dbetSize,</text:p>
      <text:p text:style-name="Standard"><draw:frame draw:style-name="fr1" draw:name="Object90" text:anchor-type="as-char" svg:width="11.074cm" svg:height="1.215cm" draw:z-index="56"><draw:object xlink:href="./Object 74" xlink:type="simple" xlink:show="embed" xlink:actuate="onLoad"/><draw:image xlink:href="./ObjectReplacements/Object 74" xlink:type="simple" xlink:show="embed" xlink:actuate="onLoad"/></draw:frame></text:p>
      <text:p text:style-name="Standard"><draw:frame draw:style-name="fr1" draw:name="Object91" text:anchor-type="as-char" svg:width="14.026cm" svg:height="1.279cm" draw:z-index="61"><draw:object xlink:href="./Object 75" xlink:type="simple" xlink:show="embed" xlink:actuate="onLoad"/><draw:image xlink:href="./ObjectReplacements/Object 75" xlink:type="simple" xlink:show="embed" xlink:actuate="onLoad"/></draw:frame></text:p>
      <text:p text:style-name="Standard"><draw:frame draw:style-name="fr1" draw:name="Object92" text:anchor-type="as-char" svg:width="18.613cm" svg:height="1.353cm" draw:z-index="62"><draw:object xlink:href="./Object 76" xlink:type="simple" xlink:show="embed" xlink:actuate="onLoad"/><draw:image xlink:href="./ObjectReplacements/Object 76" xlink:type="simple" xlink:show="embed" xlink:actuate="onLoad"/></draw:frame></text:p>
      <text:p text:style-name="Standard"><draw:frame draw:style-name="fr1" draw:name="Object93" text:anchor-type="as-char" svg:width="14.575cm" svg:height="1.353cm" draw:z-index="63"><draw:object xlink:href="./Object 77" xlink:type="simple" xlink:show="embed" xlink:actuate="onLoad"/><draw:image xlink:href="./ObjectReplacements/Object 77" xlink:type="simple" xlink:show="embed" xlink:actuate="onLoad"/></draw:frame></text:p>
      <text:p text:style-name="Standard">To differentiate l.h.s. we let <draw:frame draw:style-name="fr1" draw:name="Object95" text:anchor-type="as-char" svg:width="11.989cm" svg:height="1.162cm" draw:z-index="64"><draw:object xlink:href="./Object 79" xlink:type="simple" xlink:show="embed" xlink:actuate="onLoad"/><draw:image xlink:href="./ObjectReplacements/Object 79" xlink:type="simple" xlink:show="embed" xlink:actuate="onLoad"/></draw:frame></text:p>
      <text:p text:style-name="Standard">Now, first: Let <draw:frame draw:style-name="fr1" draw:name="Object94" text:anchor-type="as-char" svg:width="3.627cm" svg:height="1.201cm" draw:z-index="65"><draw:object xlink:href="./Object 78" xlink:type="simple" xlink:show="embed" xlink:actuate="onLoad"/><draw:image xlink:href="./ObjectReplacements/Object 78" xlink:type="simple" xlink:show="embed" xlink:actuate="onLoad"/></draw:frame></text:p>
      <text:p text:style-name="Standard"><draw:frame draw:style-name="fr1" draw:name="Object96" text:anchor-type="as-char" svg:width="5.265cm" svg:height="1.134cm" draw:z-index="66"><draw:object xlink:href="./Object 80" xlink:type="simple" xlink:show="embed" xlink:actuate="onLoad"/><draw:image xlink:href="./ObjectReplacements/Object 80" xlink:type="simple" xlink:show="embed" xlink:actuate="onLoad"/></draw:frame></text:p>
      <text:p text:style-name="Standard"><draw:frame draw:style-name="fr1" draw:name="Object97" text:anchor-type="as-char" svg:width="8.474cm" svg:height="1.245cm" draw:z-index="19"><draw:object xlink:href="./Object 81" xlink:type="simple" xlink:show="embed" xlink:actuate="onLoad"/><draw:image xlink:href="./ObjectReplacements/Object 81" xlink:type="simple" xlink:show="embed" xlink:actuate="onLoad"/></draw:frame></text:p>
      <text:p text:style-name="Standard"><draw:frame draw:style-name="fr1" draw:name="Object98" text:anchor-type="as-char" svg:width="18.667cm" svg:height="1.402cm" draw:z-index="67"><draw:object xlink:href="./Object 82" xlink:type="simple" xlink:show="embed" xlink:actuate="onLoad"/><draw:image xlink:href="./ObjectReplacements/Object 82" xlink:type="simple" xlink:show="embed" xlink:actuate="onLoad"/></draw:frame></text:p>
      <text:p text:style-name="Standard"><draw:frame draw:style-name="fr1" draw:name="Object99" text:anchor-type="as-char" svg:width="15.953cm" svg:height="1.305cm" draw:z-index="68"><draw:object xlink:href="./Object 83" xlink:type="simple" xlink:show="embed" xlink:actuate="onLoad"/><draw:image xlink:href="./ObjectReplacements/Object 83" xlink:type="simple" xlink:show="embed" xlink:actuate="onLoad"/></draw:frame></text:p>
      <text:p text:style-name="Standard"><draw:frame draw:style-name="fr1" draw:name="Object100" text:anchor-type="as-char" svg:width="15.496cm" svg:height="1.305cm" draw:z-index="69"><draw:object xlink:href="./Object 84" xlink:type="simple" xlink:show="embed" xlink:actuate="onLoad"/><draw:image xlink:href="./ObjectReplacements/Object 84" xlink:type="simple" xlink:show="embed" xlink:actuate="onLoad"/></draw:frame></text:p>
      <text:p text:style-name="Standard"><draw:frame draw:style-name="fr1" draw:name="Object101" text:anchor-type="as-char" svg:width="15.071cm" svg:height="1.309cm" draw:z-index="71"><draw:object xlink:href="./Object 85" xlink:type="simple" xlink:show="embed" xlink:actuate="onLoad"/><draw:image xlink:href="./ObjectReplacements/Object 85" xlink:type="simple" xlink:show="embed" xlink:actuate="onLoad"/></draw:frame></text:p>
      <text:p text:style-name="Standard"><draw:frame draw:style-name="fr1" draw:name="Object104" text:anchor-type="as-char" svg:width="15.071cm" svg:height="1.309cm" draw:z-index="72"><draw:object xlink:href="./Object 88" xlink:type="simple" xlink:show="embed" xlink:actuate="onLoad"/><draw:image xlink:href="./ObjectReplacements/Object 88" xlink:type="simple" xlink:show="embed" xlink:actuate="onLoad"/></draw:frame></text:p>
      <text:p text:style-name="Standard"><draw:frame draw:style-name="fr1" draw:name="Object105" text:anchor-type="as-char" svg:width="15.977cm" svg:height="1.305cm" draw:z-index="74"><draw:object xlink:href="./Object 89" xlink:type="simple" xlink:show="embed" xlink:actuate="onLoad"/><draw:image xlink:href="./ObjectReplacements/Object 89" xlink:type="simple" xlink:show="embed" xlink:actuate="onLoad"/></draw:frame></text:p>
      <text:p text:style-name="Standard"><draw:frame draw:style-name="fr1" draw:name="Object106" text:anchor-type="as-char" svg:width="6.237cm" svg:height="1.028cm" draw:z-index="75"><draw:object xlink:href="./Object 90" xlink:type="simple" xlink:show="embed" xlink:actuate="onLoad"/><draw:image xlink:href="./ObjectReplacements/Object 90" xlink:type="simple" xlink:show="embed" xlink:actuate="onLoad"/></draw:frame> Where f' is df/dbetSize and f(x) = w<text:span text:style-name="T6">n</text:span></text:p>
      <text:p text:style-name="Standard">Then,</text:p>
      <text:p text:style-name="Standard"><draw:frame draw:style-name="fr1" draw:name="Object102" text:anchor-type="as-char" svg:width="6.216cm" svg:height="1.101cm" draw:z-index="76"><draw:object xlink:href="./Object 86" xlink:type="simple" xlink:show="embed" xlink:actuate="onLoad"/><draw:image xlink:href="./ObjectReplacements/Object 86" xlink:type="simple" xlink:show="embed" xlink:actuate="onLoad"/></draw:frame></text:p>
      <text:p text:style-name="Standard"><draw:frame draw:style-name="fr1" draw:name="Object103" text:anchor-type="as-char" svg:width="12.679cm" svg:height="1.101cm" draw:z-index="99"><draw:object xlink:href="./Object 87" xlink:type="simple" xlink:show="embed" xlink:actuate="onLoad"/><draw:image xlink:href="./ObjectReplacements/Object 87" xlink:type="simple" xlink:show="embed" xlink:actuate="onLoad"/></draw:frame></text:p>
      <text:p text:style-name="Standard"><draw:frame draw:style-name="fr1" draw:name="Object107" text:anchor-type="as-char" svg:width="9.476cm" svg:height="1.102cm" draw:z-index="100"><draw:object xlink:href="./Object 91" xlink:type="simple" xlink:show="embed" xlink:actuate="onLoad"/><draw:image xlink:href="./ObjectReplacements/Object 91" xlink:type="simple" xlink:show="embed" xlink:actuate="onLoad"/></draw:frame></text:p>
      <text:p text:style-name="Standard"><draw:frame draw:style-name="fr1" draw:name="Object108" text:anchor-type="as-char" svg:width="11.367cm" svg:height="1.102cm" draw:z-index="101"><draw:object xlink:href="./Object 92" xlink:type="simple" xlink:show="embed" xlink:actuate="onLoad"/><draw:image xlink:href="./ObjectReplacements/Object 92" xlink:type="simple" xlink:show="embed" xlink:actuate="onLoad"/></draw:frame></text:p>
      <text:p text:style-name="Standard">So finally,</text:p>
      <text:p text:style-name="Standard"><draw:frame draw:style-name="fr1" draw:name="Object109" text:anchor-type="as-char" svg:width="8.791cm" svg:height="1.233cm" draw:z-index="106"><draw:object xlink:href="./Object 93" xlink:type="simple" xlink:show="embed" xlink:actuate="onLoad"/><draw:image xlink:href="./ObjectReplacements/Object 93" xlink:type="simple" xlink:show="embed" xlink:actuate="onLoad"/></draw:frame></text:p>
      <text:p text:style-name="Standard"><draw:frame draw:style-name="fr1" draw:name="Object111" text:anchor-type="as-char" svg:width="15.822cm" svg:height="1.266cm" draw:z-index="81"><draw:object xlink:href="./Object 95" xlink:type="simple" xlink:show="embed" xlink:actuate="onLoad"/><draw:image xlink:href="./ObjectReplacements/Object 95" xlink:type="simple" xlink:show="embed" xlink:actuate="onLoad"/></draw:frame></text:p>
      <text:p text:style-name="Standard"><draw:frame draw:style-name="fr1" draw:name="Object110" text:anchor-type="as-char" svg:width="14.355cm" svg:height="1.39cm" draw:z-index="86"><draw:object xlink:href="./Object 94" xlink:type="simple" xlink:show="embed" xlink:actuate="onLoad"/><draw:image xlink:href="./ObjectReplacements/Object 94" xlink:type="simple" xlink:show="embed" xlink:actuate="onLoad"/></draw:frame></text:p>
      <text:p text:style-name="Standard"><draw:frame draw:style-name="fr1" draw:name="Object112" text:anchor-type="as-char" svg:width="13.778cm" svg:height="1.39cm" draw:z-index="2"><draw:object xlink:href="./Object 96" xlink:type="simple" xlink:show="embed" xlink:actuate="onLoad"/><draw:image xlink:href="./ObjectReplacements/Object 96" xlink:type="simple" xlink:show="embed" xlink:actuate="onLoad"/></draw:frame></text:p>
      <text:p text:style-name="Standard"><draw:frame draw:style-name="fr2" draw:name="Object113" text:anchor-type="as-char" svg:y="-1.289cm" svg:width="10.059cm" svg:height="1.988cm" draw:z-index="77"><draw:object xlink:href="./Object 97" xlink:type="simple" xlink:show="embed" xlink:actuate="onLoad"/><draw:image xlink:href="./ObjectReplacements/Object 97" xlink:type="simple" xlink:show="embed" xlink:actuate="onLoad"/></draw:frame></text:p>
      <text:p text:style-name="Standard">note, if k=0 and f(w) is constant, then A=0?</text:p>
      <text:p text:style-name="Standard"><draw:frame draw:style-name="fr1" draw:name="Object124" text:anchor-type="as-char" svg:width="10.162cm" svg:height="1.155cm" draw:z-index="102"><draw:object xlink:href="./Object 108" xlink:type="simple" xlink:show="embed" xlink:actuate="onLoad"/><draw:image xlink:href="./ObjectReplacements/Object 108" xlink:type="simple" xlink:show="embed" xlink:actuate="onLoad"/></draw:frame></text:p>
      <text:p text:style-name="Standard"/>
      <text:p text:style-name="Standard"/>
      <text:p text:style-name="Standard"/>
      <text:p text:style-name="Standard">In order to program this, resort to Newton-Raphson:</text:p>
      <text:p text:style-name="Standard"><draw:frame draw:style-name="fr2" draw:name="Object114" text:anchor-type="as-char" svg:y="-0.711cm" svg:width="13.437cm" svg:height="1.106cm" draw:z-index="78"><draw:object xlink:href="./Object 98" xlink:type="simple" xlink:show="embed" xlink:actuate="onLoad"/><draw:image xlink:href="./ObjectReplacements/Object 98" xlink:type="simple" xlink:show="embed" xlink:actuate="onLoad"/></draw:frame></text:p>
      <text:p text:style-name="Standard"><draw:frame draw:style-name="fr2" draw:name="Object115" text:anchor-type="as-char" svg:y="-1.543cm" svg:width="12.993cm" svg:height="1.931cm" draw:z-index="79"><draw:object xlink:href="./Object 99" xlink:type="simple" xlink:show="embed" xlink:actuate="onLoad"/><draw:image xlink:href="./ObjectReplacements/Object 99" xlink:type="simple" xlink:show="embed" xlink:actuate="onLoad"/></draw:frame></text:p>
      <text:p text:style-name="Standard">Given betSize, p=0 is the breakeven point</text:p>
      <text:p text:style-name="Standard"><draw:frame draw:style-name="fr2" draw:name="Object116" text:anchor-type="as-char" svg:y="-0.711cm" svg:width="13.961cm" svg:height="1.231cm" draw:z-index="80"><draw:object xlink:href="./Object 100" xlink:type="simple" xlink:show="embed" xlink:actuate="onLoad"/><draw:image xlink:href="./ObjectReplacements/Object 100" xlink:type="simple" xlink:show="embed" xlink:actuate="onLoad"/></draw:frame></text:p>
      <text:p text:style-name="Standard"><draw:frame draw:style-name="fr2" draw:name="Object117" text:anchor-type="as-char" svg:y="-0.711cm" svg:width="18.766cm" svg:height="1.138cm" draw:z-index="89"><draw:object xlink:href="./Object 101" xlink:type="simple" xlink:show="embed" xlink:actuate="onLoad"/><draw:image xlink:href="./ObjectReplacements/Object 101" xlink:type="simple" xlink:show="embed" xlink:actuate="onLoad"/></draw:frame></text:p>
      <text:p text:style-name="Standard"/>
      <text:p text:style-name="P12">Okay. Here is a situation. Bluffing when valuable:</text:p>
      <text:p text:style-name="Standard"><draw:frame draw:style-name="fr1" draw:name="Object61" text:anchor-type="as-char" svg:width="4.96cm" svg:height="0.728cm" draw:z-index="16"><draw:object xlink:href="./Object 45" xlink:type="simple" xlink:show="embed" xlink:actuate="onLoad"/><draw:image xlink:href="./ObjectReplacements/Object 45" xlink:type="simple" xlink:show="embed" xlink:actuate="onLoad"/></draw:frame></text:p>
      <text:p text:style-name="Standard">What is df?</text:p>
      <text:p text:style-name="Standard"><draw:frame draw:style-name="fr1" draw:name="Object62" text:anchor-type="as-char" svg:width="8.927cm" svg:height="1.245cm" draw:z-index="17"><draw:object xlink:href="./Object 46" xlink:type="simple" xlink:show="embed" xlink:actuate="onLoad"/><draw:image xlink:href="./ObjectReplacements/Object 46" xlink:type="simple" xlink:show="embed" xlink:actuate="onLoad"/></draw:frame></text:p>
      <text:p text:style-name="Standard"/>
      <text:p text:style-name="Standard">Adding a third term,</text:p>
      <text:p text:style-name="Standard"><draw:frame draw:style-name="fr1" draw:name="Object119" text:anchor-type="as-char" svg:width="7.107cm" svg:height="0.728cm" draw:z-index="18"><draw:object xlink:href="./Object 103" xlink:type="simple" xlink:show="embed" xlink:actuate="onLoad"/><draw:image xlink:href="./ObjectReplacements/Object 103" xlink:type="simple" xlink:show="embed" xlink:actuate="onLoad"/></draw:frame></text:p>
      <text:p text:style-name="Standard"><draw:frame draw:style-name="fr1" draw:name="Object120" text:anchor-type="as-char" svg:width="5.583cm" svg:height="1.028cm" draw:z-index="20"><draw:object xlink:href="./Object 104" xlink:type="simple" xlink:show="embed" xlink:actuate="onLoad"/><draw:image xlink:href="./ObjectReplacements/Object 104" xlink:type="simple" xlink:show="embed" xlink:actuate="onLoad"/></draw:frame></text:p>
      <text:p text:style-name="Standard"><draw:frame draw:style-name="fr1" draw:name="Object121" text:anchor-type="as-char" svg:width="7.976cm" svg:height="1.461cm" draw:z-index="22"><draw:object xlink:href="./Object 105" xlink:type="simple" xlink:show="embed" xlink:actuate="onLoad"/><draw:image xlink:href="./ObjectReplacements/Object 105" xlink:type="simple" xlink:show="embed" xlink:actuate="onLoad"/></draw:frame></text:p>
      <text:p text:style-name="Standard"/>
      <text:p text:style-name="Standard">Now try simpler, algebraic model:</text:p>
      <text:p text:style-name="Standard"><draw:frame draw:style-name="fr1" draw:name="Object63" text:anchor-type="as-char" svg:width="6.78cm" svg:height="0.653cm" draw:z-index="29"><draw:object xlink:href="./Object 47" xlink:type="simple" xlink:show="embed" xlink:actuate="onLoad"/><draw:image xlink:href="./ObjectReplacements/Object 47" xlink:type="simple" xlink:show="embed" xlink:actuate="onLoad"/></draw:frame></text:p>
      <text:p text:style-name="Standard">What is df?</text:p>
      <text:p text:style-name="Standard"><draw:frame draw:style-name="fr1" draw:name="Object64" text:anchor-type="as-char" svg:width="8.236cm" svg:height="0.653cm" draw:z-index="36"><draw:object xlink:href="./Object 48" xlink:type="simple" xlink:show="embed" xlink:actuate="onLoad"/><draw:image xlink:href="./ObjectReplacements/Object 48" xlink:type="simple" xlink:show="embed" xlink:actuate="onLoad"/></draw:frame></text:p>
      <text:p text:style-name="Standard"/>
      <text:p text:style-name="Standard">(algebraic)</text:p>
      <text:p text:style-name="Standard"><draw:frame draw:style-name="fr1" draw:name="Object122" text:anchor-type="as-char" svg:width="3.731cm" svg:height="0.656cm" draw:z-index="44"><draw:object xlink:href="./Object 106" xlink:type="simple" xlink:show="embed" xlink:actuate="onLoad"/><draw:image xlink:href="./ObjectReplacements/Object 106" xlink:type="simple" xlink:show="embed" xlink:actuate="onLoad"/></draw:frame></text:p>
      <text:p text:style-name="Standard"><draw:frame draw:style-name="fr1" draw:name="Object123" text:anchor-type="as-char" svg:width="4.397cm" svg:height="1.028cm" draw:z-index="45"><draw:object xlink:href="./Object 107" xlink:type="simple" xlink:show="embed" xlink:actuate="onLoad"/><draw:image xlink:href="./ObjectReplacements/Object 107" xlink:type="simple" xlink:show="embed" xlink:actuate="onLoad"/></draw:frame></text:p>
      <text:p text:style-name="P16">Variable factors total</text:p>
      <text:p text:style-name="Standard"/>
      <text:p text:style-name="Standard">and scaling from minrange to optimalrange (always minrange, always optimalrange are also possibilities)</text:p>
      <table:table table:name="VariableFactorsTable" table:style-name="VariableFactorsTable">
        <table:table-column table:style-name="VariableFactorsTable.A" table:number-columns-repeated="2"/>
        <table:table-column table:style-name="VariableFactorsTable.C"/>
        <table:table-column table:style-name="VariableFactorsTable.D"/>
        <table:table-row>
          <table:table-cell table:style-name="VariableFactorsTable.A1" office:value-type="string">
            <text:p text:style-name="Table_20_Contents">MinRange = Passiveness</text:p>
          </table:table-cell>
          <table:table-cell table:style-name="VariableFactorsTable.A1" office:value-type="string">
            <text:p text:style-name="Table_20_Contents">OptimalRange = Agressiveness</text:p>
          </table:table-cell>
          <table:table-cell table:style-name="VariableFactorsTable.A1" office:value-type="string">
            <text:p text:style-name="Table_20_Contents">DynamicScaling = Passive - Aggressive</text:p>
          </table:table-cell>
          <table:table-cell table:style-name="VariableFactorsTable.D1" office:value-type="string">
            <text:p text:style-name="Table_20_Contents">FoldBet = Tight or Loose</text:p>
          </table:table-cell>
        </table:table-row>
        <table:table-row>
          <table:table-cell table:style-name="VariableFactorsTable.A2" office:value-type="string">
            <text:p text:style-name="Standard">Dragcalls vs. no dragcalls</text:p>
            <text:p text:style-name="Standard">ZeroCallD vs. ExactCallD</text:p>
            <text:p text:style-name="P10">ARITHMETIC<text:span text:style-name="T2"> vs </text:span>GEOMETRIC</text:p>
            <text:p text:style-name="Standard">Worst Odds vs. Mean Odds</text:p>
          </table:table-cell>
          <table:table-cell table:style-name="VariableFactorsTable.A2" office:value-type="string">
            <text:p text:style-name="Standard">Dragcalls vs. no dragcalls</text:p>
            <text:p text:style-name="Standard">ZeroCallD vs. ExactCallD</text:p>
            <text:p text:style-name="P10">ARITHMETIC<text:span text:style-name="T2"> vs </text:span>GEOMETRIC</text:p>
            <text:p text:style-name="Standard">Worst Odds vs. Mean Odds</text:p>
          </table:table-cell>
          <table:table-cell table:style-name="VariableFactorsTable.A2" office:value-type="string">
            <text:p text:style-name="Table_20_Contents">+Chance to Improve</text:p>
            <text:p text:style-name="Table_20_Contents">+Risk/Deviation/Volatility</text:p>
            <text:p text:style-name="Table_20_Contents">+Kurtosis/Skew</text:p>
          </table:table-cell>
          <table:table-cell table:style-name="VariableFactorsTable.D2" office:value-type="string">
            <text:p text:style-name="Standard">Dragcalls vs. no dragcalls</text:p>
            <text:p text:style-name="Standard">ZeroCallD vs. ExactCallD</text:p>
            <text:p text:style-name="Standard">Worst Odds vs. Mean Odds</text:p>
            <text:p text:style-name="P10">ARITHMETIC<text:span text:style-name="T2"> vs </text:span>GEOMETRIC</text:p>
          </table:table-cell>
        </table:table-row>
        <table:table-row>
          <table:table-cell table:style-name="VariableFactorsTable.A2" office:value-type="string">
            <text:p text:style-name="Standard">16</text:p>
          </table:table-cell>
          <table:table-cell table:style-name="VariableFactorsTable.A2" office:value-type="string">
            <text:p text:style-name="Standard">16</text:p>
          </table:table-cell>
          <table:table-cell table:style-name="VariableFactorsTable.A2" office:value-type="string">
            <text:p text:style-name="Table_20_Contents">*</text:p>
          </table:table-cell>
          <table:table-cell table:style-name="VariableFactorsTable.D2" office:value-type="string">
            <text:p text:style-name="Standard">16</text:p>
          </table:table-cell>
        </table:table-row>
        <table:table-row>
          <table:table-cell table:style-name="VariableFactorsTable.A2" office:value-type="string">
            <text:p text:style-name="Illustration">Worst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Round Number Scaling</text:p>
          </table:table-cell>
          <table:table-cell table:style-name="VariableFactorsTable.D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</table:table-row>
        <table:table-row>
          <table:table-cell table:style-name="VariableFactorsTable.A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Mean/Worst??</text:p>
            <text:p text:style-name="Illustration">Arithmet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??</text:p>
          </table:table-cell>
          <table:table-cell table:style-name="VariableFactorsTable.D2" office:value-type="string">
            <text:p text:style-name="Illustration">??</text:p>
          </table:table-cell>
        </table:table-row>
      </table:table>
      <text:p text:style-name="Standard"/>
      <text:p text:style-name="P17"/>
      <text:p text:style-name="P13">Pot committed stubbornness</text:p>
      <text:p text:style-name="P11"/>
      <text:p text:style-name="P11"><draw:frame draw:style-name="fr1" draw:name="Object25" text:anchor-type="as-char" svg:width="20.417cm" svg:height="0.704cm" draw:z-index="107"><draw:object xlink:href="./Object 11" xlink:type="simple" xlink:show="embed" xlink:actuate="onLoad"/><draw:image xlink:href="./ObjectReplacements/Object 11" xlink:type="simple" xlink:show="embed" xlink:actuate="onLoad"/></draw:frame></text:p>
      <text:p text:style-name="P11"/>
      <text:p text:style-name="P11"><draw:frame draw:style-name="fr1" draw:name="Object59" text:anchor-type="as-char" svg:width="23.694cm" svg:height="1.393cm" draw:z-index="108"><draw:object xlink:href="./Object 43" xlink:type="simple" xlink:show="embed" xlink:actuate="onLoad"/><draw:image xlink:href="./ObjectReplacements/Object 43" xlink:type="simple" xlink:show="embed" xlink:actuate="onLoad"/></draw:frame></text:p>
      <text:p text:style-name="P11"/>
      <text:p text:style-name="P11"/>
      <text:p text:style-name="P11"/>
      <text:p text:style-name="P11"><draw:frame draw:style-name="fr1" draw:name="Object58" text:anchor-type="as-char" svg:width="16.722cm" svg:height="2.096cm" draw:z-index="109"><draw:object xlink:href="./Object 42" xlink:type="simple" xlink:show="embed" xlink:actuate="onLoad"/><draw:image xlink:href="./ObjectReplacements/Object 42" xlink:type="simple" xlink:show="embed" xlink:actuate="onLoad"/></draw:frame></text:p>
      <text:p text:style-name="P11"/>
      <text:p text:style-name="P11"><draw:frame draw:style-name="fr1" draw:name="Object60" text:anchor-type="as-char" svg:width="20.989cm" svg:height="3.133cm" draw:z-index="110"><draw:object xlink:href="./Object 44" xlink:type="simple" xlink:show="embed" xlink:actuate="onLoad"/><draw:image xlink:href="./ObjectReplacements/Object 44" xlink:type="simple" xlink:show="embed" xlink:actuate="onLoad"/></draw:frame></text:p>
      <text:p text:style-name="P12">What about arithmetic gain models?</text:p>
      <text:p text:style-name="Standard"/>
      <text:p text:style-name="P2"/>
      <text:p text:style-name="P2"><draw:frame draw:style-name="fr1" draw:name="Object48" text:anchor-type="as-char" svg:width="18.44cm" svg:height="1.152cm" draw:z-index="46"><draw:object xlink:href="./Object 32" xlink:type="simple" xlink:show="embed" xlink:actuate="onLoad"/><draw:image xlink:href="./ObjectReplacements/Object 32" xlink:type="simple" xlink:show="embed" xlink:actuate="onLoad"/></draw:frame></text:p>
      <text:p text:style-name="P2"><draw:frame draw:style-name="fr1" draw:name="Object47" text:anchor-type="as-char" svg:width="15.752cm" svg:height="2.058cm" draw:z-index="53"><draw:object xlink:href="./Object 31" xlink:type="simple" xlink:show="embed" xlink:actuate="onLoad"/><draw:image xlink:href="./ObjectReplacements/Object 31" xlink:type="simple" xlink:show="embed" xlink:actuate="onLoad"/></draw:frame></text:p>
      <text:p text:style-name="P2"/>
      <text:p text:style-name="P2"><draw:frame draw:style-name="fr1" draw:name="Object49" text:anchor-type="as-char" svg:width="14.436cm" svg:height="1.148cm" draw:z-index="60"><draw:object xlink:href="./Object 33" xlink:type="simple" xlink:show="embed" xlink:actuate="onLoad"/><draw:image xlink:href="./ObjectReplacements/Object 33" xlink:type="simple" xlink:show="embed" xlink:actuate="onLoad"/></draw:frame></text:p>
      <text:p text:style-name="P2"><draw:frame draw:style-name="fr1" draw:name="Object57" text:anchor-type="as-char" svg:width="14.295cm" svg:height="2.058cm" draw:z-index="111"><draw:object xlink:href="./Object 41" xlink:type="simple" xlink:show="embed" xlink:actuate="onLoad"/><draw:image xlink:href="./ObjectReplacements/Object 41" xlink:type="simple" xlink:show="embed" xlink:actuate="onLoad"/></draw:frame></text:p>
      <text:p text:style-name="P14">We need to make the deterrent relative to something. Say, the call size c, or p/e or maybe (c+ p/e)...</text:p>
      <text:p text:style-name="P8">So</text:p>
      <text:p text:style-name="P8">Let d represent this constant.</text:p>
      <text:p text:style-name="P8">We will let v be the amount bet so far.</text:p>
      <text:p text:style-name="P8"/>
      <text:p text:style-name="P8">Then</text:p>
      <text:p text:style-name="P1"><text:span text:style-name="T7">the winnable factor of the utility function is (1 + p + v + (e*f – v)*d/(f+d)) = </text:span><text:span text:style-name="T7"><draw:frame draw:style-name="fr1" draw:name="Object37" text:anchor-type="as-char" svg:width="4.195cm" svg:height="1.042cm" draw:z-index="112"><draw:object xlink:href="./Obj00DFF394" xlink:type="simple" xlink:show="embed" xlink:actuate="onLoad"/><draw:image xlink:href="./ObjectReplacements/Obj00DFF394" xlink:type="simple" xlink:show="embed" xlink:actuate="onLoad"/></draw:frame></text:span></text:p>
      <text:p text:style-name="P1"/>
      <text:p text:style-name="P1"/>
      <text:p text:style-name="P15">Okay. What is your expected gain if you fold? It's not what we have now.</text:p>
      <text:p text:style-name="P23">(1 - (baseFraction+(bigBlindFraction+smallBlindFraction)*blindsPow)*handFreq);</text:p>
      <text:p text:style-name="P1"/>
      <text:p text:style-name="P1">Say, p% chance to win is the best hand in n hands. That means, <text:s/><draw:frame draw:style-name="fr1" draw:name="Object127" text:anchor-type="as-char" svg:width="1.713cm" svg:height="1.028cm" draw:z-index="126"><draw:object xlink:href="./Object 111" xlink:type="simple" xlink:show="embed" xlink:actuate="onLoad"/><draw:image xlink:href="./ObjectReplacements/Object 111" xlink:type="simple" xlink:show="embed" xlink:actuate="onLoad"/></draw:frame></text:p>
      <text:p text:style-name="P1">If you fold, you are expecting to improve your odds and win the bet made over <text:span text:style-name="T9">n</text:span> hands.</text:p>
      <text:p text:style-name="P1">In <text:span text:style-name="T9">n</text:span> identical chances, the best chance to win will be<draw:frame draw:style-name="fr1" draw:name="Object126" text:anchor-type="as-char" svg:width="1.716cm" svg:height="1.028cm" draw:z-index="125"><draw:object xlink:href="./Object 110" xlink:type="simple" xlink:show="embed" xlink:actuate="onLoad"/><draw:image xlink:href="./ObjectReplacements/Object 110" xlink:type="simple" xlink:show="embed" xlink:actuate="onLoad"/></draw:frame></text:p>
      <text:p text:style-name="P1">This means, if you allow yourself to wait <text:span text:style-name="T13">n</text:span><text:span text:style-name="T12"> hands in a table of N players, you will win</text:span><text:span text:style-name="T12"><draw:frame draw:style-name="fr1" draw:name="Object128" text:anchor-type="as-char" svg:width="3.126cm" svg:height="1.201cm" draw:z-index="127"><draw:object xlink:href="./Object 112" xlink:type="simple" xlink:show="embed" xlink:actuate="onLoad"/><draw:image xlink:href="./ObjectReplacements/Object 112" xlink:type="simple" xlink:show="embed" xlink:actuate="onLoad"/></draw:frame></text:span><text:span text:style-name="T12">of the time.</text:span></text:p>
      <text:p text:style-name="P1"><text:span text:style-name="T12">So if faced with a bet, and you choose to fold against a bet of b, you are saying</text:span></text:p>
      <text:p text:style-name="P1"><draw:frame draw:style-name="fr1" draw:name="Object129" text:anchor-type="as-char" svg:width="8.463cm" svg:height="1.201cm" draw:z-index="128"><draw:object xlink:href="./Object 113" xlink:type="simple" xlink:show="embed" xlink:actuate="onLoad"/><draw:image xlink:href="./ObjectReplacements/Object 113" xlink:type="simple" xlink:show="embed" xlink:actuate="onLoad"/></draw:frame>(B is lost commitment?) How do you maximize for <text:span text:style-name="T9">n</text:span>?</text:p>
      <text:p text:style-name="P1"><draw:frame draw:style-name="fr1" draw:name="Object130" text:anchor-type="as-char" svg:width="12.529cm" svg:height="1.261cm" draw:z-index="129"><draw:object xlink:href="./Object 114" xlink:type="simple" xlink:show="embed" xlink:actuate="onLoad"/><draw:image xlink:href="./ObjectReplacements/Object 114" xlink:type="simple" xlink:show="embed" xlink:actuate="onLoad"/></draw:frame></text:p>
      <text:p text:style-name="P1">The critical point is:</text:p>
      <text:p text:style-name="P1"><draw:frame draw:style-name="fr1" draw:name="Object131" text:anchor-type="as-char" svg:width="5.75cm" svg:height="1.229cm" draw:z-index="130"><draw:object xlink:href="./Object 115" xlink:type="simple" xlink:show="embed" xlink:actuate="onLoad"/><draw:image xlink:href="./ObjectReplacements/Object 115" xlink:type="simple" xlink:show="embed" xlink:actuate="onLoad"/></draw:frame></text:p>
      <text:p text:style-name="P15">Formula to convert from (PCT, WL) to (wins, splits, loss):</text:p>
      <text:p text:style-name="P3"><draw:frame draw:style-name="fr1" draw:name="Object26" text:anchor-type="as-char" svg:width="3.067cm" svg:height="1.02cm" draw:z-index="113"><draw:object xlink:href="./Object 12" xlink:type="simple" xlink:show="embed" xlink:actuate="onLoad"/><draw:image xlink:href="./ObjectReplacements/Object 12" xlink:type="simple" xlink:show="embed" xlink:actuate="onLoad"/></draw:frame><text:tab/><draw:frame draw:style-name="fr1" draw:name="Object28" text:anchor-type="as-char" svg:width="3.545cm" svg:height="1.02cm" draw:z-index="114"><draw:object xlink:href="./Object 13" xlink:type="simple" xlink:show="embed" xlink:actuate="onLoad"/><draw:image xlink:href="./ObjectReplacements/Object 13" xlink:type="simple" xlink:show="embed" xlink:actuate="onLoad"/></draw:frame><text:tab/><draw:frame draw:style-name="fr1" draw:name="Object29" text:anchor-type="as-char" svg:width="3.895cm" svg:height="0.478cm" draw:z-index="115"><draw:object xlink:href="./Object 14" xlink:type="simple" xlink:show="embed" xlink:actuate="onLoad"/><draw:image xlink:href="./ObjectReplacements/Object 14" xlink:type="simple" xlink:show="embed" xlink:actuate="onLoad"/></draw:frame></text:p>
      <text:p text:style-name="P3"><draw:frame draw:style-name="fr1" draw:name="Object30" text:anchor-type="as-char" svg:width="4.764cm" svg:height="0.529cm" draw:z-index="116"><draw:object xlink:href="./Object 15" xlink:type="simple" xlink:show="embed" xlink:actuate="onLoad"/><draw:image xlink:href="./ObjectReplacements/Object 15" xlink:type="simple" xlink:show="embed" xlink:actuate="onLoad"/></draw:frame><text:tab/><draw:frame draw:style-name="fr1" draw:name="Object31" text:anchor-type="as-char" svg:width="3.545cm" svg:height="1.02cm" draw:z-index="117"><draw:object xlink:href="./Object 16" xlink:type="simple" xlink:show="embed" xlink:actuate="onLoad"/><draw:image xlink:href="./ObjectReplacements/Object 16" xlink:type="simple" xlink:show="embed" xlink:actuate="onLoad"/></draw:frame><text:tab/><draw:frame draw:style-name="fr1" draw:name="Object32" text:anchor-type="as-char" svg:width="3.895cm" svg:height="0.478cm" draw:z-index="118"><draw:object xlink:href="./Object 17" xlink:type="simple" xlink:show="embed" xlink:actuate="onLoad"/><draw:image xlink:href="./ObjectReplacements/Object 17" xlink:type="simple" xlink:show="embed" xlink:actuate="onLoad"/></draw:frame></text:p>
      <text:p text:style-name="P1"><draw:frame draw:style-name="fr3" draw:name="Object33" text:anchor-type="as-char" svg:width="6.708cm" svg:height="1.706cm" draw:z-index="119"><draw:object xlink:href="./Object 18" xlink:type="simple" xlink:show="embed" xlink:actuate="onLoad"/><draw:image xlink:href="./ObjectReplacements/Object 18" xlink:type="simple" xlink:show="embed" xlink:actuate="onLoad"/></draw:frame><text:tab/></text:p>
      <text:p text:style-name="P1">R3 := R3 – R2<text:tab/><text:tab/><draw:frame draw:style-name="fr3" draw:name="Object34" text:anchor-type="as-char" svg:width="5.659cm" svg:height="1.702cm" draw:z-index="120"><draw:object xlink:href="./Object 19" xlink:type="simple" xlink:show="embed" xlink:actuate="onLoad"/><draw:image xlink:href="./ObjectReplacements/Object 19" xlink:type="simple" xlink:show="embed" xlink:actuate="onLoad"/></draw:frame></text:p>
      <text:p text:style-name="P1">R2 := R2 – R3<text:tab/><text:tab/><draw:frame draw:style-name="fr3" draw:name="Object35" text:anchor-type="as-char" svg:width="5.803cm" svg:height="1.702cm" draw:z-index="121"><draw:object xlink:href="./Object 20" xlink:type="simple" xlink:show="embed" xlink:actuate="onLoad"/><draw:image xlink:href="./ObjectReplacements/Object 20" xlink:type="simple" xlink:show="embed" xlink:actuate="onLoad"/></draw:frame></text:p>
      <text:p text:style-name="P1">R1 := (-1)R1<text:tab/><text:tab/><text:tab/><draw:frame draw:style-name="fr3" draw:name="Object36" text:anchor-type="as-char" svg:width="5.493cm" svg:height="1.702cm" draw:z-index="122"><draw:object xlink:href="./Object 21" xlink:type="simple" xlink:show="embed" xlink:actuate="onLoad"/><draw:image xlink:href="./ObjectReplacements/Object 21" xlink:type="simple" xlink:show="embed" xlink:actuate="onLoad"/></draw:frame></text:p>
      <text:p text:style-name="P1">R1 := R1 + (WL)R2<text:tab/><text:tab/><draw:frame draw:style-name="fr3" draw:name="Object38" text:anchor-type="as-char" svg:width="6.643cm" svg:height="1.715cm" draw:z-index="123"><draw:object xlink:href="./Object 22" xlink:type="simple" xlink:show="embed" xlink:actuate="onLoad"/><draw:image xlink:href="./ObjectReplacements/Object 22" xlink:type="simple" xlink:show="embed" xlink:actuate="onLoad"/></draw:frame></text:p>
      <text:p text:style-name="P1">R2 := (2WL-1)R2<text:tab/><text:tab/><draw:frame draw:style-name="fr3" draw:name="Object39" text:anchor-type="as-char" svg:width="8.731cm" svg:height="1.732cm" draw:z-index="124"><draw:object xlink:href="./Object 23" xlink:type="simple" xlink:show="embed" xlink:actuate="onLoad"/><draw:image xlink:href="./ObjectReplacements/Object 23" xlink:type="simple" xlink:show="embed" xlink:actuate="onLoad"/></draw:frame></text:p>
      <text:p text:style-name="P1">R2 := R2 – R1<text:tab/><text:tab/><draw:frame draw:style-name="fr3" draw:name="Object40" text:anchor-type="as-char" svg:width="8.435cm" svg:height="1.732cm" draw:z-index="13"><draw:object xlink:href="./Object 24" xlink:type="simple" xlink:show="embed" xlink:actuate="onLoad"/><draw:image xlink:href="./ObjectReplacements/Object 24" xlink:type="simple" xlink:show="embed" xlink:actuate="onLoad"/></draw:frame></text:p>
      <text:p text:style-name="P1">Raw results</text:p>
      <text:p text:style-name="P1"><draw:frame draw:style-name="fr3" draw:name="Object41" text:anchor-type="as-char" svg:width="4.172cm" svg:height="1.032cm" draw:z-index="23"><draw:object xlink:href="./Object 25" xlink:type="simple" xlink:show="embed" xlink:actuate="onLoad"/><draw:image xlink:href="./ObjectReplacements/Object 25" xlink:type="simple" xlink:show="embed" xlink:actuate="onLoad"/></draw:frame> , <text:span text:style-name="T5"><draw:frame draw:style-name="fr3" draw:name="Object42" text:anchor-type="as-char" svg:width="4.902cm" svg:height="1.032cm" draw:z-index="24"><draw:object xlink:href="./Object 26" xlink:type="simple" xlink:show="embed" xlink:actuate="onLoad"/><draw:image xlink:href="./ObjectReplacements/Object 26" xlink:type="simple" xlink:show="embed" xlink:actuate="onLoad"/></draw:frame></text:span><text:span text:style-name="T5"> , </text:span><text:span text:style-name="T5"><draw:frame draw:style-name="fr3" draw:name="Object43" text:anchor-type="as-char" svg:width="5.392cm" svg:height="0.543cm" draw:z-index="25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4"><draw:frame draw:style-name="fr1" draw:name="Object44" text:anchor-type="as-char" svg:width="3.067cm" svg:height="1.02cm" draw:z-index="26"><draw:object xlink:href="./Object 28" xlink:type="simple" xlink:show="embed" xlink:actuate="onLoad"/><draw:image xlink:href="./ObjectReplacements/Object 28" xlink:type="simple" xlink:show="embed" xlink:actuate="onLoad"/></draw:frame>,<draw:frame draw:style-name="fr1" draw:name="Object45" text:anchor-type="as-char" svg:width="3.545cm" svg:height="1.02cm" draw:z-index="27"><draw:object xlink:href="./Object 29" xlink:type="simple" xlink:show="embed" xlink:actuate="onLoad"/><draw:image xlink:href="./ObjectReplacements/Object 29" xlink:type="simple" xlink:show="embed" xlink:actuate="onLoad"/></draw:frame>,<draw:frame draw:style-name="fr1" draw:name="Object46" text:anchor-type="as-char" svg:width="3.895cm" svg:height="0.478cm" draw:z-index="28"><draw:object xlink:href="./Object 30" xlink:type="simple" xlink:show="embed" xlink:actuate="onLoad"/><draw:image xlink:href="./ObjectReplacements/Object 30" xlink:type="simple" xlink:show="embed" xlink:actuate="onLoad"/></draw:frame></text:p>
      <text:p text:style-name="P1">Other conveniences:</text:p>
      <text:p text:style-name="P5"><text:span text:style-name="T8">(2PCT – 1) = </text:span><text:span text:style-name="T9">wins</text:span><text:span text:style-name="T8"> – </text:span><text:span text:style-name="T9">losses</text:span></text:p>
      <text:p text:style-name="P6"><text:span text:style-name="T9">splits</text:span> = (PCT<text:span text:style-name="T9"> – win</text:span><text:span text:style-name="T10">s)×2</text:span></text:p>
      <text:p text:style-name="P7"/>
      <text:p text:style-name="P7">Special cases: WL = 0, (2<text:span text:style-name="T11">×</text:span>PCT – 1) = 0, WL = 1, WL = 0.5, PCT = 1;</text:p>
      <text:p text:style-name="P7">Dangerous cases: WL = 0.5;</text:p>
      <text:p text:style-name="P7"/>
      <text:p text:style-name="P7">When splits = 1, WL (0/0) would originally be saved as 0. This is PCT = 0.5. (Handled by default)</text:p>
      <text:p text:style-name="P7">When (wins, loss) = (0.5,0.5), WL(0.5/1) would originally be saved as 0.5. This is WL = 0.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text-position="0% 100%" style:font-name="Trebuchet MS" fo:font-weight="normal" style:letter-kerning="true" style:font-weight-asian="normal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llustration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ATitle" style:family="paragraph" style:parent-style-name="Standard">
      <style:text-properties style:text-position="0% 100%" style:font-name="Trebuchet MS" fo:font-weight="bold" style:letter-kerning="true" style:font-weight-asian="bold" style:font-weight-complex="bold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normal" style:text-underline-style="solid" style:text-underline-type="double" style:text-underline-width="auto" style:text-underline-color="font-color" fo:font-weight="bold" fo:background-color="transparent" style:font-style-asian="italic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1.79cm" fo:margin-bottom="1.7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5-05-21T15:25:29</meta:creation-date>
    <dc:creator>Joseph Huang</dc:creator>
    <dc:date>2007-08-04T17:27:21</dc:date>
    <dc:language>en-US</dc:language>
    <meta:editing-cycles>128</meta:editing-cycles>
    <meta:editing-duration>P7DT10H27M50S</meta:editing-duration>
    <meta:template xlink:type="simple" xlink:actuate="onRequest" xlink:role="template" xlink:href="../../../.openoffice/1.1.4/user/template/Scratchpad.stw" xlink:title="Scratchpad" meta:date="2005-05-21T15:25:28"/>
    <meta:user-defined meta:name="Info 1"/>
    <meta:user-defined meta:name="Info 2"/>
    <meta:user-defined meta:name="Info 3"/>
    <meta:user-defined meta:name="Info 4"/>
    <meta:document-statistic meta:table-count="1" meta:image-count="0" meta:object-count="131" meta:page-count="18" meta:paragraph-count="244" meta:word-count="1014" meta:character-count="5798"/>
  </office:meta>
</office:document-meta>
</file>

<file path=Obj00DFEFEE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row>
                  <math:mn>1</math:mn>
                  <math:mo math:stretchy="false"></math:mo>
                  <math:msup>
                    <math:mi>e</math:mi>
                    <math:mtext>*</math:mtext>
                  </math:msup>
                </math:mrow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sup>
              <math:mi math:fontstyle="italic">win</math:mi>
              <math:mi>e</math:mi>
            </math:msup>
          </math:msup>
          <math:msup>
            <math:mrow>
              <math:mo math:stretchy="false"></math:mo>
              <math:mrow>
                <math:mn>1</math:mn>
                <math:mo math:stretchy="false">−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n>1</math:mn>
              <math:mo math:stretchy="false">−</math:mo>
              <math:msup>
                <math:mrow>
                  <math:mo math:stretchy="false"></math:mo>
                  <math:mrow>
                    <math:mn>1</math:mn>
                    <math:mo math:stretchy="false">−</math:mo>
                    <math:mi math:fontstyle="italic">losses</math:mi>
                  </math:mrow>
                  <math:mo math:stretchy="false"></math:mo>
                </math:mrow>
                <math:mi>e</math:mi>
              </math:msup>
            </math:mrow>
          </math:msup>
          <math:mrow>
            <math:mo math:stretchy="false"></math:mo>
            <math:mrow>
              <math:msub>
                <math:mi>s</math:mi>
                <math:mi math:fontstyle="italic">av</math:mi>
              </math:msub>
              <math:mrow>
                <math:mo math:stretchy="false"></math:mo>
                <math:mrow>
                  <math:mi>e</math:mi>
                  <math:mi>,</math:mi>
                  <math:mi>m</math:mi>
                  <math:mi>,</math:mi>
                  <math:msub>
                    <math:mi>f</math:mi>
                    <math:mi math:fontstyle="italic">pot</math:mi>
                  </math:msub>
                  <math:mi>,</math:mi>
                  <math:msub>
                    <math:mi>f</math:mi>
                    <math:mi>c</math:mi>
                  </math:msub>
                </math:mrow>
                <math:mo math:stretchy="false"></math:mo>
              </math:mrow>
            </math:mrow>
            <math:mo math:stretchy="false"></math:mo>
          </math:mrow>
        </math:mrow>
      </math:mfenced>
      <math:mo math:stretchy="false">⋅</math:mo>
      <math:mi>B</math:mi>
    </math:mrow>
    <math:annotation math:encoding="StarMath 5.0">left((1+ e^"*" (f + f_d))^{win^e} (1-(f + f_d))^{1-(1-losses)^e}  (s_av(e,m,f_pot,f_c)) right)cdot B </math:annotation>
  </math:semantics>
</math:math>
</file>

<file path=Obj00DFF00E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n>1</math:mn>
              <math:mo math:stretchy="false">+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+</math:mo>
                    <math:mrow>
                      <math:msubsup>
                        <math:mi>e</math:mi>
                        <math:mi math:fontstyle="italic">live</math:mi>
                        <math:mtext>*</math:mtext>
                      </math:msubsup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+</math:mo>
                  <math:mn>1</math:mn>
                </math:mrow>
              </math:mfrac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{f_pot + {e^"*"_live (f + f_d)}} times left( m over e + left( 1 - m over e right)^2 right) over {m+1}} 
right)^{left( binom{e}{m} right) win^{e-m} split^m}</math:annotation>
  </math:semantics>
</math:math>
</file>

<file path=Obj00DFF394/content.xml><?xml version="1.0" encoding="utf-8"?>
<!DOCTYPE math  PUBLIC '-//OpenOffice.org//DTD Modified W3C MathML 1.01//EN'  'math.dtd'>
<math:math xmlns:math="http://www.w3.org/1998/Math/MathML">
  <math:semantics>
    <math:mrow>
      <math:mo math:stretchy="false"></math:mo>
      <math:mrow>
        <math:mrow>
          <math:mrow>
            <math:mn>1</math:mn>
            <math:mo math:stretchy="false"></math:mo>
            <math:mi>p</math:mi>
          </math:mrow>
          <math:mo math:stretchy="false"></math:mo>
          <math:mi>v</math:mi>
        </math:mrow>
        <math:mo math:stretchy="false"></math:mo>
        <math:mfrac>
          <math:mrow>
            <math:mrow>
              <math:mo math:stretchy="false"></math:mo>
              <math:mrow>
                <math:mi math:fontstyle="italic">ef</math:mi>
                <math:mi>–</math:mi>
                <math:mi>v</math:mi>
              </math:mrow>
              <math:mo math:stretchy="false"></math:mo>
            </math:mrow>
            <math:mo math:stretchy="false">⋅</math:mo>
            <math:mi>d</math:mi>
          </math:mrow>
          <math:mrow>
            <math:mi>f</math:mi>
            <math:mo math:stretchy="false"></math:mo>
            <math:mi>d</math:mi>
          </math:mrow>
        </math:mfrac>
      </math:mrow>
      <math:mo math:stretchy="false"></math:mo>
    </math:mrow>
    <math:annotation math:encoding="StarMath 5.0">(1 + p + v + (ef – v) cdot d over {f+d})</math:annotation>
  </math:semantics>
</math:math>
</file>

<file path=ObjBFFFD19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text>%W</math:mtext>
          <math:mrow>
            <math:mfrac>
              <math:mi>v</math:mi>
              <math:mrow>
                <math:mo math:stretchy="false"></math:mo>
                <math:mrow>
                  <math:mn>1</math:mn>
                  <math:mo math:stretchy="false"></math:mo>
                  <math:mrow>
                    <math:mi>v</math:mi>
                    <math:mo math:stretchy="false">⋅</math:mo>
                    <math:mi>f</math:mi>
                  </math:mrow>
                </math:mrow>
                <math:mo math:stretchy="false"></math:mo>
              </math:mrow>
            </math:mfrac>
            <math:mo math:stretchy="false">−</math:mo>
            <math:mtext>%L</math:mtext>
          </math:mrow>
          <math:mfrac>
            <math:mn>1</math:mn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</math:mfrac>
        </math:mrow>
      </math:mfenced>
      <math:mo math:stretchy="false">=</math:mo>
      <math:mn>0</math:mn>
    </math:mrow>
    <math:annotation math:encoding="StarMath 5.0">left( "%W" v over (1+ v cdot f)  - "%L"  1 over (1-f) right) = 0</math:annotation>
  </math:semantics>
</math:math>
</file>

<file path=ObjBFFFD194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frac>
          <math:mi>v</math:mi>
          <math:mrow>
            <math:mo math:stretchy="false"></math:mo>
            <math:mrow>
              <math:mn>1</math:mn>
              <math:mo math:stretchy="false"></math:mo>
              <math:mrow>
                <math:mi>v</math:mi>
                <math:mo math:stretchy="false">⋅</math:mo>
                <math:mi>f</math:mi>
              </math:mrow>
            </math:mrow>
            <math:mo math:stretchy="false"></math:mo>
          </math:mrow>
        </math:mfrac>
        <math:mo math:stretchy="false">=</math:mo>
        <math:mtext>%L</math:mtext>
      </math:mrow>
      <math:mfrac>
        <math:mn>1</math:mn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</math:mfrac>
    </math:mrow>
    <math:annotation math:encoding="StarMath 5.0"> "%W" v over (1+ v cdot f) = "%L"  1 over (1-f)</math:annotation>
  </math:semantics>
</math:math>
</file>

<file path=ObjBFFFD196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i>v</math:mi>
      <math:mrow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o math:stretchy="false">=</math:mo>
        <math:mtext>%L</math:mtext>
      </math:mrow>
      <math:mrow>
        <math:mo math:stretchy="false"></math:mo>
        <math:mrow>
          <math:mn>1</math:mn>
          <math:mo math:stretchy="false"></math:mo>
          <math:mrow>
            <math:mi>v</math:mi>
            <math:mo math:stretchy="false">⋅</math:mo>
            <math:mi>f</math:mi>
          </math:mrow>
        </math:mrow>
        <math:mo math:stretchy="false"></math:mo>
      </math:mrow>
    </math:mrow>
    <math:annotation math:encoding="StarMath 5.0"> "%W" v(1-f)  = "%L"  (1+ v cdot f)</math:annotation>
  </math:semantics>
</math:math>
</file>

<file path=ObjBFFFD198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i>v</math:mi>
        <math:mo math:stretchy="false">−</math:mo>
        <math:mtext>%W</math:mtext>
      </math:mrow>
      <math:mrow>
        <math:mi math:fontstyle="italic">vf</math:mi>
        <math:mo math:stretchy="false">=</math:mo>
        <math:mrow>
          <math:mtext>%L</math:mtext>
          <math:mo math:stretchy="false"></math:mo>
          <math:mtext>%L</math:mtext>
        </math:mrow>
      </math:mrow>
      <math:mi>v</math:mi>
      <math:mi>f</math:mi>
    </math:mrow>
    <math:annotation math:encoding="StarMath 5.0"> "%W" v -  "%W" vf  = "%L"  +"%L" v  f</math:annotation>
  </math:semantics>
</math:math>
</file>

<file path=ObjBFFFD19A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row>
          <math:mi>v</math:mi>
          <math:mo math:stretchy="false">−</math:mo>
          <math:mtext>%L</math:mtext>
        </math:mrow>
        <math:mo math:stretchy="false">=</math:mo>
        <math:mrow>
          <math:mo math:stretchy="false"></math:mo>
          <math:mtext>%L</math:mtext>
        </math:mrow>
      </math:mrow>
      <math:mi>v</math:mi>
      <math:mrow>
        <math:mi>f</math:mi>
        <math:mo math:stretchy="false"></math:mo>
        <math:mtext>%W</math:mtext>
      </math:mrow>
      <math:mi math:fontstyle="italic">vf</math:mi>
    </math:mrow>
    <math:annotation math:encoding="StarMath 5.0"> "%W" v -  "%L"  =   +"%L" v  f + "%W" vf</math:annotation>
  </math:semantics>
</math:math>
</file>

<file path=ObjBFFFD19C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9E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A0/content.xml><?xml version="1.0" encoding="utf-8"?>
<!DOCTYPE math  PUBLIC '-//OpenOffice.org//DTD Modified W3C MathML 1.01//EN'  'math.dtd'>
<math:math xmlns:math="http://www.w3.org/1998/Math/MathML">
  <math:semantics>
    <math:mrow>
      <math:mtext>%</math:mtext>
      <math:mrow>
        <math:mrow>
          <math:mi>x</math:mi>
          <math:mo math:stretchy="false">−</math:mo>
          <math:mfrac>
            <math:mn>1</math:mn>
            <math:mi>v</math:mi>
          </math:mfrac>
        </math:mrow>
        <math:mo math:stretchy="false">=</math:mo>
        <math:mi>f</math:mi>
      </math:mrow>
      <math:mfenced math:open="" math:close="">
        <math:mrow>
          <math:mtext>%</math:mtext>
          <math:mrow>
            <math:mi>x</math:mi>
            <math:mo math:stretchy="false"></math:mo>
            <math:mn>1</math:mn>
          </math:mrow>
        </math:mrow>
      </math:mfenced>
    </math:mrow>
    <math:annotation math:encoding="StarMath 5.0">"%"x - 1 over v = f left("%"x + 1 right)</math:annotation>
  </math:semantics>
</math:math>
</file>

<file path=ObjBFFFD1A2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i>v</math:mi>
          <math:mtext>%</math:mtext>
          <math:mrow>
            <math:mi>x</math:mi>
            <math:mo math:stretchy="false">−</math:mo>
            <math:mn>1</math:mn>
          </math:mrow>
        </math:mrow>
        <math:mrow>
          <math:mi>v</math:mi>
          <math:mo math:stretchy="false">⋅</math:mo>
          <math:mfenced math:open="" math:close="">
            <math:mrow>
              <math:mtext>%</math:mtext>
              <math:mrow>
                <math:mi>x</math:mi>
                <math:mo math:stretchy="false"></math:mo>
                <math:mn>1</math:mn>
              </math:mrow>
            </math:mrow>
          </math:mfenced>
        </math:mrow>
      </math:mfrac>
    </math:mrow>
    <math:annotation math:encoding="StarMath 5.0">f = {v"%"x - 1} over {v cdot  left("%"x + 1 right)}</math:annotation>
  </math:semantics>
</math:math>
</file>

<file path=ObjBFFFD1A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text>%</math:mtext>
          <math:mrow>
            <math:mi>x</math:mi>
            <math:mo math:stretchy="false">−</math:mo>
            <math:mi>u</math:mi>
          </math:mrow>
        </math:mrow>
        <math:mfenced math:open="" math:close="">
          <math:mrow>
            <math:mtext>%</math:mtext>
            <math:mrow>
              <math:mi>x</math:mi>
              <math:mo math:stretchy="false"></math:mo>
              <math:mn>1</math:mn>
            </math:mrow>
          </math:mrow>
        </math:mfenced>
      </math:mfrac>
    </math:mrow>
    <math:annotation math:encoding="StarMath 5.0">f = {"%"x - u} over {  left("%"x + 1 right)}</math:annotation>
  </math:semantics>
</math:math>
</file>

<file path=ObjBFFFDE4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n>1</math:mn>
                <math:mo math:stretchy="false"></math:mo>
                <math:mrow>
                  <math:mi>v</math:mi>
                  <math:mo math:stretchy="false">⋅</math:mo>
                  <math:mi>f</math:mi>
                </math:mrow>
              </math:mrow>
              <math:mo math:stretchy="false"></math:mo>
            </math:mrow>
            <math:mi math:fontstyle="italic">wins</math:mi>
          </math:msup>
          <math:msup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 cdot f)^{wins} (1-f)^{losses}right)cdot B</math:annotation>
  </math:semantics>
</math:math>
</file>

<file path=ObjBFFFDE43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</math:mo>
          <math:mrow>
            <math:mn>1</math:mn>
            <math:mo math:stretchy="false"></math:mo>
            <math:mrow>
              <math:mi>v</math:mi>
              <math:mo math:stretchy="false">⋅</math:mo>
              <math:mi>f</math:mi>
            </math:mrow>
          </math:mrow>
          <math:mo math:stretchy="false"></math:mo>
        </math:mrow>
        <math:mtext>%W</math:mtext>
      </math:msup>
      <math:msup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text>%L</math:mtext>
      </math:msup>
      <math:msup>
        <math:mi>k</math:mi>
        <math:mtext>%T</math:mtext>
      </math:msup>
    </math:mrow>
    <math:annotation math:encoding="StarMath 5.0">(1+ v cdot f)^{"%W"} (1-f)^{"%L"} k^{"%T"}</math:annotation>
  </math:semantics>
</math:math>
</file>

<file path=ObjBFFFDE44/content.xml><?xml version="1.0" encoding="utf-8"?>
<!DOCTYPE math  PUBLIC '-//OpenOffice.org//DTD Modified W3C MathML 1.01//EN'  'math.dtd'>
<math:math xmlns:math="http://www.w3.org/1998/Math/MathML">
  <math:semantics>
    <math:mrow>
      <math:mi math:fontstyle="italic">max</math:mi>
      <math:mrow>
        <math:mrow>
          <math:mfenced math:open="{" math:close="}">
            <math:mi>f</math:mi>
          </math:mfenced>
          <math:mo math:stretchy="false">=</math:mo>
          <math:mfrac>
            <math:mrow>
              <math:mtext>%p</math:mtext>
              <math:mrow>
                <math:mrow>
                  <math:mo math:stretchy="false"></math:mo>
                  <math:mrow>
                    <math:mi>v</math:mi>
                    <math:mo math:stretchy="false"></math:mo>
                    <math:mn>1</math:mn>
                  </math:mrow>
                  <math:mo math:stretchy="false"></math:mo>
                </math:mrow>
                <math:mo math:stretchy="false">−</math:mo>
                <math:mn>1</math:mn>
              </math:mrow>
            </math:mrow>
            <math:mi>v</math:mi>
          </math:mfrac>
        </math:mrow>
        <math:mo math:stretchy="false">=</math:mo>
        <math:mrow>
          <math:mtext>%p</math:mtext>
          <math:mo math:stretchy="false"></math:mo>
          <math:mfrac>
            <math:mrow>
              <math:mi>p</math:mi>
              <math:mo math:stretchy="false">−</math:mo>
              <math:mn>1</math:mn>
            </math:mrow>
            <math:mi>v</math:mi>
          </math:mfrac>
        </math:mrow>
      </math:mrow>
    </math:mrow>
    <math:annotation math:encoding="StarMath 5.0">max left lbrace f right rbrace = {"%p"(v+1) - 1} over v = "%p" + {p-1} over v</math:annotation>
  </math:semantics>
</math:math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i>B</math:mi>
      </math:mrow>
    </math:mrow>
    <math:annotation math:encoding="StarMath 5.0">G left( f + f_d right) cdot B = B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o math:stretchy="false">(</math:mo>
                    <math:mrow>
                      <math:mrow>
                        <math:mrow>
                          <math:mn>1</math:mn>
                          <math:mo math:stretchy="false">+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+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(</math:mo>
                  <math:mrow>
                    <math:mn>1</math:mn>
                    <math:mo math:stretchy="false">−</math:mo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o math:stretchy="false">)</math:mo>
                </math:mrow>
              </math:mfrac>
            </math:mrow>
            <math:mo math:stretchy="false">+</math:mo>
            <math:mrow>
              <math:mo math:stretchy="false">(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	{de^"*"(f + f_d)}
	over
	(1+ f_pot + e^"*"(f + f_d))
	}
+ { {(1-losses)^e} -1 } over (1-(f + f_d)) + (s^"*"_av(e,m,f_pot,f_c)) right) times { left( G_shift(f+f_d) + fold right)}</math:annotation>
  </math:semantics>
</math:math>
</file>

<file path=Object 100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i>,</math:mi>
            <math:msub>
              <math:mi math:fontstyle="italic">betSize</math:mi>
              <math:mn>0</math:mn>
            </math:msub>
          </math:mrow>
          <math:mo math:stretchy="false">)</math:mo>
        </math:mrow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row>
          <math:msup>
            <math:mfenced math:open="{" math:close="}">
              <math:mfrac>
                <math:mfenced math:open="" math:close="">
                  <math:mrow>
                    <math:mi>B</math:mi>
                    <math:mo math:stretchy="false">+</math:mo>
                    <math:mi math:fontstyle="italic">pot</math:mi>
                  </math:mrow>
                </math:mfenced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  <math:mo math:stretchy="false">−</math:mo>
          <math:mi>B</math:mi>
        </math:mrow>
        <math:mo math:stretchy="false">+</math:mo>
        <math:mrow>
          <math:mi>k</math:mi>
          <math:mo math:stretchy="false">⋅</math:mo>
          <math:msup>
            <math:mfenced math:open="" math:close="">
              <math:mrow>
                <math:mrow>
                  <math:mn>1</math:mn>
                  <math:mo math:stretchy="false">−</math:mo>
                  <math:mi math:fontstyle="italic">pctWillCall</math:mi>
                </math:mrow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enced>
            <math:mrow>
              <math:mo math:stretchy="false">−</math:mo>
              <math:mn>1</math:mn>
            </math:mrow>
          </math:msup>
        </math:mrow>
      </math:mrow>
    </math:mrow>
    <math:annotation math:encoding="StarMath 5.0">p( w, betSize_0 ) = left(B - betSize right)  left lbrace left( B+pot right) over left(B - betSize right) right rbrace ^{f(w)}


- 
B + k cdot left( 1 - pctWillCall left( 1 - w right) right) ^ -1
</math:annotation>
  </math:semantics>
</math:math>
</file>

<file path=Object 10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p</math:mi>
          <math:mi math:fontstyle="italic">dw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sup>
          <math:mfenced math:open="{" math:close="}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  <math:mo math:stretchy="false">⋅</math:mo>
        <math:mi>ln</math:mi>
      </math:mrow>
      <math:mrow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o math:stretchy="false">⋅</math:mo>
        <math:mi>f</math:mi>
      </math:mrow>
      <math:mi>'</math:mi>
      <math:mrow>
        <math:mrow>
          <math:mo math:stretchy="false">(</math:mo>
          <math:mi>w</math:mi>
          <math:mo math:stretchy="false">)</math:mo>
        </math:mrow>
        <math:mo math:stretchy="false">−</math:mo>
        <math:mrow>
          <math:mrow>
            <math:mi>k</math:mi>
            <math:mo math:stretchy="false">⋅</math:mo>
            <math:msup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  <math:mrow>
                <math:mo math:stretchy="false">−</math:mo>
                <math:mn>2</math:mn>
              </math:mrow>
            </math:msup>
          </math:mrow>
          <math:mo math:stretchy="false">⋅</math:mo>
          <math:mi math:fontstyle="italic">pctWillCall</math:mi>
        </math:mrow>
      </math:mrow>
      <math:mi>'</math:mi>
      <math:mfenced math:open="" math:close="">
        <math:mrow>
          <math:mn>1</math:mn>
          <math:mo math:stretchy="false">−</math:mo>
          <math:mi>w</math:mi>
        </math:mrow>
      </math:mfenced>
    </math:mrow>
    <math:annotation math:encoding="StarMath 5.0">dp over dw = left(B - betSize right)  left lbrace  { B+pot } over {B - betSize } right rbrace ^{f(w)}
cdot ln left( { B+pot} over {B - betSize } right) cdot f'(w)

- k cdot left( 1 - pctWillCall left( 1 - w right) right) ^ -2 cdot pctWillCall' left( 1 - w right)
</math:annotation>
  </math:semantics>
</math:math>
</file>

<file path=Object 10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n>1</math:mn>
            <math:mo math:stretchy="false">−</math:mo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</math:mrow>
          <math:mi>f</math:mi>
          <math:mrow>
            <math:mo math:stretchy="false">(</math:mo>
            <math:mi>w</math:mi>
            <math:mo math:stretchy="false">)</math:mo>
          </math:mrow>
        </math:mrow>
        <math:mfenced math:open="" math:close="">
          <math:mrow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  <math:mi>f</math:mi>
            <math:mi>'</math:mi>
            <math:mrow>
              <math:mrow>
                <math:mo math:stretchy="false">(</math:mo>
                <math:mi>w</math:mi>
                <math:mo math:stretchy="false">)</math:mo>
              </math:mrow>
              <math:mo math:stretchy="false">+</math:mo>
              <math:mfrac>
                <math:mrow>
                  <math:mrow>
                    <math:mi>k</math:mi>
                    <math:mo math:stretchy="false">⋅</math:mo>
                    <math:mi math:fontstyle="italic">pctWillCall</math:mi>
                  </math:mrow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</math:mrow>
        </math:mfenced>
      </math:mfrac>
    </math:mrow>
    <math:annotation math:encoding="StarMath 5.0">
 { {dw} over {dbetSize} } 
=
{1 - left( dpot + 1 right) f(w) }
over

left(
	left( pot + betSize right) f'(w)
	+
	{k 
			cdot  pctWillCall' left( 1 - w right) }
			over
				left( 1 - pctWillCall left( 1 - w right) right)^{2}
right)

</math:annotation>
  </math:semantics>
</math:math>
</file>

<file path=Object 103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sup>
            <math:mfenced math:open="" math:close="">
              <math:msubsup>
                <math:mi>G</math:mi>
                <math:mi math:fontstyle="italic">push</math:mi>
                <math:mi math:fontstyle="italic">total</math:mi>
              </math:msubsup>
            </math:mfenced>
            <math:mrow>
              <math:mi>p</math:mi>
              <math:mfenced math:open="" math:close="">
                <math:mi>x</math:mi>
              </math:mfenced>
            </math:mrow>
          </math:msup>
          <math:mo math:stretchy="false">×</math:mo>
          <math:mi>G</math:mi>
        </math:mrow>
      </math:mrow>
      <math:mrow>
        <math:msup>
          <math:mfenced math:open="" math:close="">
            <math:mi>x</math:mi>
          </math:mfenced>
          <math:mrow>
            <math:mrow>
              <math:mn>1</math:mn>
              <math:mo math:stretchy="false">−</math:mo>
              <math:mi>p</math:mi>
            </math:mrow>
            <math:mrow>
              <math:mfenced math:open="" math:close="">
                <math:mi>x</math:mi>
              </math:mfenced>
              <math:mo math:stretchy="false">−</math:mo>
              <math:mi>q</math:mi>
            </math:mrow>
            <math:mfenced math:open="" math:close="">
              <math:mi>x</math:mi>
            </math:mfenced>
          </math:mrow>
        </math:msup>
        <math:mo math:stretchy="false">×</math:mo>
        <math:msup>
          <math:mfenced math:open="" math:close="">
            <math:msub>
              <math:mi>G</math:mi>
              <math:mi math:fontstyle="italic">raised</math:mi>
            </math:msub>
          </math:mfenced>
          <math:mrow>
            <math:mi>q</math:mi>
            <math:mfenced math:open="" math:close="">
              <math:mi>x</math:mi>
            </math:mfenced>
          </math:mrow>
        </math:msup>
      </math:mrow>
    </math:mrow>
    <math:annotation math:encoding="StarMath 5.0">f = left( G_push^total right) ^ {p left(x right)}
 times 
 G left(x right) ^{1-p left(x right) - q left( x right)}
 times
 left( G_raised right) ^ {q left(x right)}</math:annotation>
  </math:semantics>
</math:math>
</file>

<file path=Object 104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rac>
          <math:mi>d</math:mi>
          <math:mi math:fontstyle="italic">dx</math:mi>
        </math:mfrac>
      </math:mrow>
      <math:mfenced math:open="[" math:close="]">
        <math:mfenced math:open="" math:close="">
          <math:mrow>
            <math:mrow>
              <math:mo math:stretchy="false">∑</math:mo>
              <math:msub>
                <math:mi>r</math:mi>
                <math:mi>i</math:mi>
              </math:msub>
            </math:mrow>
            <math:mrow>
              <math:mfenced math:open="" math:close="">
                <math:mi>x</math:mi>
              </math:mfenced>
              <math:mo math:stretchy="false">×</math:mo>
              <math:mi>ln</math:mi>
            </math:mrow>
            <math:mfenced math:open="" math:close="">
              <math:mrow>
                <math:msub>
                  <math:mi>G</math:mi>
                  <math:mi>i</math:mi>
                </math:msub>
                <math:mfenced math:open="" math:close="">
                  <math:mi>x</math:mi>
                </math:mfenced>
              </math:mrow>
            </math:mfenced>
          </math:mrow>
        </math:mfenced>
      </math:mfenced>
      <math:mi>f</math:mi>
    </math:mrow>
    <math:annotation math:encoding="StarMath 5.0">df = d over dx left[ left( sum r_i left(x right) times ln left( G_i left( x right) right)  right) right] f</math:annotation>
  </math:semantics>
</math:math>
</file>

<file path=Object 105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enced math:open="[" math:close="]">
          <math:mfenced math:open="" math:close="">
            <math:mrow>
              <math:mrow>
                <math:mo math:stretchy="false">∑</math:mo>
                <math:msub>
                  <math:mi>r</math:mi>
                  <math:mi>i</math:mi>
                </math:msub>
              </math:mrow>
              <math:mi>'</math:mi>
              <math:mrow>
                <math:mfenced math:open="" math:close="">
                  <math:mi>x</math:mi>
                </math:mfenced>
                <math:mo math:stretchy="false">×</math:mo>
                <math:mi>ln</math:mi>
              </math:mrow>
              <math:mrow>
                <math:mfenced math:open="" math:close="">
                  <math:mrow>
                    <math:msub>
                      <math:mi>G</math:mi>
                      <math:mi>i</math:mi>
                    </math:msub>
                    <math:mfenced math:open="" math:close="">
                      <math:mi>x</math:mi>
                    </math:mfenced>
                  </math:mrow>
                </math:mfenced>
                <math:mo math:stretchy="false">+</math:mo>
                <math:msub>
                  <math:mi>r</math:mi>
                  <math:mi>i</math:mi>
                </math:msub>
              </math:mrow>
              <math:mrow>
                <math:mfenced math:open="" math:close="">
                  <math:mi>x</math:mi>
                </math:mfenced>
                <math:mo math:stretchy="false">×</math:mo>
                <math:mfrac>
                  <math:mrow>
                    <math:msub>
                      <math:mi>G</math:mi>
                      <math:mi>i</math:mi>
                    </math:msub>
                    <math:mi>'</math:mi>
                    <math:mfenced math:open="" math:close="">
                      <math:mi>x</math:mi>
                    </math:mfenced>
                  </math:mrow>
                  <math:mrow>
                    <math:msub>
                      <math:mi>G</math:mi>
                      <math:mi>i</math:mi>
                    </math:msub>
                    <math:mfenced math:open="" math:close="">
                      <math:mi>x</math:mi>
                    </math:mfenced>
                  </math:mrow>
                </math:mfrac>
              </math:mrow>
            </math:mrow>
          </math:mfenced>
        </math:mfenced>
      </math:mrow>
      <math:mi>f</math:mi>
    </math:mrow>
    <math:annotation math:encoding="StarMath 5.0">df =  left[ left( sum
r_i' left(x right) times ln left( G_i left( x right) right)
+
r_i left(x right) times {{G_i' left( x right)} over {G_i left( x right)}  }
right) right] f</math:annotation>
  </math:semantics>
</math:math>
</file>

<file path=Object 106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enced math:open="" math:close="">
        <math:mrow>
          <math:mrow>
            <math:mo math:stretchy="false">∑</math:mo>
            <math:msub>
              <math:mi>r</math:mi>
              <math:mi>i</math:mi>
            </math:msub>
          </math:mrow>
          <math:mrow>
            <math:mfenced math:open="" math:close="">
              <math:mi>x</math:mi>
            </math:mfenced>
            <math:mo math:stretchy="false">×</math:mo>
            <math:msub>
              <math:mi>G</math:mi>
              <math:mi>i</math:mi>
            </math:msub>
          </math:mrow>
          <math:mfenced math:open="" math:close="">
            <math:mi>x</math:mi>
          </math:mfenced>
        </math:mrow>
      </math:mfenced>
    </math:mrow>
    <math:annotation math:encoding="StarMath 5.0">f = left( sum r_i left(x right) times  G_i left( x right) right)  </math:annotation>
  </math:semantics>
</math:math>
</file>

<file path=Object 107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rac>
          <math:mi>d</math:mi>
          <math:mi math:fontstyle="italic">dx</math:mi>
        </math:mfrac>
      </math:mrow>
      <math:mfenced math:open="[" math:close="]">
        <math:mrow>
          <math:mrow>
            <math:mo math:stretchy="false">∑</math:mo>
            <math:msub>
              <math:mi>r</math:mi>
              <math:mi>i</math:mi>
            </math:msub>
          </math:mrow>
          <math:mrow>
            <math:mfenced math:open="" math:close="">
              <math:mi>x</math:mi>
            </math:mfenced>
            <math:mo math:stretchy="false">×</math:mo>
            <math:msub>
              <math:mi>G</math:mi>
              <math:mi>i</math:mi>
            </math:msub>
          </math:mrow>
          <math:mfenced math:open="" math:close="">
            <math:mi>x</math:mi>
          </math:mfenced>
        </math:mrow>
      </math:mfenced>
    </math:mrow>
    <math:annotation math:encoding="StarMath 5.0">df = d over dx left[ sum r_i left(x right) times G_i left( x right)   right] </math:annotation>
  </math:semantics>
</math:math>
</file>

<file path=Object 108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betSize</math:mi>
        </math:mrow>
      </math:mfenced>
      <math:mrow>
        <math:mrow>
          <math:mfenced math:open="[" math:close="]">
            <math:mrow>
              <math:mfenced math:open="{" math:close="}">
                <math:mrow>
                  <math:mi>h</math:mi>
                  <math:mo math:stretchy="false">×</math:mo>
                  <math:mi>A</math:mi>
                </math:mrow>
              </math:mfenced>
              <math:mfrac>
                <math:mi math:fontstyle="italic">dw</math:mi>
                <math:mi math:fontstyle="italic">dbetSize</math:mi>
              </math:mfrac>
            </math:mrow>
          </math:mfenced>
          <math:mo math:stretchy="false">+</math:mo>
          <math:mrow>
            <math:mfenced math:open="" math:close="">
              <math:mrow>
                <math:mrow>
                  <math:mi>C</math:mi>
                  <math:mo math:stretchy="false">−</math:mo>
                  <math:mrow>
                    <math:mi>C</math:mi>
                    <math:mo math:stretchy="false">⋅</math:mo>
                    <math:mi math:fontstyle="italic">betSize</math:mi>
                  </math:mrow>
                </math:mrow>
                <math:mo math:stretchy="false">−</math:mo>
                <math:mn>1</math:mn>
              </math:mrow>
            </math:mfenced>
            <math:mo math:stretchy="false">⋅</math:mo>
            <math:mi>h</math:mi>
          </math:mrow>
        </math:mrow>
        <math:mo math:stretchy="false">=</math:mo>
        <math:mn>0</math:mn>
      </math:mrow>
    </math:mrow>
    <math:annotation math:encoding="StarMath 5.0">

 

left(  1 - betSize  right) 
left[
left lbrace
	h times
			A
	right rbrace	
	{dw over dbetSize}
	
right]	
+

 left(
					

 C - C cdot betSize 

- 1 right)

cdot h 


=
0</math:annotation>
  </math:semantics>
</math:math>
</file>

<file path=Object 109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pot</math:mi>
          <math:mo math:stretchy="false">+</math:mo>
          <math:mi math:fontstyle="italic">betSize</math:mi>
        </math:mrow>
      </math:mfenced>
      <math:mrow>
        <math:msup>
          <math:mi>w</math:mi>
          <math:mi>n</math:mi>
        </math:msup>
        <math:mo math:stretchy="false">=</math:mo>
        <math:mrow>
          <math:mrow>
            <math:mrow>
              <math:mi math:fontstyle="italic">betSize</math:mi>
              <math:mo math:stretchy="false">−</math:mo>
              <math:mi math:fontstyle="italic">alreadyBet</math:mi>
            </math:mrow>
            <math:mo math:stretchy="false">−</math:mo>
            <math:mrow>
              <math:mi>k</math:mi>
              <math:mo math:stretchy="false">⋅</math:mo>
              <math:msup>
                <math:mfenced math:open="" math:close="">
                  <math:mrow>
                    <math:mrow>
                      <math:mn>1</math:mn>
                      <math:mo math:stretchy="false">−</math:mo>
                      <math:mi math:fontstyle="italic">pctWillCall</math:mi>
                    </math:mrow>
                    <math:mfenced math:open="" math:close="">
                      <math:mrow>
                        <math:mn>1</math:mn>
                        <math:mo math:stretchy="false">−</math:mo>
                        <math:mi>w</math:mi>
                      </math:mrow>
                    </math:mfenced>
                  </math:mrow>
                </math:mfenced>
                <math:mrow>
                  <math:mo math:stretchy="false">−</math:mo>
                  <math:mn>1</math:mn>
                </math:mrow>
              </math:msup>
            </math:mrow>
          </math:mrow>
          <math:mo math:stretchy="false">+</math:mo>
          <math:mrow>
            <math:mfenced math:open="" math:close="">
              <math:mrow>
                <math:mi math:fontstyle="italic">betSize</math:mi>
                <math:mo math:stretchy="false">−</math:mo>
                <math:mi math:fontstyle="italic">alreadyBet</math:mi>
              </math:mrow>
            </math:mfenced>
            <math:mo math:stretchy="false">⋅</math:mo>
            <math:mi math:fontstyle="italic">pctWillCall</math:mi>
          </math:mrow>
        </math:mrow>
      </math:mrow>
      <math:mfenced math:open="" math:close="">
        <math:mrow>
          <math:mn>1</math:mn>
          <math:mo math:stretchy="false">−</math:mo>
          <math:mi>w</math:mi>
        </math:mrow>
      </math:mfenced>
    </math:mrow>
    <math:annotation math:encoding="StarMath 5.0">left( pot + betSize right) w^n 
=
betSize - alreadyBet - k cdot left( 1 - pctWillCall left( 1 - w right) right)^{-1}
+ left( betSize - alreadyBet right) cdot pctWillCall left( 1 - w right)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fenced math:open="" math:close="">
            <math:mrow>
              <math:msup>
                <math:mrow>
                  <math:mo math:stretchy="false">(</math:mo>
                  <math:mrow>
                    <math:mrow>
                      <math:mn>1</math:mn>
                      <math:mo math:stretchy="false">+</math:mo>
                      <math:msup>
                        <math:mi>e</math:mi>
                        <math:mtext>*</math:mtext>
                      </math:msup>
                    </math:mrow>
                    <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  <math:mo math:stretchy="false">−</math:mo>
                      <math:mi math:fontstyle="italic">handBetPrev</math:mi>
                    </math:mrow>
                  </math:mrow>
                  <math:mo math:stretchy="false">)</math:mo>
                </math:mrow>
                <math:msup>
                  <math:mi math:fontstyle="italic">win</math:mi>
                  <math:mi>e</math:mi>
                </math:msup>
              </math:msup>
              <math:msup>
                <math:mrow>
                  <math:mo math:stretchy="false">(</math:mo>
                  <math:mrow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−</math:mo>
                    <math:mi math:fontstyle="italic">handBetPrev</math:mi>
                  </math:mrow>
                  <math:mo math:stretchy="false">)</math:mo>
                </math:mrow>
                <math:mrow>
                  <math:mn>1</math:mn>
                  <math:mo math:stretchy="false">−</math:mo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</math:mrow>
              </math:msup>
              <math:mrow>
                <math:mo math:stretchy="false">(</math:mo>
                <math:mrow>
                  <math:msub>
                    <math:mi>s</math:mi>
                    <math:mi math:fontstyle="italic">av</math:mi>
                  </math:msub>
                  <math:mrow>
                    <math:mo math:stretchy="false">(</math:mo>
                    <math:mrow>
                      <math:mi>e</math:mi>
                      <math:mi>,</math:mi>
                      <math:mi>m</math:mi>
                      <math:mi>,</math:mi>
                      <math:msub>
                        <math:mi>f</math:mi>
                        <math:mi math:fontstyle="italic">pot</math:mi>
                      </math:msub>
                      <math:mi>,</math:mi>
                      <math:msub>
                        <math:mi>f</math:mi>
                        <math:mi>c</math:mi>
                      </math:msub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fenced>
          <math:mo math:stretchy="false">⋅</math:mo>
          <math:mfenced math:open="" math:close="">
            <math:mrow>
              <math:mi>B</math:mi>
              <math:mo math:stretchy="false">+</math:mo>
              <math:mi math:fontstyle="italic">handBetPrev</math:mi>
            </math:mrow>
          </math:mfenced>
        </math:mrow>
      </math:mrow>
    </math:mrow>
    <math:annotation math:encoding="StarMath 5.0">G(x) = left((1+ e^"*" (f + f_d) - handBetPrev )^{win^e} (1-(f + f_d) - handBetPrev )^{1-(1-losses)^e}  (s_av(e,m,f_pot,f_c) ) right)cdot left( B + handBetPrev right)</math:annotation>
  </math:semantics>
</math:math>
</file>

<file path=Object 110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=</math:mo>
      <math:mrow>
        <math:mn>1</math:mn>
        <math:mo math:stretchy="false">−</math:mo>
        <math:mfrac>
          <math:mn>1</math:mn>
          <math:mi>n</math:mi>
        </math:mfrac>
      </math:mrow>
    </math:mrow>
    <math:annotation math:encoding="StarMath 5.0">p = 1 - 1 over n</math:annotation>
  </math:semantics>
</math:math>
</file>

<file path=Object 111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row>
          <math:mn>1</math:mn>
          <math:mo math:stretchy="false">−</math:mo>
          <math:mi>p</math:mi>
        </math:mrow>
      </math:mfrac>
      <math:mo math:stretchy="false">=</math:mo>
      <math:mi>n</math:mi>
    </math:mrow>
    <math:annotation math:encoding="StarMath 5.0">1 over {1 - p} = n</math:annotation>
  </math:semantics>
</math:math>
</file>

<file path=Object 112/content.xml><?xml version="1.0" encoding="utf-8"?>
<!DOCTYPE math  PUBLIC '-//OpenOffice.org//DTD Modified W3C MathML 1.01//EN'  'math.dtd'>
<math:math xmlns:math="http://www.w3.org/1998/Math/MathML">
  <math:semantics>
    <math:mrow>
      <math:mrow>
        <math:mi>w</math:mi>
        <math:mo math:stretchy="false">=</math:mo>
        <math:msup>
          <math:mi>p</math:mi>
          <math:mi>N</math:mi>
        </math:msup>
      </math:mrow>
      <math:mo math:stretchy="false">=</math:mo>
      <math:msup>
        <math:mfenced math:open="" math:close="">
          <math:mrow>
            <math:mn>1</math:mn>
            <math:mo math:stretchy="false">−</math:mo>
            <math:mfrac>
              <math:mn>1</math:mn>
              <math:mi>n</math:mi>
            </math:mfrac>
          </math:mrow>
        </math:mfenced>
        <math:mi>N</math:mi>
      </math:msup>
    </math:mrow>
    <math:annotation math:encoding="StarMath 5.0">w = p^N = left( 1 - 1 over n right) ^ N</math:annotation>
  </math:semantics>
</math:math>
</file>

<file path=Object 113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row>
            <math:mfrac>
              <math:mrow>
                <math:mo math:stretchy="false">−</math:mo>
                <math:mi math:fontstyle="italic">nB</math:mi>
              </math:mrow>
              <math:mn>2</math:mn>
            </math:mfrac>
            <math:mo math:stretchy="false">+</math:mo>
            <math:mi math:fontstyle="italic">wb</math:mi>
          </math:mrow>
          <math:mo math:stretchy="false">−</math:mo>
          <math:mfenced math:open="" math:close="">
            <math:mrow>
              <math:mn>1</math:mn>
              <math:mo math:stretchy="false">−</math:mo>
              <math:mi>w</math:mi>
            </math:mrow>
          </math:mfenced>
        </math:mrow>
      </math:mrow>
      <math:mrow>
        <math:mi>b</math:mi>
        <math:mo math:stretchy="false">=</math:mo>
        <math:mrow>
          <math:mrow>
            <math:mrow>
              <math:mo math:stretchy="false">−</math:mo>
              <math:mfrac>
                <math:mi math:fontstyle="italic">nB</math:mi>
                <math:mn>2</math:mn>
              </math:mfrac>
            </math:mrow>
            <math:mo math:stretchy="false">−</math:mo>
            <math:mi>b</math:mi>
          </math:mrow>
          <math:mo math:stretchy="false">+</math:mo>
          <math:mn>2</math:mn>
        </math:mrow>
      </math:mrow>
      <math:msup>
        <math:mfenced math:open="" math:close="">
          <math:mrow>
            <math:mn>1</math:mn>
            <math:mo math:stretchy="false">−</math:mo>
            <math:mfrac>
              <math:mn>1</math:mn>
              <math:mi>n</math:mi>
            </math:mfrac>
          </math:mrow>
        </math:mfenced>
        <math:mi>N</math:mi>
      </math:msup>
      <math:mi>b</math:mi>
    </math:mrow>
    <math:annotation math:encoding="StarMath 5.0">G = -{nB} over 2 + wb - left( 1-w right) b = - {nB over 2} - b + 2 left( 1 - 1 over n right)^N b</math:annotation>
  </math:semantics>
</math:math>
</file>

<file path=Object 11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n</math:mi>
        </math:mfrac>
        <math:mo math:stretchy="false">=</math:mo>
        <math:mrow>
          <math:mfrac>
            <math:mrow>
              <math:mo math:stretchy="false">−</math:mo>
              <math:mi>B</math:mi>
            </math:mrow>
            <math:mn>2</math:mn>
          </math:mfrac>
          <math:mo math:stretchy="false">+</math:mo>
          <math:mn>2</math:mn>
        </math:mrow>
      </math:mrow>
      <math:mi>b</math:mi>
      <math:mi>N</math:mi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row>
            <math:mo math:stretchy="false">(</math:mo>
            <math:mrow>
              <math:mi>N</math:mi>
              <math:mo math:stretchy="false">−</math:mo>
              <math:mn>1</math:mn>
            </math:mrow>
            <math:mo math:stretchy="false">)</math:mo>
          </math:mrow>
        </math:msup>
        <math:mo math:stretchy="false">×</math:mo>
        <math:mfrac>
          <math:mi>d</math:mi>
          <math:mi math:fontstyle="italic">dn</math:mi>
        </math:mfrac>
      </math:mrow>
      <math:mrow>
        <math:mfenced math:open="{" math:close="}">
          <math:mrow>
            <math:mo math:stretchy="false">−</math:mo>
            <math:msup>
              <math:mi>n</math:mi>
              <math:mrow>
                <math:mo math:stretchy="false">−</math:mo>
                <math:mn>1</math:mn>
              </math:mrow>
            </math:msup>
          </math:mrow>
        </math:mfenced>
        <math:mo math:stretchy="false">=</math:mo>
        <math:mrow>
          <math:mrow>
            <math:mo math:stretchy="false">−</math:mo>
            <math:mfrac>
              <math:mi>B</math:mi>
              <math:mn>2</math:mn>
            </math:mfrac>
          </math:mrow>
          <math:mo math:stretchy="false">+</math:mo>
          <math:mn>2</math:mn>
        </math:mrow>
      </math:mrow>
      <math:mi>b</math:mi>
      <math:mi>N</math:mi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row>
            <math:mo math:stretchy="false">(</math:mo>
            <math:mrow>
              <math:mi>N</math:mi>
              <math:mo math:stretchy="false">−</math:mo>
              <math:mn>1</math:mn>
            </math:mrow>
            <math:mo math:stretchy="false">)</math:mo>
          </math:mrow>
        </math:msup>
        <math:mo math:stretchy="false">×</math:mo>
        <math:mfenced math:open="[" math:close="]">
          <math:mfrac>
            <math:mn>1</math:mn>
            <math:msup>
              <math:mi>n</math:mi>
              <math:mn>2</math:mn>
            </math:msup>
          </math:mfrac>
        </math:mfenced>
      </math:mrow>
    </math:mrow>
    <math:annotation math:encoding="StarMath 5.0">dG  over dn = -B over 2 + 2 b N left ( 1 - 1 over n right)^(N-1) times {d over dn} left lbrace - {n^{-1}} right rbrace

= -{B over 2} + 2 b N left ( 1 - 1 over n right)^(N-1) times left[ {1 over n^2} right]</math:annotation>
  </math:semantics>
</math:math>
</file>

<file path=Object 115/content.xml><?xml version="1.0" encoding="utf-8"?>
<!DOCTYPE math  PUBLIC '-//OpenOffice.org//DTD Modified W3C MathML 1.01//EN'  'math.dtd'>
<math:math xmlns:math="http://www.w3.org/1998/Math/MathML">
  <math:semantics>
    <math:mrow>
      <math:mn>0.25</math:mn>
      <math:mfenced math:open="" math:close="">
        <math:mfrac>
          <math:mi>B</math:mi>
          <math:mi>b</math:mi>
        </math:mfrac>
      </math:mfenced>
      <math:mrow>
        <math:mfrac>
          <math:mn>1</math:mn>
          <math:mi>N</math:mi>
        </math:mfrac>
        <math:mo math:stretchy="false">=</math:mo>
        <math:mrow>
          <math:msup>
            <math:mfenced math:open="" math:close="">
              <math:mrow>
                <math:mn>1</math:mn>
                <math:mo math:stretchy="false">−</math:mo>
                <math:mfrac>
                  <math:mn>1</math:mn>
                  <math:mi>n</math:mi>
                </math:mfrac>
              </math:mrow>
            </math:mfenced>
            <math:mrow>
              <math:mo math:stretchy="false">(</math:mo>
              <math:mrow>
                <math:mi>N</math:mi>
                <math:mo math:stretchy="false">−</math:mo>
                <math:mn>1</math:mn>
              </math:mrow>
              <math:mo math:stretchy="false">)</math:mo>
            </math:mrow>
          </math:msup>
          <math:mo math:stretchy="false">×</math:mo>
          <math:mfenced math:open="[" math:close="]">
            <math:mfrac>
              <math:mn>1</math:mn>
              <math:msup>
                <math:mi>n</math:mi>
                <math:mn>2</math:mn>
              </math:msup>
            </math:mfrac>
          </math:mfenced>
        </math:mrow>
      </math:mrow>
    </math:mrow>
    <math:annotation math:encoding="StarMath 5.0">0.25 left( B over b right) {1 over N}  = left ( 1 - 1 over n right)^(N-1) times left[ {1 over n^2} right]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WL</math:mi>
        </math:mrow>
      </math:mfenced>
      <math:mrow>
        <math:mrow>
          <math:mi math:fontstyle="italic">wins</math:mi>
          <math:mo math:stretchy="false">−</math:mo>
          <math:mrow>
            <math:mi math:fontstyle="italic">WL</math:mi>
            <math:mo math:stretchy="false">⋅</math:mo>
            <math:mi math:fontstyle="italic">loss</math:mi>
          </math:mrow>
        </math:mrow>
        <math:mo math:stretchy="false">=</math:mo>
        <math:mn>0</math:mn>
      </math:mrow>
    </math:mrow>
    <math:annotation math:encoding="StarMath 5.0">left( 1 - WL right)wins  - WL cdot loss = 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row>
                <math:mn>1</math:mn>
                <math:mo math:stretchy="false">−</math:mo>
                <math:mi math:fontstyle="italic">WL</math:mi>
              </math:mrow>
            </math:mtd>
            <math:mtd>
              <math:mn>0</math:mn>
            </math:mtd>
            <math:mtd>
              <math:mrow>
                <math:mo math:stretchy="false">−</math:mo>
                <math:mi math:fontstyle="italic">WL</math:mi>
              </math:mrow>
            </math:mtd>
          </math:mtr>
          <math:mtr>
            <math:mtd>
              <math:mn>1</math:mn>
            </math:mtd>
            <math:mtd>
              <math:mrow>
                <math:mn>1</math:mn>
                <math:mo math:stretchy="false">/</math:mo>
                <math:mn>2</math:mn>
              </math:mrow>
            </math:mtd>
            <math:mtd>
              <math:mn>0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</math:mtr>
        </math:mtable>
      </math:mfenced>
      <math:mrow>
        <math:mfenced math:open="[" math:close="]">
          <math:mtable>
            <math:mtr>
              <math:mtd>
                <math:mi math:fontstyle="italic">wins</math:mi>
              </math:mtd>
            </math:mtr>
            <math:mtr>
              <math:mtd>
                <math:mi math:fontstyle="italic">splits</math:mi>
              </math:mtd>
            </math:mtr>
            <math:mtr>
              <math:mtd>
                <math:mi math:fontstyle="italic">loss</math:mi>
              </math:mtd>
            </math:mtr>
          </math:mtable>
        </math:mfenced>
        <math:mo math:stretchy="false">=</math:mo>
        <math:mfenced math:open="[" math:close="]"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n>1</math:mn>
              </math:mtd>
            </math:mtr>
          </math:mtable>
        </math:mfenced>
      </math:mrow>
    </math:mrow>
    <math:annotation math:encoding="StarMath 5.0">left[ matrix{1-WL # 0 # -WL ## 1 # 1 / 2 # 0 ## 1 # 1 # 1} right] left [matrix{wins ## splits ## loss}right] = left[matrix {0 ## PCT ## 1} right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1 / 2 # 0 ## 0 # 1/2 # 1} ` mline` matrix{0 ## PCT ## 1 - PCT} right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L</math:mi>
      <math:mrow>
        <math:mrow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  <math:mo math:stretchy="false">=</math:mo>
          <math:mfrac>
            <math:mrow>
              <math:mi>G</math:mi>
              <math:mi>'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  <math:mrow>
              <math:mi>G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n>1</math:mn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</math:mrow>
    </math:mrow>
    <math:annotation math:encoding="StarMath 5.0">L(f+f_d) = {G'(f+f_d)} over {G(f+f_d)} =  left(win^e  cdot {
	{de^"*"(f + f_d)}
	over
	(1+ e^"*"(f + f_d))
	} + { {(1-losses)^e} -1 } over (1-(f + f_d)) + (s^"*"_av(e,m,f_pot,f_c)) righ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0 # -1 ## 0 # 1/2 # 1} ` mline` matrix{0 ## 2PCT - 1 ## 1 - PCT} right]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i math:fontstyle="italic">WL</math:mi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i math:fontstyle="italic">WL</math:mi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WL-1 # 0 # WL ## 1 # 0 # -1 ## 0 # 1/2 # 1} ` mline` matrix{0 ## 2PCT - 1 ## 1 - PCT} right]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1 # 0 # -1 ## 0 # 1/2 # 1} ` mline` matrix{(2PCT-1)WL ## 2PCT - 1 ## 1 - PCT} right]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n>2WL</math:mn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2WL-1 # 0 # 1-2WL ## 0 # 1/2 # 1} ` mline` matrix{(2PCT-1)WL ## (2PCT - 1)(2WL-1) ## 1 - PCT} right]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i math:fontstyle="italic">WL</math:mi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0 # 0 # 1-2WL ## 0 # 1/2 # 1} ` mline` matrix{(2PCT-1)WL ## (2PCT - 1)(WL-1) ## 1 - PCT} right]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italic">win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i math:fontstyle="italic">WL</math:mi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wins = {(2 PCT - 1) cdot WL} over { 2 WL - 1 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italic">los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row>
            <math:mo math:stretchy="false"></math:mo>
            <math:mrow>
              <math:mn>1</math:mn>
              <math:mo math:stretchy="false">−</math:mo>
              <math:mi math:fontstyle="italic">WL</math:mi>
            </math:mrow>
            <math:mo math:stretchy="false"></math:mo>
          </math:mrow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loss = {(2 PCT - 1) cdot (1-WL)} over { 2 WL - 1 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 math:fontstyle="italic">splits</math:mi>
      <math:mo math:stretchy="false">=</math:mo>
      <math:mrow>
        <math:mfenced math:open="" math:close="">
          <math:mrow>
            <math:mrow>
              <math:mo math:stretchy="false"></math:mo>
              <math:mrow>
                <math:mn>1</math:mn>
                <math:mo math:stretchy="false">−</math:mo>
                <math:mi math:fontstyle="italic">PCT</math:mi>
              </math:mrow>
              <math:mo math:stretchy="false"></math:mo>
            </math:mrow>
            <math:mo math:stretchy="false">−</math:mo>
            <math:mi math:fontstyle="italic">losses</math:mi>
          </math:mrow>
        </math:mfenced>
        <math:mo math:stretchy="false">×</math:mo>
        <math:mn>2</math:mn>
      </math:mrow>
    </math:mrow>
    <math:annotation math:encoding="StarMath 5.0">splits = left( ( 1 - PCT ) - losses right) times 2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sup>
            <math:mi>s</math:mi>
            <math:mi math:fontstyle="italic">av</math:mi>
            <math:mtext>*</math:mtext>
          </math:msubsup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</math:mo>
                    <math:mrow>
                      <math:mi>f</math:mi>
                      <math:mo math:stretchy="false"></math:mo>
                      <math:msub>
                        <math:mi>f</math:mi>
                        <math:mi>d</math:mi>
                      </math:msub>
                    </math:mrow>
                    <math:mo math:stretchy="false">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i>m</math:mi>
                    <math:mo math:stretchy="false"></math:mo>
                    <math:mn>1</math:mn>
                  </math:mrow>
                  <math:mo math:stretchy="false"></math:mo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subsup>
                        <math:mi>e</math:mi>
                        <math:mi math:fontstyle="italic">live</math:mi>
                        <math:mtext>*</math:mtext>
                      </math:msubsup>
                    </math:mrow>
                    <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  <math:mo math:stretchy="false">×</math:mo>
                      <math:mfenced math:open="" math:close="">
                        <math:mrow>
                          <math:mfrac>
                            <math:mi>m</math:mi>
                            <math:mi>e</math:mi>
                          </math:mfrac>
                          <math:mo math:stretchy="false"></math:mo>
                          <math:msup>
                            <math:mfenced math:open="" math:close="">
                              <math:mrow>
                                <math:mn>1</math:mn>
                                <math:mo math:stretchy="false">−</math:mo>
                                <math:mfrac>
                                  <math:mi>m</math:mi>
                                  <math:mi>e</math:mi>
                                </math:mfrac>
                              </math:mrow>
                            </math:mfenced>
                            <math:mn>2</math:mn>
                          </math:msup>
                        </math:mrow>
                      </math:mfenced>
                    </math:mrow>
                  </math:mrow>
                </math:mrow>
              </math:mfenced>
            </math:mfrac>
          </math:mrow>
        </math:mfenced>
      </math:mrow>
    </math:mrow>
    <math:annotation math:encoding="StarMath 5.0">(s_av^"*"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
		right)
	}
right]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row>
                <math:mn>1</math:mn>
                <math:mo math:stretchy="false">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</math:mo>
                          <math:mrow>
                            <math:mi>f</math:mi>
                            <math:mo math:stretchy="false">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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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</math:mo>
                    <math:mn>1</math:mn>
                  </math:mrow>
                </math:mfrac>
              </math:mrow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1+ 
{{f_pot + {e^"*"_live (f + f_d)}} times left( m over e + left( 1 - m over e right)^2 right) over {m+1}} 
right) times left( binom{e}{m} right) win^{e-m} split^m 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b>
            <math:mi>G</math:mi>
            <math:mi math:fontstyle="italic">shift</math:mi>
          </math:msub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row>
        <math:mrow>
          <math:mo math:stretchy="false"></math:mo>
          <math:mrow>
            <math:mrow>
              <math:mn>1</math:mn>
              <math:mo math:stretchy="false"></math:mo>
              <math:msup>
                <math:mi>e</math:mi>
                <math:mtext>*</math:mtext>
              </math:msup>
            </math:mrow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n>1</math:mn>
            <math:mo math:stretchy="false">−</math:mo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fenced math:open="" math:close="">
          <math:mrow>
            <math:mn>1</math:mn>
            <math:mo math:stretchy="false">−</math:mo>
            <math:msup>
              <math:mrow>
                <math:mo math:stretchy="false"></math:mo>
                <math:mrow>
                  <math:mn>1</math:mn>
                  <math:mo math:stretchy="false">−</math:mo>
                  <math:mi math:fontstyle="italic">losses</math:mi>
                </math:mrow>
                <math:mo math:stretchy="false"></math:mo>
              </math:mrow>
              <math:mi>e</math:mi>
            </math:msup>
          </math:mrow>
        </math:mfenced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−</math:mo>
        <math:mn>1</math:mn>
      </math:mrow>
    </math:mrow>
    <math:annotation math:encoding="StarMath 5.0">{G_shift left( f+f_d right)} over B ~ = ~ (1+ e^"*" (f + f_d))times{win^e} ~+ ~(1-(f + f_d))times left( 1-(1-losses)^e right) ~+ ~(s_av(e,m,f_pot,f_c)) - 1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G</math:mi>
          <math:msub>
            <math:mi>'</math:mi>
            <math:mi math:fontstyle="italic">shift</math:mi>
          </math:msub>
          <math:mfenced math:open="" math:close="">
            <math:mrow>
              <math:mi>f</math:mi>
              <math:mo math:stretchy="false">+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sup>
        <math:mi math:fontstyle="italic">de</math:mi>
        <math:mtext>*</math:mtext>
      </math:msup>
      <math:mrow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−</math:mo>
        <math:mi/>
      </math:mrow>
      <math:mfenced math:open="" math:close="">
        <math:mrow>
          <math:mn>1</math:mn>
          <math:mo math:stretchy="false">−</math:mo>
          <math:msup>
            <math:mrow>
              <math:mo math:stretchy="false">(</math:mo>
              <math:mrow>
                <math:mn>1</math:mn>
                <math:mo math:stretchy="false">−</math:mo>
                <math:mi math:fontstyle="italic">losses</math:mi>
              </math:mrow>
              <math:mo math:stretchy="false">)</math:mo>
            </math:mrow>
            <math:mi>e</math:mi>
          </math:msup>
        </math:mrow>
      </math:mfenced>
      <math:mrow>
        <math:mi/>
        <math:mo math:stretchy="false">+</math:mo>
        <math:mi/>
      </math:mrow>
      <math:mrow>
        <math:mo math:stretchy="false">(</math:mo>
        <math:mrow>
          <math:mi>s</math:mi>
          <math:msub>
            <math:mi>'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</math:mrow>
    <math:annotation math:encoding="StarMath 5.0">{G'_shift left( f+f_d right)} over B ~ = ~  de^"*" (f + f_d)times{win^e} ~- ~left( 1-(1-losses)^e right) ~+ ~(s'_av(e,m,f_pot,f_c))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bsup>
            <math:mi>e</math:mi>
            <math:mi math:fontstyle="italic">one</math:mi>
            <math:mtext>*</math:mtext>
          </math:msubsup>
          <math:mi math:fontstyle="italic">betSize</math:mi>
        </math:mfrac>
        <math:mo math:stretchy="false">=</math:mo>
        <math:mi math:fontstyle="italic">pctWillCall</math:mi>
      </math:mrow>
      <math:mfenced math:open="" math:close="">
        <math:mfrac>
          <math:mi math:fontstyle="italic">betSize</math:mi>
          <math:mrow>
            <math:mrow>
              <math:mn>2</math:mn>
              <math:mo math:stretchy="false">×</math:mo>
              <math:mi math:fontstyle="italic">betSize</math:mi>
            </math:mrow>
            <math:mo math:stretchy="false"></math:mo>
            <math:msub>
              <math:mi math:fontstyle="italic">chips</math:mi>
              <math:mi math:fontstyle="italic">pot</math:mi>
            </math:msub>
          </math:mrow>
        </math:mfrac>
      </math:mfenced>
    </math:mrow>
    <math:annotation math:encoding="StarMath 5.0">e^"*"_one over betSize = pctWillCall left( betSize over {2 times betSize + chips_pot} right) 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row>
          <math:mi>d</math:mi>
          <math:mi>x</math:mi>
        </math:mrow>
      </math:mfrac>
      <math:mrow>
        <math:mrow>
          <math:mo math:stretchy="false">∑</math:mo>
          <math:mrow>
            <math:mi>f</math:mi>
            <math:mfenced math:open="" math:close="">
              <math:mi>x</math:mi>
            </math:mfenced>
          </math:mrow>
        </math:mrow>
        <math:mo math:stretchy="false">=</math:mo>
        <math:mrow>
          <math:mo math:stretchy="false">∑</math:mo>
          <math:mrow>
            <math:mfrac>
              <math:mi>d</math:mi>
              <math:mrow>
                <math:mi>d</math:mi>
                <math:mi>x</math:mi>
              </math:mrow>
            </math:mfrac>
            <math:mi>f</math:mi>
            <math:mfenced math:open="" math:close="">
              <math:mi>x</math:mi>
            </math:mfenced>
          </math:mrow>
        </math:mrow>
      </math:mrow>
    </math:mrow>
    <math:annotation math:encoding="StarMath 5.0">d over {d x} sum {f left( x right)} = sum {d over {d x}  f left( x right)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row>
                <math:mi math:fontstyle="italic">betSize</math:mi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{n+1} = betSize times pctWillCall left( nroot e { betSize over { betSize + chips_pot + e^"*"_n}} right) 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row>
            <math:mi>n</math:mi>
            <math:mo math:stretchy="false">+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+</math:mo>
                <math:mn>1</math:mn>
              </math:mrow>
              <math:mtext>*</math:mtext>
            </math:msubsup>
            <math:mi math:fontstyle="italic">betSize</math:mi>
          </math:mfrac>
          <math:mo math:stretchy="false">+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row>
                      <math:mi math:fontstyle="italic">betSize</math:mi>
                      <math:mo math:stretchy="false">+</math:mo>
                      <math:msub>
                        <math:mi math:fontstyle="italic">chips</math:mi>
                        <math:mi math:fontstyle="italic">pot</math:mi>
                      </math:msub>
                    </math:mrow>
                    <math:mo math:stretchy="false">+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row>
                    <math:mi math:fontstyle="italic">betSize</math:mi>
                    <math:mo math:stretchy="false">+</math:mo>
                    <math:msub>
                      <math:mi math:fontstyle="italic">chips</math:mi>
                      <math:mi math:fontstyle="italic">pot</math:mi>
                    </math:msub>
                  </math:mrow>
                  <math:mo math:stretchy="false">+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row>
              <math:msub>
                <math:mi math:fontstyle="italic">chips</math:mi>
                <math:mi math:fontstyle="italic">pot</math:mi>
              </math:msub>
              <math:mo math:stretchy="false">+</math:mo>
              <math:msubsup>
                <math:mi>e</math:mi>
                <math:mi>n</math:mi>
                <math:mtext>*</math:mtext>
              </math:msubsup>
            </math:mrow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row>
                  <math:mi math:fontstyle="italic">betSize</math:mi>
                  <math:mo math:stretchy="false">+</math:mo>
                  <math:msub>
                    <math:mi math:fontstyle="italic">chips</math:mi>
                    <math:mi math:fontstyle="italic">pot</math:mi>
                  </math:msub>
                </math:mrow>
                <math:mo math:stretchy="false">+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{n+1} = e^"*"_{n+1} over betSize + betSize times pctWillCall' left(
nroot e { betSize over { betSize + chips_pot + e^"*"_n}}
right) cdot {1 over e} cdot left( betSize over { betSize + chips_pot + e^"*"_n} right)^ {{1-e} over e} cdot {{chips_pot + e^"*"_n - betSize cdot de^"*"_n} over left( betSize + chips_pot + e^"*"_n right)^2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n>0</math:mn>
          <math:mtext>*</math:mtext>
        </math:msubsup>
        <math:mo math:stretchy="false">=</math:mo>
        <math:mrow>
          <math:mi math:fontstyle="italic">betSize</math:mi>
          <math:mo math:stretchy="false"></math:mo>
          <math:msub>
            <math:mi math:fontstyle="italic">chips</math:mi>
            <math:mi math:fontstyle="italic">pot</math:mi>
          </math:msub>
        </math:mrow>
      </math:mrow>
      <math:mi/>
      <math:mi>,</math:mi>
      <math:mi/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i math:fontstyle="italic">betSize</math:mi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0 = betSize + chips_pot ~,~~ e^"*"_{n+1} = betSize times pctWillCall left( nroot e { betSize over {betSize +  e^"*"_n} } right) 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n>0</math:mn>
          <math:mtext>*</math:mtext>
        </math:msubsup>
        <math:mo math:stretchy="false">=</math:mo>
        <math:mn>1</math:mn>
      </math:mrow>
      <math:mi/>
      <math:mi>,</math:mi>
      <math:mi/>
      <math:mrow>
        <math:msubsup>
          <math:mi math:fontstyle="italic">d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</math:mo>
                <math:mn>1</math:mn>
              </math:mrow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i math:fontstyle="italic">betSize</math:mi>
                    <math:mo math:stretchy="false">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i math:fontstyle="italic">betSize</math:mi>
                  <math:mo math:stretchy="false">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subsup>
              <math:mi>e</math:mi>
              <math:mi>n</math:mi>
              <math:mtext>*</math:mtext>
            </math:msubsup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i math:fontstyle="italic">betSize</math:mi>
                <math:mo math:stretchy="false">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0 = 1 ~,~~ de^"*"_{n+1} = e^"*"_{n+1} over betSize + betSize times pctWillCall' left( nroot e {betSize over {betSize + e^"*"_n}} right) cdot {1 over e} cdot left( betSize over {betSize + e^"*"_n} right)^{{1-e} over e} cdot {{ e^"*"_n - betSize cdot de^"*"_n} over left( betSize  + e^"*"_n right)^2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G</math:mi>
      <math:mi>'</math:mi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sub>
          <math:mi>G</math:mi>
          <math:mi math:fontstyle="italic">shift</math:mi>
        </math:msub>
      </math:mrow>
      <math:mi>'</math:mi>
      <math:mrow>
        <math:mrow>
          <math:mo math:stretchy="false"></math:mo>
          <math:mi>x</math:mi>
          <math:mo math:stretchy="false"></math:mo>
        </math:mrow>
        <math:mo math:stretchy="false">⋅</math:mo>
        <math:mi>B</math:mi>
      </math:mrow>
    </math:mrow>
    <math:annotation math:encoding="StarMath 5.0">G'(x) cdot B= G_shift'(x) cdot B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i math:fontstyle="italic">one</math:mi>
          <math:mtext>*</math:mtext>
        </math:msubsup>
        <math:mo math:stretchy="false">=</math:mo>
        <math:mrow>
          <math:mfrac>
            <math:msubsup>
              <math:mi>e</math:mi>
              <math:mi math:fontstyle="italic">one</math:mi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fenced math:open="" math:close="">
          <math:mfrac>
            <math:mi math:fontstyle="italic">betSize</math:mi>
            <math:mrow>
              <math:mrow>
                <math:mn>2</math:mn>
                <math:mo math:stretchy="false">×</math:mo>
                <math:mi math:fontstyle="italic">betSize</math:mi>
              </math:mrow>
              <math:mo math:stretchy="false"></math:mo>
              <math:msub>
                <math:mi math:fontstyle="italic">chips</math:mi>
                <math:mi math:fontstyle="italic">pot</math:mi>
              </math:msub>
            </math:mrow>
          </math:mfrac>
        </math:mfenced>
        <math:mo math:stretchy="false">⋅</math:mo>
        <math:mfrac>
          <math:msub>
            <math:mi math:fontstyle="italic">chips</math:mi>
            <math:mi math:fontstyle="italic">pot</math:mi>
          </math:msub>
          <math:msup>
            <math:mfenced math:open="" math:close="">
              <math:mrow>
                <math:mrow>
                  <math:mn>2</math:mn>
                  <math:mo math:stretchy="false">×</math:mo>
                  <math:mi math:fontstyle="italic">betSize</math:mi>
                </math:mrow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</math:mfenced>
            <math:mn>2</math:mn>
          </math:msup>
        </math:mfrac>
      </math:mrow>
    </math:mrow>
    <math:annotation math:encoding="StarMath 5.0">de^"*"_one = e^"*"_one over betSize + betSize times pctWillCall' left( betSize over {2 times betSize + chips_pot} right) cdot {chips_pot over left( 2 times betSize + chips_pot right)^2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frac>
                <math:mrow>
                  <math:mrow>
                    <math:msubsup>
                      <math:mi math:fontstyle="italic">de</math:mi>
                      <math:mi math:fontstyle="italic">live</math:mi>
                      <math:mtext>*</math:mtext>
                    </math:msub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</math:mo>
                  <math:mn>1</math:mn>
                </math:mrow>
              </math:mfrac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 
{{de^"*"_live (f + f_d)} times left( m over e + left( 1 - m over e right)^2 right) over {m+1}} 
right) times left( binom{e}{m} right) win^{e-m} split^m 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row>
                <math:mn>1</math:mn>
                <math:mo math:stretchy="false">+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+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+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+</math:mo>
                    <math:mn>1</math:mn>
                  </math:mrow>
                </math:mfrac>
              </math:mrow>
              <math:mo math:stretchy="false">−</math:mo>
              <math:mi math:fontstyle="italic">handBetPrev</math:mi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
  {{f_pot + {e^"*"_live (f + f_d)}} times left( m over e + left( 1 - m over e right)^2 right) 
}

 over {m+1}} 
 - handBetPrev 

   right)^{left( binom{e}{m} right) win^{e-m} split^m}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row>
                      <math:mo math:stretchy="false">(</math:mo>
                      <math:mrow>
                        <math:mrow>
                          <math:mrow>
                            <math:mn>1</math:mn>
                            <math:mo math:stretchy="false">+</math:mo>
                            <math:msub>
                              <math:mi>f</math:mi>
                              <math:mi math:fontstyle="italic">pot</math:mi>
                            </math:msub>
                          </math:mrow>
                          <math:mo math:stretchy="false">+</math:mo>
                          <math:msup>
                            <math:mi>e</math:mi>
                            <math:mtext>*</math:mtext>
                          </math:msup>
                        </math:mrow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  <math:mo math:stretchy="false">)</math:mo>
                    </math:mrow>
                    <math:mo math:stretchy="false">−</math:mo>
                    <math:mi math:fontstyle="italic">handBetPrev</math:mi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row>
                    <math:mo math:stretchy="false">(</math:mo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o math:stretchy="false">−</math:mo>
                  <math:mi math:fontstyle="italic">handBetPrev</math:mi>
                </math:mrow>
              </math:mfrac>
            </math:mrow>
            <math:mo math:stretchy="false">+</math:mo>
            <math:mrow>
              <math:mo math:stretchy="false">(</math:mo>
              <math:mrow>
                <math:msub>
                  <math:mi>s</math:mi>
                  <math:mrow>
                    <math:mtext>*</math:mtext>
                    <math:mi math:fontstyle="italic">av</math:mi>
                  </math:mrow>
                </math:msub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{  de^"*"(f + f_d)  }
	over
{	(1+ f_pot + e^"*"(f + f_d)) - handBetPrev  }
	}
+ { {  (1-losses)^e} -1 } over {  (1-(f + f_d)) - handBetPrev }
+ (s_{"*"av}(e,m,f_pot,f_c)) right) times { left( G_shift(f+f_d) +fold right)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row>
              <math:mtext>*</math:mtext>
              <math:mi math:fontstyle="italic">av</math:mi>
            </math:mrow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(</math:mo>
                    <math:mrow>
                      <math:mi>f</math:mi>
                      <math:mo math:stretchy="false">+</math:mo>
                      <math:msub>
                        <math:mi>f</math:mi>
                        <math:mi>d</math:mi>
                      </math:msub>
                    </math:mrow>
                    <math:mo math:stretchy="false">)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row>
                      <math:mrow>
                        <math:mi>m</math:mi>
                        <math:mo math:stretchy="false">+</math:mo>
                        <math:mn>1</math:mn>
                      </math:mrow>
                      <math:mo math:stretchy="false">+</math:mo>
                      <math:mrow>
                        <math:mrow>
                          <math:msub>
                            <math:mi>f</math:mi>
                            <math:mi math:fontstyle="italic">pot</math:mi>
                          </math:msub>
                          <math:mo math:stretchy="false">+</math:mo>
                          <math:msubsup>
                            <math:mi>e</math:mi>
                            <math:mi math:fontstyle="italic">live</math:mi>
                            <math:mtext>*</math:mtext>
                          </math:msubsup>
                        </math:mrow>
                        <math:mrow>
                          <math:mrow>
                            <math:mo math:stretchy="false">(</math:mo>
                            <math:mrow>
                              <math:mi>f</math:mi>
                              <math:mo math:stretchy="false">+</math:mo>
                              <math:msub>
                                <math:mi>f</math:mi>
                                <math:mi>d</math:mi>
                              </math:msub>
                            </math:mrow>
                            <math:mo math:stretchy="false">)</math:mo>
                          </math:mrow>
                          <math:mo math:stretchy="false">×</math:mo>
                          <math:mfenced math:open="" math:close="">
                            <math:mrow>
                              <math:mfrac>
                                <math:mi>m</math:mi>
                                <math:mi>e</math:mi>
                              </math:mfrac>
                              <math:mo math:stretchy="false">+</math:mo>
                              <math:msup>
                                <math:mfenced math:open="" math:close="">
                                  <math:mrow>
                                    <math:mn>1</math:mn>
                                    <math:mo math:stretchy="false">−</math:mo>
                                    <math:mfrac>
                                      <math:mi>m</math:mi>
                                      <math:mi>e</math:mi>
                                    </math:mfrac>
                                  </math:mrow>
                                </math:mfenced>
                                <math:mn>2</math:mn>
                              </math:msup>
                            </math:mrow>
                          </math:mfenced>
                        </math:mrow>
                      </math:mrow>
                    </math:mrow>
                    <math:mo math:stretchy="false">−</math:mo>
                    <math:mfenced math:open="" math:close="">
                      <math:mrow>
                        <math:mi>m</math:mi>
                        <math:mo math:stretchy="false">+</math:mo>
                        <math:mn>1</math:mn>
                      </math:mrow>
                    </math:mfenced>
                  </math:mrow>
                  <math:mi math:fontstyle="italic">handBetPrev</math:mi>
                </math:mrow>
              </math:mfenced>
            </math:mfrac>
          </math:mrow>
        </math:mfenced>
      </math:mrow>
    </math:mrow>
    <math:annotation math:encoding="StarMath 5.0">(s_{"*"av}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 - left( m+1 right)handBetPrev 
		right)
	}
right]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sup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row>
              <math:mi>p</math:mi>
              <math:mfenced math:open="" math:close="">
                <math:mi>x</math:mi>
              </math:mfenced>
            </math:mrow>
          </math:msup>
          <math:mo math:stretchy="false">×</math:mo>
          <math:mi>G</math:mi>
        </math:mrow>
      </math:mrow>
      <math:msup>
        <math:mfenced math:open="" math:close="">
          <math:mi>x</math:mi>
        </math:mfenced>
        <math:mrow>
          <math:mrow>
            <math:mn>1</math:mn>
            <math:mo math:stretchy="false">−</math:mo>
            <math:mi>p</math:mi>
          </math:mrow>
          <math:mfenced math:open="" math:close="">
            <math:mi>x</math:mi>
          </math:mfenced>
        </math:mrow>
      </math:msup>
    </math:mrow>
    <math:annotation math:encoding="StarMath 5.0">f = left( 1 + f_pot^total right) ^ {p left(x right)}
 times 
 G left(x right) ^{1-p left(x right)}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i math:fontstyle="italic">df</math:mi>
      <math:mo math:stretchy="false">=</math:mo>
      <math:mrow>
        <math:mfenced math:open="" math:close="">
          <math:mrow>
            <math:mrow>
              <math:mrow>
                <math:mrow>
                  <math:mi>p</math:mi>
                  <math:mi>'</math:mi>
                </math:mrow>
                <math:mi>ln</math:mi>
                <math:mfenced math:open="" math:close="">
                  <math:mrow>
                    <math:mn>1</math:mn>
                    <math:mo math:stretchy="false">+</math:mo>
                    <math:msubsup>
                      <math:mi>f</math:mi>
                      <math:mi math:fontstyle="italic">pot</math:mi>
                      <math:mi math:fontstyle="italic">total</math:mi>
                    </math:msubsup>
                  </math:mrow>
                </math:mfenced>
              </math:mrow>
              <math:mo math:stretchy="false">+</math:mo>
              <math:mfenced math:open="" math:close="">
                <math:mrow>
                  <math:mn>1</math:mn>
                  <math:mo math:stretchy="false">−</math:mo>
                  <math:mi>p</math:mi>
                </math:mrow>
              </math:mfenced>
            </math:mrow>
            <math:mrow>
              <math:mfrac>
                <math:mrow>
                  <math:mi>G</math:mi>
                  <math:mi>'</math:mi>
                  <math:mfenced math:open="" math:close="">
                    <math:mi>x</math:mi>
                  </math:mfenced>
                </math:mrow>
                <math:mrow>
                  <math:mi>G</math:mi>
                  <math:mfenced math:open="" math:close="">
                    <math:mi>x</math:mi>
                  </math:mfenced>
                </math:mrow>
              </math:mfrac>
              <math:mo math:stretchy="false">−</math:mo>
              <math:mi>p</math:mi>
            </math:mrow>
            <math:mi>ln</math:mi>
            <math:mfenced math:open="" math:close="">
              <math:mrow>
                <math:mi>G</math:mi>
                <math:mfenced math:open="" math:close="">
                  <math:mi>x</math:mi>
                </math:mfenced>
              </math:mrow>
            </math:mfenced>
          </math:mrow>
        </math:mfenced>
        <math:mo math:stretchy="false">⋅</math:mo>
        <math:mi>f</math:mi>
      </math:mrow>
    </math:mrow>
    <math:annotation math:encoding="StarMath 5.0">df = left(

{{p'} {ln} left( 1 + f_pot^total right)}
 +
  left( 1 -p right) {G' left(x right)} over {G left(x right)} 
 		-
 	{p} {ln} left( G left(x right) right)
 right)
 cdot f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row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o math:stretchy="false">×</math:mo>
            <math:mrow>
              <math:mi>p</math:mi>
              <math:mfenced math:open="" math:close="">
                <math:mi>x</math:mi>
              </math:mfenced>
            </math:mrow>
          </math:mrow>
          <math:mo math:stretchy="false">+</math:mo>
          <math:mi>G</math:mi>
        </math:mrow>
      </math:mrow>
      <math:mrow>
        <math:mfenced math:open="" math:close="">
          <math:mi>x</math:mi>
        </math:mfenced>
        <math:mo math:stretchy="false">×</math:mo>
        <math:mfenced math:open="" math:close="">
          <math:mrow>
            <math:mrow>
              <math:mn>1</math:mn>
              <math:mo math:stretchy="false">−</math:mo>
              <math:mi>p</math:mi>
            </math:mrow>
            <math:mfenced math:open="" math:close="">
              <math:mi>x</math:mi>
            </math:mfenced>
          </math:mrow>
        </math:mfenced>
      </math:mrow>
    </math:mrow>
    <math:annotation math:encoding="StarMath 5.0">f = left( 1 + f_pot^total right) times {p left(x right)}
 +
 G left(x right) times left(1-p left(x right) right)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row>
          <math:mrow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o math:stretchy="false">×</math:mo>
            <math:mrow>
              <math:mi>p</math:mi>
              <math:mi>'</math:mi>
            </math:mrow>
          </math:mrow>
          <math:mo math:stretchy="false">+</math:mo>
          <math:mi>G</math:mi>
        </math:mrow>
      </math:mrow>
      <math:mi>'</math:mi>
      <math:mrow>
        <math:mrow>
          <math:mfenced math:open="" math:close="">
            <math:mi>x</math:mi>
          </math:mfenced>
          <math:mo math:stretchy="false">×</math:mo>
          <math:mfenced math:open="" math:close="">
            <math:mrow>
              <math:mn>1</math:mn>
              <math:mo math:stretchy="false">−</math:mo>
              <math:mi>p</math:mi>
            </math:mrow>
          </math:mfenced>
        </math:mrow>
        <math:mo math:stretchy="false">−</math:mo>
        <math:mi>G</math:mi>
      </math:mrow>
      <math:mrow>
        <math:mfenced math:open="" math:close="">
          <math:mi>x</math:mi>
        </math:mfenced>
        <math:mo math:stretchy="false">×</math:mo>
        <math:mi>p</math:mi>
      </math:mrow>
      <math:mi>'</math:mi>
    </math:mrow>
    <math:annotation math:encoding="StarMath 5.0">df = left( 1 + f_pot^total right) times {p' }
 +
 G' left(x right) times left(1-p  right)
 -
 G left(x right) times p' 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>B</math:mi>
          <math:mo math:stretchy="false">+</math:mo>
          <math:mi math:fontstyle="italic">pot</math:mi>
        </math:mrow>
      </math:mfenced>
      <math:mrow>
        <math:msup>
          <math:mi>w</math:mi>
          <math:mi>n</math:mi>
        </math:msup>
        <math:mo math:stretchy="false">+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" math:close="">
          <math:mrow>
            <math:mn>1</math:mn>
            <math:mo math:stretchy="false">−</math:mo>
            <math:msup>
              <math:mi>w</math:mi>
              <math:mi>n</math:mi>
            </math:msup>
          </math:mrow>
        </math:mfenced>
        <math:mo math:stretchy="false">=</math:mo>
        <math:mrow>
          <math:mrow>
            <math:mi>B</math:mi>
            <math:mo math:stretchy="false">−</math:mo>
            <math:mi math:fontstyle="italic">alreadyBet</math:mi>
          </math:mrow>
          <math:mo math:stretchy="false">+</math:mo>
          <math:mrow>
            <math:mfenced math:open="" math:close="">
              <math:mrow>
                <math:mi math:fontstyle="italic">betSize</math:mi>
                <math:mo math:stretchy="false">−</math:mo>
                <math:mi math:fontstyle="italic">alreadyBet</math:mi>
              </math:mrow>
            </math:mfenced>
            <math:mo math:stretchy="false">⋅</math:mo>
            <math:mi math:fontstyle="italic">pctWillCall</math:mi>
          </math:mrow>
        </math:mrow>
      </math:mrow>
      <math:mrow>
        <math:mfenced math:open="" math:close="">
          <math:mrow>
            <math:mn>1</math:mn>
            <math:mo math:stretchy="false">−</math:mo>
            <math:mi>w</math:mi>
          </math:mrow>
        </math:mfenced>
        <math:mo math:stretchy="false">−</math:mo>
        <math:mfrac>
          <math:mi>k</math:mi>
          <math:mfenced math:open="" math:close="">
            <math:mrow>
              <math:mrow>
                <math:mn>1</math:mn>
                <math:mo math:stretchy="false">−</math:mo>
                <math:mi math:fontstyle="italic">pctWillCall</math:mi>
              </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</math:mfenced>
        </math:mfrac>
      </math:mrow>
    </math:mrow>
    <math:annotation math:encoding="StarMath 5.0">left( B+pot right) w^n + left(B - betSize right) left( 1- w^n right)
=
B - alreadyBet + left( betSize - alreadyBet right) cdot pctWillCall left( 1 - w right) - k over left( 1 - pctWillCall left( 1 - w right) right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n>0</math:mn>
      </math:mrow>
    </math:mrow>
    <math:annotation math:encoding="StarMath 5.0">G_shift left( f + f_d right) cdot B = 0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row>
                <math:mrow>
                  <math:msup>
                    <math:mi math:fontstyle="italic">Bw</math:mi>
                    <math:mi>n</math:mi>
                  </math:msup>
                  <math:mo math:stretchy="false">+</math:mo>
                  <math:mrow>
                    <math:mi math:fontstyle="italic">pot</math:mi>
                    <math:mo math:stretchy="false">⋅</math:mo>
                    <math:msup>
                      <math:mi>w</math:mi>
                      <math:mi>n</math:mi>
                    </math:msup>
                  </math:mrow>
                </math:mrow>
                <math:mo math:stretchy="false">+</math:mo>
                <math:mi>B</math:mi>
              </math:mrow>
              <math:mo math:stretchy="false">−</math:mo>
              <math:mi math:fontstyle="italic">betSize</math:mi>
            </math:mrow>
            <math:mo math:stretchy="false">−</math:mo>
            <math:msup>
              <math:mi math:fontstyle="italic">Bw</math:mi>
              <math:mi>n</math:mi>
            </math:msup>
          </math:mrow>
          <math:mo math:stretchy="false">+</math:mo>
          <math:mrow>
            <math:mi math:fontstyle="italic">betSize</math:mi>
            <math:mo math:stretchy="false">⋅</math:mo>
            <math:msup>
              <math:mi>w</math:mi>
              <math:mi>n</math:mi>
            </math:msup>
          </math:mrow>
        </math:mrow>
        <math:mo math:stretchy="false">=</math:mo>
        <math:mrow>
          <math:mrow>
            <math:mi>B</math:mi>
            <math:mo math:stretchy="false">−</math:mo>
            <math:mi math:fontstyle="italic">alreadyBet</math:mi>
          </math:mrow>
          <math:mo math:stretchy="false">+</math:mo>
          <math:mrow>
            <math:mfenced math:open="" math:close="">
              <math:mrow>
                <math:mi math:fontstyle="italic">betSize</math:mi>
                <math:mo math:stretchy="false">−</math:mo>
                <math:mi math:fontstyle="italic">alreadyBet</math:mi>
              </math:mrow>
            </math:mfenced>
            <math:mo math:stretchy="false">⋅</math:mo>
            <math:mi math:fontstyle="italic">pctWillCall</math:mi>
          </math:mrow>
        </math:mrow>
      </math:mrow>
      <math:mrow>
        <math:mfenced math:open="" math:close="">
          <math:mrow>
            <math:mn>1</math:mn>
            <math:mo math:stretchy="false">−</math:mo>
            <math:mi>w</math:mi>
          </math:mrow>
        </math:mfenced>
        <math:mo math:stretchy="false">−</math:mo>
        <math:mfrac>
          <math:mi>k</math:mi>
          <math:mfenced math:open="" math:close="">
            <math:mrow>
              <math:mrow>
                <math:mn>1</math:mn>
                <math:mo math:stretchy="false">−</math:mo>
                <math:mi math:fontstyle="italic">pctWillCall</math:mi>
              </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</math:mfenced>
        </math:mfrac>
      </math:mrow>
    </math:mrow>
    <math:annotation math:encoding="StarMath 5.0">Bw^n+ pot cdot w^n + B - betSize - Bw^n + betSize cdot w^n 
=
B - alreadyBet  + left( betSize - alreadyBet right) cdot pctWillCall left( 1 - w right) - k over left( 1 - pctWillCall left( 1 - w right) right)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pot</math:mi>
          <math:mo math:stretchy="false">+</math:mo>
          <math:mi math:fontstyle="italic">betSize</math:mi>
        </math:mrow>
      </math:mfenced>
      <math:mrow>
        <math:msup>
          <math:mi>w</math:mi>
          <math:mi>n</math:mi>
        </math:msup>
        <math:mo math:stretchy="false">=</math:mo>
        <math:mrow>
          <math:mrow>
            <math:mi math:fontstyle="italic">betSize</math:mi>
            <math:mo math:stretchy="false">−</math:mo>
            <math:mfrac>
              <math:mi>k</math:mi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</math:mfrac>
          </math:mrow>
          <math:mo math:stretchy="false">+</math:mo>
          <math:mrow>
            <math:mfenced math:open="" math:close="">
              <math:mrow>
                <math:mi math:fontstyle="italic">betSize</math:mi>
                <math:mo math:stretchy="false">−</math:mo>
                <math:mi math:fontstyle="italic">alreadyBet</math:mi>
              </math:mrow>
            </math:mfenced>
            <math:mo math:stretchy="false">⋅</math:mo>
            <math:mi math:fontstyle="italic">pctWillCall</math:mi>
          </math:mrow>
        </math:mrow>
      </math:mrow>
      <math:mfenced math:open="" math:close="">
        <math:mrow>
          <math:mn>1</math:mn>
          <math:mo math:stretchy="false">−</math:mo>
          <math:mi>w</math:mi>
        </math:mrow>
      </math:mfenced>
    </math:mrow>
    <math:annotation math:encoding="StarMath 5.0">left( pot + betSize right) w^n 
=
betSize - k over left( 1 - pctWillCall left( 1 - w right) right)
+ left( betSize - alreadyBet right) cdot pctWillCall left( 1 - w right)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sub>
        <math:mi>w</math:mi>
        <math:mi math:fontstyle="italic">new</math:mi>
      </math:msub>
      <math:mo math:stretchy="false">=</math:mo>
      <math:mroot>
        <math:mfrac>
          <math:mrow>
            <math:mrow>
              <math:mrow>
                <math:mi math:fontstyle="italic">betSize</math:mi>
                <math:mo math:stretchy="false">−</math:mo>
                <math:mi math:fontstyle="italic">alreadyBet</math:mi>
              </math:mrow>
              <math:mo math:stretchy="false">+</math:mo>
              <math:mrow>
                <math:mfenced math:open="" math:close="">
                  <math:mrow>
                    <math:mi math:fontstyle="italic">betSize</math:mi>
                    <math:mo math:stretchy="false">−</math:mo>
                    <math:mi math:fontstyle="italic">alreadyBet</math:mi>
                  </math:mrow>
                </math:mfenced>
                <math:mo math:stretchy="false">⋅</math:mo>
                <math:mi math:fontstyle="italic">pctWillCall</math:mi>
              </math:mrow>
            </math:mrow>
            <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  <math:mo math:stretchy="false">−</math:mo>
              <math:mfrac>
                <math:mi>k</math:mi>
                <math:mfenced math:open="" math:close="">
                  <math:mrow>
                    <math:mrow>
                      <math:mn>1</math:mn>
                      <math:mo math:stretchy="false">−</math:mo>
                      <math:mi math:fontstyle="italic">pctWillCall</math:mi>
                    </math:mrow>
                    <math:mfenced math:open="" math:close="">
                      <math:mrow>
                        <math:mn>1</math:mn>
                        <math:mo math:stretchy="false">−</math:mo>
                        <math:msub>
                          <math:mi>w</math:mi>
                          <math:mi math:fontstyle="italic">guess</math:mi>
                        </math:msub>
                      </math:mrow>
                    </math:mfenced>
                  </math:mrow>
                </math:mfenced>
              </math:mfrac>
            </math:mrow>
          </math:mrow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</math:mfrac>
        <math:mi>n</math:mi>
      </math:mroot>
    </math:mrow>
    <math:annotation math:encoding="StarMath 5.0">w_new
=
nroot{n} 
{
	{betSize - alreadyBet + left( betSize - alreadyBet right) cdot pctWillCall left( 1 - w right) - k over left( 1 - pctWillCall left( 1 - w_guess right) right)}
	over
	left( pot + betSize right)
}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dpot</math:mi>
          <math:mo math:stretchy="false">+</math:mo>
          <math:mn>1</math:mn>
        </math:mrow>
      </math:mfenced>
      <math:mrow>
        <math:msup>
          <math:mi>w</math:mi>
          <math:mi>n</math:mi>
        </math:msup>
        <math:mo math:stretchy="false">+</math:mo>
        <math:mfenced math:open="" math:close="">
          <math:mrow>
            <math:mi math:fontstyle="italic">pot</math:mi>
            <math:mo math:stretchy="false">+</math:mo>
            <math:mi math:fontstyle="italic">betSize</math:mi>
          </math:mrow>
        </math:mfenced>
      </math:mrow>
      <math:mi>n</math:mi>
      <math:mrow>
        <math:mrow>
          <math:msup>
            <math:mi>w</math:mi>
            <math:mrow>
              <math:mi>n</math:mi>
              <math:mo math:stretchy="false">−</math:mo>
              <math:mn>1</math:mn>
            </math:mrow>
          </math:msup>
          <math:mo math:stretchy="false">⋅</math:mo>
          <math:mfrac>
            <math:mi math:fontstyle="italic">dw</math:mi>
            <math:mi math:fontstyle="italic">dbetSize</math:mi>
          </math:mfrac>
        </math:mrow>
        <math:mo math:stretchy="false">=</math:mo>
        <math:mrow>
          <math:mn>1</math:mn>
          <math:mo math:stretchy="false">+</math:mo>
          <math:msup>
            <math:mi>p</math:mi>
            <math:mtext>*</math:mtext>
          </math:msup>
        </math:mrow>
      </math:mrow>
      <math:mrow>
        <math:mfenced math:open="" math:close="">
          <math:mrow>
            <math:mn>1</math:mn>
            <math:mo math:stretchy="false">−</math:mo>
            <math:mi>w</math:mi>
          </math:mrow>
        </math:mfenced>
        <math:mo math:stretchy="false">+</math:mo>
        <math:mrow>
          <math:mfenced math:open="" math:close="">
            <math:mrow>
              <math:mrow>
                <math:mfrac>
                  <math:mrow>
                    <math:mrow>
                      <math:mo math:stretchy="false">−</math:mo>
                      <math:mi>k</math:mi>
                    </math:mrow>
                    <math:mo math:stretchy="false">⋅</math:mo>
                    <math:mfenced math:open="[" math:close="]">
                      <math:mrow>
                        <math:mi math:fontstyle="italic">pctWillCall</math:mi>
                        <math:mi>'</math:mi>
                        <math:mfenced math:open="" math:close="">
                          <math:mrow>
                            <math:mn>1</math:mn>
                            <math:mo math:stretchy="false">−</math:mo>
                            <math:mi>w</math:mi>
                          </math:mrow>
                        </math:mfenced>
                      </math:mrow>
                    </math:mfenced>
                  </math:mrow>
                  <math:msup>
                    <math:mfenced math:open="" math:close="">
                      <math:mrow>
                        <math:mrow>
                          <math:mn>1</math:mn>
                          <math:mo math:stretchy="false">−</math:mo>
                          <math:mi math:fontstyle="italic">pctWillCall</math:mi>
                        </math:mrow>
                        <math:mfenced math:open="" math:close="">
                          <math:mrow>
                            <math:mn>1</math:mn>
                            <math:mo math:stretchy="false">−</math:mo>
                            <math:mi>w</math:mi>
                          </math:mrow>
                        </math:mfenced>
                      </math:mrow>
                    </math:mfenced>
                    <math:mn>2</math:mn>
                  </math:msup>
                </math:mfrac>
                <math:mo math:stretchy="false">+</math:mo>
                <math:mrow>
                  <math:mfenced math:open="" math:close="">
                    <math:mrow>
                      <math:mi math:fontstyle="italic">bet</math:mi>
                      <math:mo math:stretchy="false">−</math:mo>
                      <math:mi math:fontstyle="italic">alreadyBet</math:mi>
                    </math:mrow>
                  </math:mfenced>
                  <math:mo math:stretchy="false">⋅</math:mo>
                  <math:msup>
                    <math:mi>p</math:mi>
                    <math:mtext>*</math:mtext>
                  </math:msup>
                </math:mrow>
              </math:mrow>
              <math:mi>'</math:mi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</math:mfenced>
          <math:mo math:stretchy="false">⋅</math:mo>
          <math:mfenced math:open="[" math:close="]">
            <math:mfrac>
              <math:mi math:fontstyle="italic">dw</math:mi>
              <math:mi math:fontstyle="italic">dbetSize</math:mi>
            </math:mfrac>
          </math:mfenced>
        </math:mrow>
      </math:mrow>
    </math:mrow>
    <math:annotation math:encoding="StarMath 5.0">left( dpot + 1 right) w^n +

left( pot + betSize right) n w^{n-1} cdot { {dw} over {dbetSize} }
=
1 + p^"*" left( 1 - w right) + left( {-k 
		cdot left[ pctWillCall' left( 1 - w right) right]}   over { left( 1 - pctWillCall left( 1 - w right) right)^{2} } + left( bet -  alreadyBet right) cdot p^"*"' left( 1 - w right) right) cdot left[ { {dw} over {dbetSize} } right]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pot</math:mi>
          <math:mo math:stretchy="false">+</math:mo>
          <math:mi math:fontstyle="italic">betSize</math:mi>
        </math:mrow>
      </math:mfenced>
      <math:mi>n</math:mi>
      <math:mrow>
        <math:mrow>
          <math:mrow>
            <math:msup>
              <math:mi>w</math:mi>
              <math:mrow>
                <math:mi>n</math:mi>
                <math:mo math:stretchy="false">−</math:mo>
                <math:mn>1</math:mn>
              </math:mrow>
            </math:msup>
            <math:mo math:stretchy="false">⋅</math:mo>
            <math:mfrac>
              <math:mi math:fontstyle="italic">dw</math:mi>
              <math:mi math:fontstyle="italic">dbetSize</math:mi>
            </math:mfrac>
          </math:mrow>
          <math:mo math:stretchy="false">+</math:mo>
          <math:mrow>
            <math:mfenced math:open="" math:close="">
              <math:mrow>
                <math:mrow>
                  <math:mrow>
                    <math:mo math:stretchy="false">−</math:mo>
                    <math:mfenced math:open="" math:close="">
                      <math:mrow>
                        <math:mi math:fontstyle="italic">bet</math:mi>
                        <math:mo math:stretchy="false">−</math:mo>
                        <math:mi math:fontstyle="italic">alreadyBet</math:mi>
                      </math:mrow>
                    </math:mfenced>
                  </math:mrow>
                  <math:mo math:stretchy="false">⋅</math:mo>
                  <math:msup>
                    <math:mi>p</math:mi>
                    <math:mtext>*</math:mtext>
                  </math:msup>
                </math:mrow>
                <math:mi>'</math:mi>
                <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  <math:mo math:stretchy="false">+</math:mo>
                  <math:mfrac>
                    <math:mrow>
                      <math:mi>k</math:mi>
                      <math:mo math:stretchy="false">⋅</math:mo>
                      <math:mfenced math:open="[" math:close="]">
                        <math:mrow>
                          <math:mi math:fontstyle="italic">pctWillCall</math:mi>
                          <math:mi>'</math:mi>
                          <math:mfenced math:open="" math:close="">
                            <math:mrow>
                              <math:mn>1</math:mn>
                              <math:mo math:stretchy="false">−</math:mo>
                              <math:mi>w</math:mi>
                            </math:mrow>
                          </math:mfenced>
                        </math:mrow>
                      </math:mfenced>
                    </math:mrow>
                    <math:msup>
                      <math:mfenced math:open="" math:close="">
                        <math:mrow>
                          <math:mrow>
                            <math:mn>1</math:mn>
                            <math:mo math:stretchy="false">−</math:mo>
                            <math:mi math:fontstyle="italic">pctWillCall</math:mi>
                          </math:mrow>
                          <math:mfenced math:open="" math:close="">
                            <math:mrow>
                              <math:mn>1</math:mn>
                              <math:mo math:stretchy="false">−</math:mo>
                              <math:mi>w</math:mi>
                            </math:mrow>
                          </math:mfenced>
                        </math:mrow>
                      </math:mfenced>
                      <math:mn>2</math:mn>
                    </math:msup>
                  </math:mfrac>
                </math:mrow>
              </math:mrow>
            </math:mfenced>
            <math:mo math:stretchy="false">⋅</math:mo>
            <math:mfenced math:open="[" math:close="]">
              <math:mfrac>
                <math:mi math:fontstyle="italic">dw</math:mi>
                <math:mi math:fontstyle="italic">dbetSize</math:mi>
              </math:mfrac>
            </math:mfenced>
          </math:mrow>
        </math:mrow>
        <math:mo math:stretchy="false">=</math:mo>
        <math:mrow>
          <math:mn>1</math:mn>
          <math:mo math:stretchy="false">−</math:mo>
          <math:mfenced math:open="" math:close="">
            <math:mrow>
              <math:mi math:fontstyle="italic">dpot</math:mi>
              <math:mo math:stretchy="false">+</math:mo>
              <math:mn>1</math:mn>
            </math:mrow>
          </math:mfenced>
        </math:mrow>
      </math:mrow>
      <math:mrow>
        <math:msup>
          <math:mi>w</math:mi>
          <math:mi>n</math:mi>
        </math:msup>
        <math:mo math:stretchy="false">+</math:mo>
        <math:msup>
          <math:mi>p</math:mi>
          <math:mtext>*</math:mtext>
        </math:msup>
      </math:mrow>
      <math:mfenced math:open="" math:close="">
        <math:mrow>
          <math:mn>1</math:mn>
          <math:mo math:stretchy="false">−</math:mo>
          <math:mi>w</math:mi>
        </math:mrow>
      </math:mfenced>
    </math:mrow>
    <math:annotation math:encoding="StarMath 5.0">
left( pot + betSize right) n w^{n-1} cdot { {dw} over {dbetSize} }
+
left( - left( bet -  alreadyBet right) cdot p^"*"' left( 1 - w right) + {k 
		cdot left[ pctWillCall' left( 1 - w right) right]}   over { left( 1 - pctWillCall left( 1 - w right) right)^{2} } right) cdot left[ { {dw} over {dbetSize} } right]
		=
1 - left( dpot + 1 right) w^n + p^"*" left( 1 - w right)

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  <math:mi>n</math:mi>
          <math:mrow>
            <math:mrow>
              <math:msup>
                <math:mi>w</math:mi>
                <math:mrow>
                  <math:mi>n</math:mi>
                  <math:mo math:stretchy="false">−</math:mo>
                  <math:mn>1</math:mn>
                </math:mrow>
              </math:msup>
              <math:mo math:stretchy="false">+</math:mo>
              <math:mfrac>
                <math:mrow>
                  <math:mrow>
                    <math:mi>k</math:mi>
                    <math:mo math:stretchy="false">⋅</math:mo>
                    <math:mi math:fontstyle="italic">pctWillCall</math:mi>
                  </math:mrow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  <math:mo math:stretchy="false">−</math:mo>
            <math:mrow>
              <math:mfenced math:open="" math:close="">
                <math:mrow>
                  <math:mi math:fontstyle="italic">bet</math:mi>
                  <math:mo math:stretchy="false">−</math:mo>
                  <math:mi math:fontstyle="italic">alreadyBet</math:mi>
                </math:mrow>
              </math:mfenced>
              <math:mo math:stretchy="false">⋅</math:mo>
              <math:msup>
                <math:mi>p</math:mi>
                <math:mtext>*</math:mtext>
              </math:msup>
            </math:mrow>
          </math:mrow>
          <math:mi>'</math:mi>
          <math:mfenced math:open="" math:close="">
            <math:mrow>
              <math:mn>1</math:mn>
              <math:mo math:stretchy="false">−</math:mo>
              <math:mi>w</math:mi>
            </math:mrow>
          </math:mfenced>
        </math:mrow>
      </math:mfenced>
      <math:mrow>
        <math:mfenced math:open="[" math:close="]">
          <math:mfrac>
            <math:mi math:fontstyle="italic">dw</math:mi>
            <math:mi math:fontstyle="italic">dbetSize</math:mi>
          </math:mfrac>
        </math:mfenced>
        <math:mo math:stretchy="false">=</math:mo>
        <math:mrow>
          <math:mn>1</math:mn>
          <math:mo math:stretchy="false">−</math:mo>
          <math:mfenced math:open="" math:close="">
            <math:mrow>
              <math:mi math:fontstyle="italic">dpot</math:mi>
              <math:mo math:stretchy="false">+</math:mo>
              <math:mn>1</math:mn>
            </math:mrow>
          </math:mfenced>
        </math:mrow>
      </math:mrow>
      <math:mrow>
        <math:msup>
          <math:mi>w</math:mi>
          <math:mi>n</math:mi>
        </math:msup>
        <math:mo math:stretchy="false">+</math:mo>
        <math:msup>
          <math:mi>p</math:mi>
          <math:mtext>*</math:mtext>
        </math:msup>
      </math:mrow>
      <math:mfenced math:open="" math:close="">
        <math:mrow>
          <math:mn>1</math:mn>
          <math:mo math:stretchy="false">−</math:mo>
          <math:mi>w</math:mi>
        </math:mrow>
      </math:mfenced>
    </math:mrow>
    <math:annotation math:encoding="StarMath 5.0">left(
	left( pot + betSize right) n w^{n-1} 
	+
	{k 
			cdot  pctWillCall' left( 1 - w right) }
			over
				left( 1 - pctWillCall left( 1 - w right) right)^{2}
				
				- left( bet -  alreadyBet right) cdot p^"*"' left( 1 - w right)
right)
		
		 left[ { {dw} over {dbetSize} } right]
=
1 - left( dpot + 1 right) w^n 

+ p^"*" left( 1 - w right)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n>1</math:mn>
            <math:mo math:stretchy="false">−</math:mo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</math:mrow>
          <math:mi>f</math:mi>
          <math:mrow>
            <math:mrow>
              <math:mo math:stretchy="false">(</math:mo>
              <math:mi>w</math:mi>
              <math:mo math:stretchy="false">)</math:mo>
            </math:mrow>
            <math:mo math:stretchy="false">+</math:mo>
            <math:mi math:fontstyle="italic">pctWillCall</math:mi>
          </math:mrow>
          <math:mfenced math:open="" math:close="">
            <math:mrow>
              <math:mn>1</math:mn>
              <math:mo math:stretchy="false">−</math:mo>
              <math:mi>w</math:mi>
            </math:mrow>
          </math:mfenced>
        </math:mrow>
        <math:mfenced math:open="" math:close="">
          <math:mrow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  <math:mi>f</math:mi>
            <math:mi>'</math:mi>
            <math:mrow>
              <math:mrow>
                <math:mrow>
                  <math:mo math:stretchy="false">(</math:mo>
                  <math:mi>w</math:mi>
                  <math:mo math:stretchy="false">)</math:mo>
                </math:mrow>
                <math:mo math:stretchy="false">+</math:mo>
                <math:mfrac>
                  <math:mrow>
                    <math:mrow>
                      <math:mi>k</math:mi>
                      <math:mo math:stretchy="false">⋅</math:mo>
                      <math:mi math:fontstyle="italic">pctWillCall</math:mi>
                    </math:mrow>
                    <math:mi>'</math:mi>
                    <math:mfenced math:open="" math:close="">
                      <math:mrow>
                        <math:mn>1</math:mn>
                        <math:mo math:stretchy="false">−</math:mo>
                        <math:mi>w</math:mi>
                      </math:mrow>
                    </math:mfenced>
                  </math:mrow>
                  <math:msup>
                    <math:mfenced math:open="" math:close="">
                      <math:mrow>
                        <math:mrow>
                          <math:mn>1</math:mn>
                          <math:mo math:stretchy="false">−</math:mo>
                          <math:mi math:fontstyle="italic">pctWillCall</math:mi>
                        </math:mrow>
                        <math:mfenced math:open="" math:close="">
                          <math:mrow>
                            <math:mn>1</math:mn>
                            <math:mo math:stretchy="false">−</math:mo>
                            <math:mi>w</math:mi>
                          </math:mrow>
                        </math:mfenced>
                      </math:mrow>
                    </math:mfenced>
                    <math:mn>2</math:mn>
                  </math:msup>
                </math:mfrac>
              </math:mrow>
              <math:mo math:stretchy="false">−</math:mo>
              <math:mrow>
                <math:mfenced math:open="" math:close="">
                  <math:mrow>
                    <math:mi math:fontstyle="italic">bet</math:mi>
                    <math:mo math:stretchy="false">−</math:mo>
                    <math:mi math:fontstyle="italic">alreadyBet</math:mi>
                  </math:mrow>
                </math:mfenced>
                <math:mo math:stretchy="false">⋅</math:mo>
                <math:mi math:fontstyle="italic">pctWillCall</math:mi>
              </math:mrow>
            </math:mrow>
            <math:mi>'</math:mi>
            <math:mfenced math:open="" math:close="">
              <math:mrow>
                <math:mn>1</math:mn>
                <math:mo math:stretchy="false">−</math:mo>
                <math:mi>w</math:mi>
              </math:mrow>
            </math:mfenced>
          </math:mrow>
        </math:mfenced>
      </math:mfrac>
    </math:mrow>
    <math:annotation math:encoding="StarMath 5.0">
 { {dw} over {dbetSize} } 
=
{1 - left( dpot + 1 right) f(w) + pctWillCall left( 1 - w right) }
over

left(
	left( pot + betSize right) f'(w)
	+
	{k 
			cdot  pctWillCall' left( 1 - w right) }
			over
				left( 1 - pctWillCall left( 1 - w right) right)^{2}
				- left( bet -  alreadyBet right) cdot pctWillCall' left( 1 - w right)
right)

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frac>
      <math:mi>k</math:mi>
      <math:mfenced math:open="" math:close="">
        <math:mrow>
          <math:mrow>
            <math:mn>1</math:mn>
            <math:mo math:stretchy="false">−</math:mo>
            <math:mi math:fontstyle="italic">pctWillCall</math:mi>
          </math:mrow>
          <math:mfenced math:open="" math:close="">
            <math:mrow>
              <math:mn>1</math:mn>
              <math:mo math:stretchy="false">−</math:mo>
              <math:mi>w</math:mi>
            </math:mrow>
          </math:mfenced>
        </math:mrow>
      </math:mfenced>
    </math:mfrac>
    <math:annotation math:encoding="StarMath 5.0">k over left( 1 - pctWillCall left( 1 - w right) right)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frac>
          <math:mi math:fontstyle="italic">betSize</math:mi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</math:mfrac>
        <math:mi>n</math:mi>
      </math:mroot>
    </math:mrow>
    <math:annotation math:encoding="StarMath 5.0">w
=
nroot{n} 
{
	{betSize }
	over
	left( pot + betSize right)
}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i>w</math:mi>
      <math:mrow>
        <math:mrow>
          <math:mi>'</math:mi>
          <math:mo math:stretchy="false">=</math:mo>
          <math:mrow>
            <math:mrow>
              <math:mfenced math:open="" math:close="">
                <math:mfrac>
                  <math:mn>1</math:mn>
                  <math:mi>n</math:mi>
                </math:mfrac>
              </math:mfenced>
              <math:mo math:stretchy="false">⋅</math:mo>
              <math:msup>
                <math:mfenced math:open="" math:close="">
                  <math:mfrac>
                    <math:mi math:fontstyle="italic">betSize</math:mi>
                    <math:mfenced math:open="" math:close="">
                      <math:mrow>
                        <math:mi math:fontstyle="italic">pot</math:mi>
                        <math:mo math:stretchy="false">+</math:mo>
                        <math:mi math:fontstyle="italic">betSize</math:mi>
                      </math:mrow>
                    </math:mfenced>
                  </math:mfrac>
                </math:mfenced>
                <math:mfrac>
                  <math:mrow>
                    <math:mn>1</math:mn>
                    <math:mo math:stretchy="false">−</math:mo>
                    <math:mi>n</math:mi>
                  </math:mrow>
                  <math:mi>n</math:mi>
                </math:mfrac>
              </math:msup>
            </math:mrow>
            <math:mo math:stretchy="false">⋅</math:mo>
            <math:mfenced math:open="" math:close="">
              <math:mfrac>
                <math:mrow>
                  <math:mfenced math:open="" math:close="">
                    <math:mi math:fontstyle="italic">pot</math:mi>
                  </math:mfenced>
                  <math:mo math:stretchy="false">−</math:mo>
                  <math:mrow>
                    <math:mi math:fontstyle="italic">betSize</math:mi>
                    <math:mo math:stretchy="false">⋅</math:mo>
                    <math:mi math:fontstyle="italic">dpot</math:mi>
                  </math:mrow>
                </math:mrow>
                <math:msup>
                  <math:mfenced math:open="" math:close="">
                    <math:mrow>
                      <math:mi math:fontstyle="italic">pot</math:mi>
                      <math:mo math:stretchy="false">+</math:mo>
                      <math:mi math:fontstyle="italic">betSize</math:mi>
                    </math:mrow>
                  </math:mfenced>
                  <math:mn>2</math:mn>
                </math:msup>
              </math:mfrac>
            </math:mfenced>
          </math:mrow>
        </math:mrow>
        <math:mo math:stretchy="false">=</math:mo>
        <math:mrow>
          <math:mfrac>
            <math:msup>
              <math:mi>w</math:mi>
              <math:mrow>
                <math:mn>1</math:mn>
                <math:mo math:stretchy="false">−</math:mo>
                <math:mi>n</math:mi>
              </math:mrow>
            </math:msup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</math:mrow>
          </math:mfrac>
          <math:mo math:stretchy="false">⋅</math:mo>
          <math:mfenced math:open="" math:close="">
            <math:mrow>
              <math:mfrac>
                <math:mi math:fontstyle="italic">pot</math:mi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</math:mfrac>
              <math:mo math:stretchy="false">−</math:mo>
              <math:mrow>
                <math:mfrac>
                  <math:mi math:fontstyle="italic">betSize</math:mi>
                  <math:mfenced math:open="" math:close="">
                    <math:mrow>
                      <math:mi math:fontstyle="italic">pot</math:mi>
                      <math:mo math:stretchy="false">+</math:mo>
                      <math:mi math:fontstyle="italic">betSize</math:mi>
                    </math:mrow>
                  </math:mfenced>
                </math:mfrac>
                <math:mo math:stretchy="false">⋅</math:mo>
                <math:mi math:fontstyle="italic">dpot</math:mi>
              </math:mrow>
            </math:mrow>
          </math:mfenced>
        </math:mrow>
      </math:mrow>
    </math:mrow>
    <math:annotation math:encoding="StarMath 5.0">w'
=
left(1 over n right) cdot  
left(
	{betSize }
	over
	left( pot + betSize right)
right)^ {{1-n} over n}

cdot
left(
	{
			left( pot  right)
			- betSize cdot dpot 
	}
	over
	left( pot + betSize right) ^ 2
right)

=

	w^ {1-n}
	over { left( pot + betSize right)  n }

cdot
left(
	{
			pot 
			over
	left( pot + betSize right) 
		-
			{
				 betSize 
				over
				left( pot + betSize right) 
			}cdot dpot 
	}
	
right)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rac>
                <math:mn>1</math:mn>
                <math:mrow>
                  <math:msub>
                    <math:mi>L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  <math:mo math:stretchy="false">=</math:mo>
              <math:mfrac>
                <math:mrow>
                  <math:msub>
                    <math:mi>G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  <math:mrow>
                  <math:msub>
                    <math:mi>G</math:mi>
                    <math:mi math:fontstyle="italic">shift</math:mi>
                  </math:msub>
                  <math:mi>'</math:mi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</math:mrow>
            <math:mo math:stretchy="false">=</math:mo>
            <math:mfrac>
              <math:mrow>
                <math:msub>
                  <math:mi>G</math:mi>
                  <math:mi math:fontstyle="italic">shift</math:mi>
                </math:msub>
                <math:mrow>
                  <math:mo math:stretchy="false"></math:mo>
                  <math:mi>x</math:mi>
                  <math:mo math:stretchy="false"></math:mo>
                </math:mrow>
              </math:mrow>
              <math:mrow>
                <math:mi>G</math:mi>
                <math:mi>'</math:mi>
                <math:mrow>
                  <math:mo math:stretchy="false"></math:mo>
                  <math:mi>x</math:mi>
                  <math:mo math:stretchy="false"></math:mo>
                </math:mrow>
              </math:mrow>
            </math:mfrac>
          </math:mrow>
          <math:mo math:stretchy="false">=</math:mo>
          <math:mfrac>
            <math:mrow>
              <math:msub>
                <math:mi>G</math:mi>
                <math:mi math:fontstyle="italic">shift</math:mi>
              </math:msub>
              <math:mrow>
                <math:mo math:stretchy="false"></math:mo>
                <math:mi>x</math:mi>
                <math:mo math:stretchy="false"></math:mo>
              </math:mrow>
            </math:mrow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row>
        <math:mfenced math:open="" math:close="">
          <math:mfrac>
            <math:mrow>
              <math:mi>G</math:mi>
              <math:mrow>
                <math:mrow>
                  <math:mo math:stretchy="false"></math:mo>
                  <math:mi>x</math:mi>
                  <math:mo math:stretchy="false"></math:mo>
                </math:mrow>
                <math:mo math:stretchy="false">−</math:mo>
                <math:mn>1</math:mn>
              </math:mrow>
            </math:mrow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fenced math:open="" math:close="">
        <math:mrow>
          <math:mn>1</math:mn>
          <math:mo math:stretchy="false">−</math:mo>
          <math:mfrac>
            <math:mn>1</math:mn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</math:mfenced>
    </math:mrow>
    <math:annotation math:encoding="StarMath 5.0">1 over {L_shift(x)} = {G_shift(x)} over {G_shift'(x)} = {G_shift(x)} over {G'(x)} ={G_shift(x)} over {L(x) G(x)} = left( 1 over {L(x)} right) left( {G(x) - 1} over {G(x)} right)= left( 1 over {L(x)} right) left( 1 - 1 over {G(x)} right)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w</math:mi>
          <math:mi math:fontstyle="italic">new</math:mi>
        </math:msub>
        <math:mo math:stretchy="false">=</math:mo>
        <math:mroot>
          <math:mfrac>
            <math:mrow>
              <math:mi math:fontstyle="italic">betSize</math:mi>
              <math:mo math:stretchy="false">−</math:mo>
              <math:mn>0</math:mn>
            </math:mrow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</math:mfrac>
          <math:mi>n</math:mi>
        </math:mroot>
      </math:mrow>
      <math:mo math:stretchy="false">=</math:mo>
      <math:msup>
        <math:mfenced math:open="" math:close="">
          <math:mfrac>
            <math:mi math:fontstyle="italic">betSize</math:mi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</math:mfrac>
        </math:mfenced>
        <math:mfrac>
          <math:mn>1</math:mn>
          <math:mi>n</math:mi>
        </math:mfrac>
      </math:msup>
    </math:mrow>
    <math:annotation math:encoding="StarMath 5.0">w_new

=
nroot{n} 
{
	{betSize -0}
	over
	left( pot + betSize right)
}

=
left(

	{betSize}
	over
	left( pot + betSize right)
	
right) ^ {1 over n}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w</math:mi>
          <math:mi math:fontstyle="italic">dbetSize</math:mi>
        </math:mfrac>
        <math:mo math:stretchy="false">=</math:mo>
        <math:mfrac>
          <math:mrow>
            <math:mrow>
              <math:mn>1</math:mn>
              <math:mo math:stretchy="false">−</math:mo>
              <math:mfenced math:open="" math:close="">
                <math:mrow>
                  <math:mi math:fontstyle="italic">dpot</math:mi>
                  <math:mo math:stretchy="false">+</math:mo>
                  <math:mn>1</math:mn>
                </math:mrow>
              </math:mfenced>
            </math:mrow>
            <math:msup>
              <math:mi>w</math:mi>
              <math:mi>n</math:mi>
            </math:msup>
          </math:mrow>
          <math:mfenced math:open="" math:close=""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  <math:mrow>
                <math:msup>
                  <math:mi>w</math:mi>
                  <math:mrow>
                    <math:mi>n</math:mi>
                    <math:mo math:stretchy="false">−</math:mo>
                    <math:mn>1</math:mn>
                  </math:mrow>
                </math:msup>
                <math:mo math:stretchy="false">+</math:mo>
                <math:mn>0</math:mn>
              </math:mrow>
            </math:mrow>
          </math:mfenced>
        </math:mfrac>
      </math:mrow>
      <math:mo math:stretchy="false">=</math:mo>
      <math:mrow>
        <math:mfrac>
          <math:mn>1</math:mn>
          <math:mfenced math:open="" math:close=""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  <math:msup>
                <math:mi>w</math:mi>
                <math:mrow>
                  <math:mi>n</math:mi>
                  <math:mo math:stretchy="false">−</math:mo>
                  <math:mn>1</math:mn>
                </math:mrow>
              </math:msup>
            </math:mrow>
          </math:mfenced>
        </math:mfrac>
        <math:mo math:stretchy="false">−</math:mo>
        <math:mfrac>
          <math:mrow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  <math:msup>
              <math:mi>w</math:mi>
              <math:mi>n</math:mi>
            </math:msup>
          </math:mrow>
          <math:mfenced math:open="" math:close=""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  <math:msup>
                <math:mi>w</math:mi>
                <math:mrow>
                  <math:mi>n</math:mi>
                  <math:mo math:stretchy="false">−</math:mo>
                  <math:mn>1</math:mn>
                </math:mrow>
              </math:msup>
            </math:mrow>
          </math:mfenced>
        </math:mfrac>
      </math:mrow>
    </math:mrow>
    <math:annotation math:encoding="StarMath 5.0">
 { {dw} over {dbetSize} } 
=
{1 - left( dpot + 1 right) w^n }
over

left(
	left( pot + betSize right) n w^{n-1} 
	+
	0
right)

=
	1
	over
	{
	left(
		left( pot + betSize right) n w^{n-1} 
	
	right)
	
	}
-
	{left( dpot + 1 right) w^n }
	over

	left(
		left( pot + betSize right) n w^{n-1} 
	
	right)
	
		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row>
        <math:mfrac>
          <math:msup>
            <math:mi>w</math:mi>
            <math:mrow>
              <math:mn>1</math:mn>
              <math:mo math:stretchy="false">−</math:mo>
              <math:mi>n</math:mi>
            </math:mrow>
          </math:msup>
          <math:mrow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  <math:mi>n</math:mi>
          </math:mrow>
        </math:mfrac>
        <math:mo math:stretchy="false">−</math:mo>
        <math:mfrac>
          <math:mrow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  <math:mi>w</math:mi>
          </math:mrow>
          <math:mfenced math:open="" math:close=""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</math:mrow>
          </math:mfenced>
        </math:mfrac>
      </math:mrow>
    </math:mrow>
    <math:annotation math:encoding="StarMath 5.0"> { {dw} over {dbetSize} } 
=

	{

		 w^{1-n}
	}
	over
	{
		left( pot + betSize right) n
	}
-
	{left( dpot + 1 right) w }
	over

	left(
		left( pot + betSize right) n 
	
	right)
	
		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i>w</math:mi>
      <math:mrow>
        <math:mrow>
          <math:mi>'</math:mi>
          <math:mo math:stretchy="false">=</math:mo>
          <math:mrow>
            <math:mfrac>
              <math:msup>
                <math:mi>w</math:mi>
                <math:mrow>
                  <math:mn>1</math:mn>
                  <math:mo math:stretchy="false">−</math:mo>
                  <math:mi>n</math:mi>
                </math:mrow>
              </math:msup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  <math:mo math:stretchy="false">⋅</math:mo>
            <math:mfenced math:open="" math:close="">
              <math:mrow>
                <math:mfrac>
                  <math:mi math:fontstyle="italic">pot</math:mi>
                  <math:mfenced math:open="" math:close="">
                    <math:mrow>
                      <math:mi math:fontstyle="italic">pot</math:mi>
                      <math:mo math:stretchy="false">+</math:mo>
                      <math:mi math:fontstyle="italic">betSize</math:mi>
                    </math:mrow>
                  </math:mfenced>
                </math:mfrac>
                <math:mo math:stretchy="false">−</math:mo>
                <math:mrow>
                  <math:msup>
                    <math:mi>w</math:mi>
                    <math:mi>n</math:mi>
                  </math:msup>
                  <math:mo math:stretchy="false">⋅</math:mo>
                  <math:mi math:fontstyle="italic">dpot</math:mi>
                </math:mrow>
              </math:mrow>
            </math:mfenced>
          </math:mrow>
        </math:mrow>
        <math:mo math:stretchy="false">=</math:mo>
        <math:mrow>
          <math:mfrac>
            <math:msup>
              <math:mi>w</math:mi>
              <math:mrow>
                <math:mn>1</math:mn>
                <math:mo math:stretchy="false">−</math:mo>
                <math:mi>n</math:mi>
              </math:mrow>
            </math:msup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</math:mrow>
          </math:mfrac>
          <math:mo math:stretchy="false">⋅</math:mo>
          <math:mfenced math:open="" math:close="">
            <math:mrow>
              <math:mrow>
                <math:mn>1</math:mn>
                <math:mo math:stretchy="false">−</math:mo>
                <math:mfrac>
                  <math:mi math:fontstyle="italic">betSize</math:mi>
                  <math:mfenced math:open="" math:close="">
                    <math:mrow>
                      <math:mi math:fontstyle="italic">pot</math:mi>
                      <math:mo math:stretchy="false">+</math:mo>
                      <math:mi math:fontstyle="italic">betSize</math:mi>
                    </math:mrow>
                  </math:mfenced>
                </math:mfrac>
              </math:mrow>
              <math:mo math:stretchy="false">−</math:mo>
              <math:mrow>
                <math:msup>
                  <math:mi>w</math:mi>
                  <math:mi>n</math:mi>
                </math:msup>
                <math:mo math:stretchy="false">⋅</math:mo>
                <math:mi math:fontstyle="italic">dpot</math:mi>
              </math:mrow>
            </math:mrow>
          </math:mfenced>
        </math:mrow>
      </math:mrow>
    </math:mrow>
    <math:annotation math:encoding="StarMath 5.0">w'
=

	w^ {1-n}
	over { left( pot + betSize right)  n }

cdot
left(
	{
			pot 
			over
	left( pot + betSize right) 
		-
			{
				 w^n
			}cdot dpot 
	}
	
right)


=

	w^ {1-n}
	over { left( pot + betSize right)  n }

cdot
left(
	{
		1
		-
			betSize
			over
	left( pot + betSize right) 
		-
			{
				 w^n
			}cdot dpot 
	}
	
right)
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i>w</math:mi>
      <math:mrow>
        <math:mi>'</math:mi>
        <math:mo math:stretchy="false">=</math:mo>
        <math:mrow>
          <math:mrow>
            <math:mfrac>
              <math:msup>
                <math:mi>w</math:mi>
                <math:mrow>
                  <math:mn>1</math:mn>
                  <math:mo math:stretchy="false">−</math:mo>
                  <math:mi>n</math:mi>
                </math:mrow>
              </math:msup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  <math:mo math:stretchy="false">−</math:mo>
            <math:mfrac>
              <math:mrow>
                <math:mi>w</math:mi>
                <math:mo math:stretchy="false">⋅</math:mo>
                <math:mi math:fontstyle="italic">dpot</math:mi>
              </math:mrow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</math:mrow>
          <math:mo math:stretchy="false">−</math:mo>
          <math:mrow>
            <math:mfrac>
              <math:msup>
                <math:mi>w</math:mi>
                <math:mrow>
                  <math:mn>1</math:mn>
                  <math:mo math:stretchy="false">−</math:mo>
                  <math:mi>n</math:mi>
                </math:mrow>
              </math:msup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  <math:mo math:stretchy="false">⋅</math:mo>
            <math:mfenced math:open="" math:close="">
              <math:mfrac>
                <math:mi math:fontstyle="italic">betSize</math:mi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</math:mfrac>
            </math:mfenced>
          </math:mrow>
        </math:mrow>
      </math:mrow>
    </math:mrow>
    <math:annotation math:encoding="StarMath 5.0">w'

=
	w^ {1-n}
	over { left( pot + betSize right)  n }

-


	w cdot dpot
	over { left( pot + betSize right)  n }


-

	w^ {1-n}
	over { left( pot + betSize right)  n }

cdot
left(
	{

		
			betSize
			over
	left( pot + betSize right) 
		
	}
	
right)
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i>w</math:mi>
      <math:mrow>
        <math:mi>'</math:mi>
        <math:mo math:stretchy="false">=</math:mo>
        <math:mrow>
          <math:mrow>
            <math:mfrac>
              <math:msup>
                <math:mi>w</math:mi>
                <math:mrow>
                  <math:mn>1</math:mn>
                  <math:mo math:stretchy="false">−</math:mo>
                  <math:mi>n</math:mi>
                </math:mrow>
              </math:msup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  <math:mo math:stretchy="false">−</math:mo>
            <math:mfrac>
              <math:mrow>
                <math:mi>w</math:mi>
                <math:mo math:stretchy="false">⋅</math:mo>
                <math:mi math:fontstyle="italic">dpot</math:mi>
              </math:mrow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</math:mrow>
          <math:mo math:stretchy="false">−</math:mo>
          <math:mfrac>
            <math:mi>w</math:mi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</math:mrow>
          </math:mfrac>
        </math:mrow>
      </math:mrow>
    </math:mrow>
    <math:annotation math:encoding="StarMath 5.0">w'

=
	w^ {1-n}
	over { left( pot + betSize right)  n }

-


	w cdot dpot
	over { left( pot + betSize right)  n }


-

	w
	over { left( pot + betSize right)  n }

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dpot</math:mi>
          <math:mo math:stretchy="false">+</math:mo>
          <math:mn>1</math:mn>
        </math:mrow>
      </math:mfenced>
      <math:mi>f</math:mi>
      <math:mrow>
        <math:mrow>
          <math:mo math:stretchy="false">(</math:mo>
          <math:mi>w</math:mi>
          <math:mo math:stretchy="false">)</math:mo>
        </math:mrow>
        <math:mo math:stretchy="false">+</math:mo>
        <math:mfenced math:open="" math:close="">
          <math:mrow>
            <math:mi math:fontstyle="italic">pot</math:mi>
            <math:mo math:stretchy="false">+</math:mo>
            <math:mi math:fontstyle="italic">bet</math:mi>
          </math:mrow>
        </math:mfenced>
      </math:mrow>
      <math:mi>f</math:mi>
      <math:mi>'</math:mi>
      <math:mrow>
        <math:mrow>
          <math:mrow>
            <math:mo math:stretchy="false">(</math:mo>
            <math:mi>w</math:mi>
            <math:mo math:stretchy="false">)</math:mo>
          </math:mrow>
          <math:mo math:stretchy="false">⋅</math:mo>
          <math:mfrac>
            <math:mi math:fontstyle="italic">dw</math:mi>
            <math:mi math:fontstyle="italic">dbet</math:mi>
          </math:mfrac>
        </math:mrow>
        <math:mo math:stretchy="false">=</math:mo>
        <math:mrow>
          <math:mn>1</math:mn>
          <math:mo math:stretchy="false">+</math:mo>
          <math:msup>
            <math:mi>p</math:mi>
            <math:mtext>*</math:mtext>
          </math:msup>
        </math:mrow>
      </math:mrow>
      <math:mrow>
        <math:mfenced math:open="" math:close="">
          <math:mrow>
            <math:mn>1</math:mn>
            <math:mo math:stretchy="false">−</math:mo>
            <math:mi>w</math:mi>
          </math:mrow>
        </math:mfenced>
        <math:mo math:stretchy="false">+</math:mo>
        <math:mrow>
          <math:mfenced math:open="" math:close="">
            <math:mrow>
              <math:mi math:fontstyle="italic">bet</math:mi>
              <math:mo math:stretchy="false">−</math:mo>
              <math:mi math:fontstyle="italic">alreadyBet</math:mi>
            </math:mrow>
          </math:mfenced>
          <math:mo math:stretchy="false">⋅</math:mo>
          <math:msup>
            <math:mi>p</math:mi>
            <math:mtext>*</math:mtext>
          </math:msup>
        </math:mrow>
      </math:mrow>
      <math:mi>'</math:mi>
      <math:mrow>
        <math:mrow>
          <math:mfenced math:open="" math:close="">
            <math:mrow>
              <math:mn>1</math:mn>
              <math:mo math:stretchy="false">−</math:mo>
              <math:mi>w</math:mi>
            </math:mrow>
          </math:mfenced>
          <math:mo math:stretchy="false">⋅</math:mo>
          <math:mfrac>
            <math:mi math:fontstyle="italic">dw</math:mi>
            <math:mi math:fontstyle="italic">dbet</math:mi>
          </math:mfrac>
        </math:mrow>
        <math:mo math:stretchy="false">+</math:mo>
        <math:mrow>
          <math:mrow>
            <math:mrow>
              <math:mi>k</math:mi>
              <math:mo math:stretchy="false">⋅</math:mo>
              <math:msup>
                <math:mfenced math:open="" math:close="">
                  <math:mrow>
                    <math:mrow>
                      <math:mn>1</math:mn>
                      <math:mo math:stretchy="false">−</math:mo>
                      <math:msup>
                        <math:mi>p</math:mi>
                        <math:mtext>*</math:mtext>
                      </math:msup>
                    </math:mrow>
                    <math:mfenced math:open="" math:close="">
                      <math:mrow>
                        <math:mn>1</math:mn>
                        <math:mo math:stretchy="false">−</math:mo>
                        <math:mi>w</math:mi>
                      </math:mrow>
                    </math:mfenced>
                  </math:mrow>
                </math:mfenced>
                <math:mrow>
                  <math:mo math:stretchy="false">−</math:mo>
                  <math:mn>2</math:mn>
                </math:mrow>
              </math:msup>
            </math:mrow>
            <math:mo math:stretchy="false">⋅</math:mo>
            <math:mfenced math:open="[" math:close="]">
              <math:mrow>
                <math:msup>
                  <math:mi>p</math:mi>
                  <math:mtext>*</math:mtext>
                </math:msup>
                <math:mi>'</math:mi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enced>
          </math:mrow>
          <math:mo math:stretchy="false">⋅</math:mo>
          <math:mfenced math:open="[" math:close="]">
            <math:mrow>
              <math:mo math:stretchy="false">−</math:mo>
              <math:mfrac>
                <math:mi math:fontstyle="italic">dw</math:mi>
                <math:mi math:fontstyle="italic">dbet</math:mi>
              </math:mfrac>
            </math:mrow>
          </math:mfenced>
        </math:mrow>
      </math:mrow>
    </math:mrow>
    <math:annotation math:encoding="StarMath 5.0">left( dpot + 1 right) f(w) +

left( pot + bet right) f'(w) cdot { {dw} over {dbet} }
=
1 + p^"*" left( 1 - w right) + left( bet -  alreadyBet right) cdot p^"*"' left( 1 - w right)  cdot { {dw} over {dbet} }
+ k cdot left( 1 - p^"*" left( 1 - w right) right)^{-2}
		cdot left[ p^"*"' left( 1 - w right) right] cdot  left[ -{ {dw} over {dbet} } right]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sub>
            <math:mi>w</math:mi>
            <math:mi math:fontstyle="italic">new</math:mi>
          </math:msub>
          <math:mo math:stretchy="false">)</math:mo>
        </math:mrow>
        <math:mo math:stretchy="false">=</math:mo>
        <math:mfrac>
          <math:mrow>
            <math:mrow>
              <math:mrow>
                <math:mrow>
                  <math:mi math:fontstyle="italic">betSize</math:mi>
                  <math:mo math:stretchy="false">−</math:mo>
                  <math:mi math:fontstyle="italic">alreadyBet</math:mi>
                </math:mrow>
                <math:mo math:stretchy="false">−</math:mo>
                <math:mfrac>
                  <math:mi>k</math:mi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sub>
                            <math:mi>w</math:mi>
                            <math:mi math:fontstyle="italic">guess</math:mi>
                          </math:msub>
                        </math:mrow>
                      </math:mfenced>
                    </math:mrow>
                  </math:mfenced>
                </math:mfrac>
              </math:mrow>
              <math:mo math:stretchy="false">+</math:mo>
              <math:mrow>
                <math:mfenced math:open="" math:close="">
                  <math:mrow>
                    <math:mi math:fontstyle="italic">betSize</math:mi>
                    <math:mo math:stretchy="false">−</math:mo>
                    <math:mi math:fontstyle="italic">alreadyBet</math:mi>
                  </math:mrow>
                </math:mfenced>
                <math:mo math:stretchy="false">⋅</math:mo>
                <math:mi math:fontstyle="italic">pctWillCall</math:mi>
              </math:mrow>
            </math:mrow>
            <math:mfenced math:open="" math:close="">
              <math:mrow>
                <math:mn>1</math:mn>
                <math:mo math:stretchy="false">−</math:mo>
                <math:mi>w</math:mi>
              </math:mrow>
            </math:mfenced>
          </math:mrow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</math:mfrac>
      </math:mrow>
    </math:mrow>
    <math:annotation math:encoding="StarMath 5.0">f(w_new)
=

{
	{betSize - alreadyBet - k over left( 1 - pctWillCall left( 1 - w_guess right) right)
	+ left( betSize - alreadyBet right) cdot pctWillCall left( 1 - w right)  	}
	over
	left( pot + betSize right)
}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sup>
          <math:mi>w</math:mi>
          <math:mi>n</math:mi>
        </math:msup>
      </math:msup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sup>
        <math:mo math:stretchy="false">=</math:mo>
        <math:mrow>
          <math:mn>1</math:mn>
          <math:mo math:stretchy="false">−</math:mo>
          <math:mfrac>
            <math:mi>k</math:mi>
            <math:mrow>
              <math:mi>B</math:mi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</math:mrow>
          </math:mfrac>
        </math:mrow>
      </math:mrow>
    </math:mrow>
    <math:annotation math:encoding="StarMath 5.0">left( 1+pot over B right)^{w^n} left(1 - betSize over B right)^ left( 1- w^n right)
=
1 - k over {B left( 1 - pctWillCall left( 1 - w right) right)}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i>log</math:mi>
      <math:mrow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o math:stretchy="false">+</math:mo>
        <math:mfenced math:open="" math:close="">
          <math:mrow>
            <math:mn>1</math:mn>
            <math:mo math:stretchy="false">−</math:mo>
            <math:msup>
              <math:mi>w</math:mi>
              <math:mi>n</math:mi>
            </math:msup>
          </math:mrow>
        </math:mfenced>
      </math:mrow>
      <math:mi>log</math:mi>
      <math:mrow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  <math:mo math:stretchy="false">=</math:mo>
        <math:mi>log</math:mi>
      </math:mrow>
      <math:mfenced math:open="" math:close="">
        <math:mrow>
          <math:mn>1</math:mn>
          <math:mo math:stretchy="false">−</math:mo>
          <math:mfrac>
            <math:mi>k</math:mi>
            <math:mrow>
              <math:mi>B</math:mi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</math:mrow>
          </math:mfrac>
        </math:mrow>
      </math:mfenced>
    </math:mrow>
    <math:annotation math:encoding="StarMath 5.0">{w^n} log left( 1+pot  over B right) + left( 1- w^n right) log left(1 - betSize over B right) 
=
log left( 1 - k over  { B left(1 - pctWillCall left( 1 - w right) right) }right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=</math:mo>
        <math:mi>G</math:mi>
      </math:mrow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−</math:mo>
        <math:mrow>
          <math:mi math:fontstyle="italic">fold</math:mi>
          <math:mo math:stretchy="false">×</math:mo>
          <math:mi>B</math:mi>
        </math:mrow>
      </math:mrow>
    </math:mrow>
    <math:annotation math:encoding="StarMath 5.0">G_shift(x) cdot B = G(x) cdot B  - fold times B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i>log</math:mi>
      <math:mrow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o math:stretchy="false">=</math:mo>
        <math:mi>log</math:mi>
      </math:mrow>
      <math:mrow>
        <math:mfenced math:open="" math:close="">
          <math:mrow>
            <math:mn>1</math:mn>
            <math:mo math:stretchy="false">−</math:mo>
            <math:mfrac>
              <math:mi>k</math:mi>
              <math:mrow>
                <math:mi>B</math:mi>
                <math:mfenced math:open="" math:close="">
                  <math:mrow>
                    <math:mrow>
                      <math:mn>1</math:mn>
                      <math:mo math:stretchy="false">−</math:mo>
                      <math:mi math:fontstyle="italic">pctWillCall</math:mi>
                    </math:mrow>
                    <math:mfenced math:open="" math:close="">
                      <math:mrow>
                        <math:mn>1</math:mn>
                        <math:mo math:stretchy="false">−</math:mo>
                        <math:mi>w</math:mi>
                      </math:mrow>
                    </math:mfenced>
                  </math:mrow>
                </math:mfenced>
              </math:mrow>
            </math:mfrac>
          </math:mrow>
        </math:mfenced>
        <math:mo math:stretchy="false">−</math:mo>
        <math:mi>log</math:mi>
      </math:mrow>
      <math:mfenced math:open="" math:close="">
        <math:mrow>
          <math:mn>1</math:mn>
          <math:mo math:stretchy="false">−</math:mo>
          <math:mfrac>
            <math:mi math:fontstyle="italic">betSize</math:mi>
            <math:mi>B</math:mi>
          </math:mfrac>
        </math:mrow>
      </math:mfenced>
    </math:mrow>
    <math:annotation math:encoding="StarMath 5.0">{w^n} log left( {B+pot}over{B - betSize} right) =

log left( 1 - k over  {B left( 1 - pctWillCall left( 1 - w right) right) } right)
- log left(1 - betSize over B right) 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sup>
          <math:mi>w</math:mi>
          <math:mi>n</math:mi>
        </math:msup>
      </math:msup>
      <math:mo math:stretchy="false">=</math:mo>
      <math:mfrac>
        <math:mrow>
          <math:mi>B</math:mi>
          <math:mo math:stretchy="false">−</math:mo>
          <math:mfrac>
            <math:mi>k</math:mi>
            <math:mrow>
              <math:mrow>
                <math:mn>1</math:mn>
                <math:mo math:stretchy="false">−</math:mo>
                <math:mi math:fontstyle="italic">pctWillCall</math:mi>
              </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</math:mfrac>
        </math:mrow>
        <math:mrow>
          <math:mi>B</math:mi>
          <math:mo math:stretchy="false">−</math:mo>
          <math:mi math:fontstyle="italic">betSize</math:mi>
        </math:mrow>
      </math:mfrac>
    </math:mrow>
    <math:annotation math:encoding="StarMath 5.0">left( {B+pot}over{B - betSize} right) ^ {w^n} =

{
 B - k over  {1 - pctWillCall left( 1 - w right)  }
}
over { B - betSize }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sub>
        <math:mi>w</math:mi>
        <math:mi math:fontstyle="italic">new</math:mi>
      </math:msub>
      <math:mo math:stretchy="false">=</math:mo>
      <math:mroot>
        <math:mrow>
          <math:msub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sub>
          <math:mfenced math:open="" math:close="">
            <math:mfrac>
              <math:mrow>
                <math:mi>B</math:mi>
                <math:mo math:stretchy="false">−</math:mo>
                <math:mfrac>
                  <math:mi>k</math:mi>
                  <math:mrow>
                    <math:mrow>
                      <math:mn>1</math:mn>
                      <math:mo math:stretchy="false">−</math:mo>
                      <math:mi math:fontstyle="italic">pctWillCall</math:mi>
                    </math:mrow>
                    <math:mfenced math:open="" math:close="">
                      <math:mrow>
                        <math:mn>1</math:mn>
                        <math:mo math:stretchy="false">−</math:mo>
                        <math:mi>w</math:mi>
                      </math:mrow>
                    </math:mfenced>
                  </math:mrow>
                </math:mfrac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  <math:mi>n</math:mi>
      </math:mroot>
    </math:mrow>
    <math:annotation math:encoding="StarMath 5.0"> {w_new} =
nroot n
{
	log_{left( {B+pot}over{B - betSize} right)} left(
	{
	 B  - k over  {1 -  pctWillCall left( 1 - w right)  }
	}
	over { B - betSize }
	right )
}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sub>
            <math:mi>w</math:mi>
            <math:mi math:fontstyle="italic">new</math:mi>
          </math:msub>
          <math:mo math:stretchy="false">)</math:mo>
        </math:mrow>
        <math:mo math:stretchy="false">=</math:mo>
        <math:msub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sub>
      </math:mrow>
      <math:mfenced math:open="" math:close="">
        <math:mfrac>
          <math:mrow>
            <math:mi>B</math:mi>
            <math:mo math:stretchy="false">−</math:mo>
            <math:mfrac>
              <math:mi>k</math:mi>
              <math:mrow>
                <math:mrow>
                  <math:mn>1</math:mn>
                  <math:mo math:stretchy="false">−</math:mo>
                  <math:mi math:fontstyle="italic">pctWillCall</math:mi>
                </math:mrow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rac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 f(w_new) =

log_{left( {B+pot}over{B - betSize} right)} left(
{
 B - k over  {1 - pctWillCall left( 1 - w right)  }
}
over { B - betSize }
right )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row>
          <math:mi>f</math:mi>
          <math:mrow>
            <math:mo math:stretchy="false">(</math:mo>
            <math:mi>w</math:mi>
            <math:mo math:stretchy="false">)</math:mo>
          </math:mrow>
        </math:mrow>
      </math:msup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row>
                <math:mn>1</math:mn>
                <math:mo math:stretchy="false">−</math:mo>
                <math:mi>f</math:mi>
              </math:mrow>
              <math:mrow>
                <math:mo math:stretchy="false">(</math:mo>
                <math:mi>w</math:mi>
                <math:mo math:stretchy="false">)</math:mo>
              </math:mrow>
            </math:mrow>
          </math:mfenced>
        </math:msup>
        <math:mo math:stretchy="false">=</math:mo>
        <math:mrow>
          <math:mn>1</math:mn>
          <math:mo math:stretchy="false">−</math:mo>
          <math:mfrac>
            <math:mi>k</math:mi>
            <math:mfenced math:open="" math:close="">
              <math:mrow>
                <math:mrow>
                  <math:mi>B</math:mi>
                  <math:mo math:stretchy="false">−</math:mo>
                  <math:mi>B</math:mi>
                </math:mrow>
                <math:mi math:fontstyle="italic">pctWillCall</math:mi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enced>
          </math:mfrac>
        </math:mrow>
      </math:mrow>
    </math:mrow>
    <math:annotation math:encoding="StarMath 5.0">left( 1+pot over B right)^{f(w)} left(1 - betSize over B right)^ left( 1- f(w) right)
=
1 - k over left( B -  B pctWillCall left( 1 - w right) right)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i math:fontstyle="italic">dbetSize</math:mi>
      </math:mfrac>
      <math:mrow>
        <math:mfenced math:open="{" math:close="}">
          <math:mrow>
            <math:msup>
              <math:mfenced math:open="" math:close="">
                <math:mrow>
                  <math:mn>1</math:mn>
                  <math:mo math:stretchy="false">+</math:mo>
                  <math:mfrac>
                    <math:mi math:fontstyle="italic">pot</math:mi>
                    <math:mi>B</math:mi>
                  </math:mfrac>
                </math:mrow>
              </math:mfenced>
              <math:mrow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sup>
            <math:msup>
              <math:mfenced math:open="" math:close="">
                <math:mrow>
                  <math:mn>1</math:mn>
                  <math:mo math:stretchy="false">−</math:mo>
                  <math:mfrac>
                    <math:mi math:fontstyle="italic">betSize</math:mi>
                    <math:mi>B</math:mi>
                  </math:mfrac>
                </math:mrow>
              </math:mfenced>
              <math:mfenced math:open="" math:close="">
                <math:mrow>
                  <math:mrow>
                    <math:mn>1</math:mn>
                    <math:mo math:stretchy="false">−</math:mo>
                    <math:mi>f</math:mi>
                  </math:mrow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fenced>
            </math:msup>
          </math:mrow>
        </math:mfenced>
        <math:mo math:stretchy="false">=</math:mo>
        <math:mfrac>
          <math:mi>d</math:mi>
          <math:mi math:fontstyle="italic">dbetSize</math:mi>
        </math:mfrac>
      </math:mrow>
      <math:mfenced math:open="{" math:close="}">
        <math:mfrac>
          <math:mi>k</math:mi>
          <math:mrow>
            <math:mi>B</math:mi>
            <math:mi math:fontstyle="italic">pctWillCall</math:mi>
            <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  <math:mo math:stretchy="false">−</math:mo>
              <math:mi>B</math:mi>
            </math:mrow>
          </math:mrow>
        </math:mfrac>
      </math:mfenced>
    </math:mrow>
    <math:annotation math:encoding="StarMath 5.0">{d over dbetSize}
	left lbrace
left( 1+pot over B right)^{f(w)} left(1 - betSize over B right)^ left( 1- f(w) right)
	right rbrace
=
{d over dbetSize}
	left lbrace k over {B pctWillCall left( 1 - w right) - B}  right rbrace

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i math:fontstyle="italic">dbetSize</math:mi>
      </math:mfrac>
      <math:mrow>
        <math:mfenced math:open="{" math:close="}">
          <math:mrow>
            <math:msup>
              <math:mfenced math:open="" math:close="">
                <math:mrow>
                  <math:mn>1</math:mn>
                  <math:mo math:stretchy="false">+</math:mo>
                  <math:mfrac>
                    <math:mi math:fontstyle="italic">pot</math:mi>
                    <math:mi>B</math:mi>
                  </math:mfrac>
                </math:mrow>
              </math:mfenced>
              <math:mrow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sup>
            <math:msup>
              <math:mfenced math:open="" math:close="">
                <math:mrow>
                  <math:mn>1</math:mn>
                  <math:mo math:stretchy="false">−</math:mo>
                  <math:mfrac>
                    <math:mi math:fontstyle="italic">betSize</math:mi>
                    <math:mi>B</math:mi>
                  </math:mfrac>
                </math:mrow>
              </math:mfenced>
              <math:mfenced math:open="" math:close="">
                <math:mrow>
                  <math:mrow>
                    <math:mn>1</math:mn>
                    <math:mo math:stretchy="false">−</math:mo>
                    <math:mi>f</math:mi>
                  </math:mrow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fenced>
            </math:msup>
          </math:mrow>
        </math:mfenced>
        <math:mo math:stretchy="false">=</math:mo>
        <math:mrow>
          <math:mfrac>
            <math:mrow>
              <math:mo math:stretchy="false">−</math:mo>
              <math:mi>k</math:mi>
            </math:mrow>
            <math:mrow>
              <math:mi>B</math:mi>
              <math:msup>
                <math:mfenced math:open="" math:close="">
                  <math:mrow>
                    <math:mi math:fontstyle="italic">pctWillCall</math:mi>
                    <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  <math:mo math:stretchy="false">−</math:mo>
                      <math:mn>1</math:mn>
                    </math:mrow>
                  </math:mrow>
                </math:mfenced>
                <math:mn>2</math:mn>
              </math:msup>
            </math:mrow>
          </math:mfrac>
          <math:mo math:stretchy="false">×</math:mo>
          <math:mi math:fontstyle="italic">pctWillCall</math:mi>
        </math:mrow>
      </math:mrow>
      <math:mi>'</math:mi>
      <math:mrow>
        <math:mfenced math:open="" math:close="">
          <math:mrow>
            <math:mn>1</math:mn>
            <math:mo math:stretchy="false">−</math:mo>
            <math:mi>w</math:mi>
          </math:mrow>
        </math:mfenced>
        <math:mo math:stretchy="false">×</math:mo>
        <math:mfenced math:open="" math:close="">
          <math:mrow>
            <math:mo math:stretchy="false">−</math:mo>
            <math:mfrac>
              <math:mi math:fontstyle="italic">dw</math:mi>
              <math:mi math:fontstyle="italic">dbetSize</math:mi>
            </math:mfrac>
          </math:mrow>
        </math:mfenced>
      </math:mrow>
    </math:mrow>
    <math:annotation math:encoding="StarMath 5.0">{d over dbetSize}
	left lbrace
left( 1+pot over B right)^{f(w)} left(1 - betSize over B  right)^ left( 1- f(w) right)
	right rbrace
= {-k over 
		{B left( pctWillCall left( 1 - w right) - 1 right)^2 }}
					times
				pctWillCall' left( 1 - w right) times left( -{dw over dbetSize} right)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i math:fontstyle="italic">dbetSize</math:mi>
      </math:mfrac>
      <math:mrow>
        <math:mfenced math:open="{" math:close="}">
          <math:mrow>
            <math:msup>
              <math:mfenced math:open="" math:close="">
                <math:mrow>
                  <math:mn>1</math:mn>
                  <math:mo math:stretchy="false">+</math:mo>
                  <math:mfrac>
                    <math:mi math:fontstyle="italic">pot</math:mi>
                    <math:mi>B</math:mi>
                  </math:mfrac>
                </math:mrow>
              </math:mfenced>
              <math:mrow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sup>
            <math:msup>
              <math:mfenced math:open="" math:close="">
                <math:mrow>
                  <math:mn>1</math:mn>
                  <math:mo math:stretchy="false">−</math:mo>
                  <math:mfrac>
                    <math:mi math:fontstyle="italic">betSize</math:mi>
                    <math:mi>B</math:mi>
                  </math:mfrac>
                </math:mrow>
              </math:mfenced>
              <math:mfenced math:open="" math:close="">
                <math:mrow>
                  <math:mrow>
                    <math:mn>1</math:mn>
                    <math:mo math:stretchy="false">−</math:mo>
                    <math:mi>f</math:mi>
                  </math:mrow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fenced>
            </math:msup>
          </math:mrow>
        </math:mfenced>
        <math:mo math:stretchy="false">=</math:mo>
        <math:mrow>
          <math:mfrac>
            <math:mrow>
              <math:mi>k</math:mi>
              <math:mi math:fontstyle="italic">pctWillCall</math:mi>
              <math:mi>'</math:mi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  <math:mrow>
              <math:mi>B</math:mi>
              <math:msup>
                <math:mfenced math:open="" math:close="">
                  <math:mrow>
                    <math:mrow>
                      <math:mn>1</math:mn>
                      <math:mo math:stretchy="false">−</math:mo>
                      <math:mi math:fontstyle="italic">pctWillCall</math:mi>
                    </math:mrow>
                    <math:mfenced math:open="" math:close="">
                      <math:mrow>
                        <math:mn>1</math:mn>
                        <math:mo math:stretchy="false">−</math:mo>
                        <math:mi>w</math:mi>
                      </math:mrow>
                    </math:mfenced>
                  </math:mrow>
                </math:mfenced>
                <math:mn>2</math:mn>
              </math:msup>
            </math:mrow>
          </math:mfrac>
          <math:mo math:stretchy="false">×</math:mo>
          <math:mfenced math:open="[" math:close="]">
            <math:mfrac>
              <math:mi math:fontstyle="italic">dw</math:mi>
              <math:mi math:fontstyle="italic">dbetSize</math:mi>
            </math:mfrac>
          </math:mfenced>
        </math:mrow>
      </math:mrow>
    </math:mrow>
    <math:annotation math:encoding="StarMath 5.0">{d over dbetSize}
	left lbrace
left( 1+pot over B right)^{f(w)} left(1 - betSize over B right)^ left( 1- f(w) right)
	right rbrace
=  {
		{k pctWillCall' left( 1 - w right) }
		over
		{B left( 1 - pctWillCall left( 1 - w right) right)^2 }}
	times left[ {dw over dbetSize} right]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=</math:mo>
      <math:msup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row>
          <math:mi>f</math:mi>
          <math:mrow>
            <math:mo math:stretchy="false">(</math:mo>
            <math:mi>w</math:mi>
            <math:mo math:stretchy="false">)</math:mo>
          </math:mrow>
        </math:mrow>
      </math:msup>
    </math:mrow>
    <math:annotation math:encoding="StarMath 5.0">h= 

left( {B+pot}over{ B - betSize } right)^{f(w)} 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sup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row>
                <math:mn>1</math:mn>
                <math:mo math:stretchy="false">−</math:mo>
                <math:mi>f</math:mi>
              </math:mrow>
              <math:mrow>
                <math:mo math:stretchy="false">(</math:mo>
                <math:mi>w</math:mi>
                <math:mo math:stretchy="false">)</math:mo>
              </math:mrow>
            </math:mrow>
          </math:mfenced>
        </math:msup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sup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</math:mrow>
      </math:mrow>
    </math:mrow>
    <math:annotation math:encoding="StarMath 5.0">g = 

left( 1+pot over B right)^{f(w)} left(1 - betSize over B right)^ left( 1- f(w) right)

=

left(1 - betSize over B right) times left( {B+pot}over{ B - betSize } right)^{f(w)} 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i>n</math:mi>
          <math:mo math:stretchy="false"></math:mo>
          <math:mn>1</math:mn>
        </math:mrow>
      </math:msub>
      <math:mo math:stretchy="false">=</math:mo>
      <math:mrow>
        <math:msub>
          <math:mi>x</math:mi>
          <math:mi>n</math:mi>
        </math:msub>
        <math:mo math:stretchy="false">−</math:mo>
        <math:mfrac>
          <math:mn>1</math:mn>
          <math:mrow>
            <math:msub>
              <math:mi>L</math:mi>
              <math:mi math:fontstyle="italic">shift</math:mi>
            </math:msub>
            <math:mrow>
              <math:mo math:stretchy="false"></math:mo>
              <math:mi>x</math:mi>
              <math:mo math:stretchy="false"></math:mo>
            </math:mrow>
          </math:mrow>
        </math:mfrac>
      </math:mrow>
    </math:mrow>
    <math:annotation math:encoding="StarMath 5.0">x_{n+1} = x_n - 1 over {L_shift(x)}</math:annotation>
  </math:semantics>
</math:math>
</file>

<file path=Object 80/content.xml><?xml version="1.0" encoding="utf-8"?>
<!DOCTYPE math  PUBLIC '-//OpenOffice.org//DTD Modified W3C MathML 1.01//EN'  'math.dtd'>
<math:math xmlns:math="http://www.w3.org/1998/Math/MathML">
  <math:semantics>
    <math:mrow>
      <math:mi>log</math:mi>
      <math:mrow>
        <math:mi>h</math:mi>
        <math:mo math:stretchy="false">=</math:mo>
        <math:mrow>
          <math:mi>f</math:mi>
          <math:mrow>
            <math:mo math:stretchy="false">(</math:mo>
            <math:mi>w</math:mi>
            <math:mo math:stretchy="false">)</math:mo>
          </math:mrow>
        </math:mrow>
      </math:mrow>
      <math:mi>log</math:mi>
      <math:mfenced math:open="" math:close="">
        <math:mfrac>
          <math:mrow>
            <math:mi>B</math:mi>
            <math:mo math:stretchy="false">+</math:mo>
            <math:mi math:fontstyle="italic">pot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log h = 

{f(w)}  log left( {B+pot}over{ B - betSize } right)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row>
          <math:mi>h</math:mi>
          <math:mo math:stretchy="false">×</math:mo>
          <math:mfrac>
            <math:mi>d</math:mi>
            <math:mi math:fontstyle="italic">dbetSize</math:mi>
          </math:mfrac>
        </math:mrow>
      </math:mrow>
      <math:mfenced math:open="{" math:close="}">
        <math:mrow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</math:mfenced>
    </math:mrow>
    <math:annotation math:encoding="StarMath 5.0">dh over dbetSize = 
h times
{d over dbetSize}
left lbrace
{f(w)}  log left( {B+pot}over{ B - betSize } right)
right rbrace</math:annotation>
  </math:semantics>
</math:math>
</file>

<file path=Object 8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betSize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  <math:mfrac>
              <math:mfenced math:open="[" math:close="]">
                <math:mrow>
                  <math:mi math:fontstyle="italic">dpot</math:mi>
                  <math:mrow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  <math:mo math:stretchy="false">−</math:mo>
                    <math:mfenced math:open="" math:close="">
                      <math:mrow>
                        <math:mo math:stretchy="false">−</math:mo>
                        <math:mn>1</math:mn>
                      </math:mrow>
                    </math:mfenced>
                  </math:mrow>
                  <math:mfenced math:open="" math:close="">
                    <math:mrow>
                      <math:mi>B</math:mi>
                      <math:mo math:stretchy="false">+</math:mo>
                      <math:mi math:fontstyle="italic">pot</math:mi>
                    </math:mrow>
                  </math:mfenced>
                </math:mrow>
              </math:mfenced>
              <math:msup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  <math:mn>2</math:mn>
              </math:msup>
            </math:mfrac>
          </math:mrow>
        </math:mfenced>
      </math:mrow>
    </math:mrow>
    <math:annotation math:encoding="StarMath 5.0">dh over dbetSize = 
h times

left lbrace

	left( {{d over dbetSize} f(w)} right) log left( {B+pot}over{ B - betSize } right)
	+
	f(w) times left( { B - betSize } over {B+pot} right)
			
		left[ dpot left( B - betSize right) - left(-1 right)left( B + pot right)  right] over left( B - betSize right) ^2
right rbrace</math:annotation>
  </math:semantics>
</math:math>
</file>

<file path=Object 83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fenced math:open="" math:close="">
                <math:mfrac>
                  <math:mrow>
                    <math:mi>f</math:mi>
                    <math:mrow>
                      <math:mo math:stretchy="false">(</math:mo>
                      <math:mi>w</math:mi>
                      <math:mo math:stretchy="false">)</math:mo>
                    </math:mrow>
                  </math:mrow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  <math:mfrac>
              <math:mfenced math:open="[" math:close="]">
                <math:mrow>
                  <math:mi math:fontstyle="italic">dpot</math:mi>
                  <math:mrow>
                    <math:mrow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  <math:mo math:stretchy="false">+</math:mo>
                      <math:mi>B</math:mi>
                    </math:mrow>
                    <math:mo math:stretchy="false">+</math:mo>
                    <math:mi math:fontstyle="italic">pot</math:mi>
                  </math:mrow>
                </math:mrow>
              </math:mfenced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frac>
          </math:mrow>
        </math:mfenced>
      </math:mrow>
    </math:mrow>
    <math:annotation math:encoding="StarMath 5.0">dh over dbetSize = 
h times

left lbrace

	left( {f'(w){dw over dbetSize} } right) log left( {B+pot}over{ B - betSize } right)
	+
	left( {f(w)} over {B+pot} right)
			
		left[ dpot left( B - betSize right) + B + pot  right] over left( B - betSize right)
right rbrace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rac>
                  <math:mfenced math:open="[" math:close="]">
                    <math:mrow>
                      <math:mi math:fontstyle="italic">dpot</math:mi>
                      <math:mrow>
                        <math:mrow>
                          <math:mfenced math:open="" math:close="">
                            <math:mrow>
                              <math:mi>B</math:mi>
                              <math:mo math:stretchy="false">−</math:mo>
                              <math:mi math:fontstyle="italic">betSize</math:mi>
                            </math:mrow>
                          </math:mfenced>
                          <math:mo math:stretchy="false">+</math:mo>
                          <math:mi>B</math:mi>
                        </math:mrow>
                        <math:mo math:stretchy="false">+</math:mo>
                        <math:mi math:fontstyle="italic">pot</math:mi>
                      </math:mrow>
                    </math:mrow>
                  </math:mfenced>
                  <math:mrow>
                    <math:mfenced math:open="" math:close="">
                      <math:mrow>
                        <math:mi>B</math:mi>
                        <math:mo math:stretchy="false">+</math:mo>
                        <math:mi math:fontstyle="italic">pot</math:mi>
                      </math:mrow>
                    </math:mfenced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</math:mrow>
                </math:mfrac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left( B - betSize right) + B + pot  right]
			over {  left( {B+pot} right) left( B - betSize right)
	}
			times 				 {f(w)}			
right rbrace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enced math:open="[" math:close="]">
                  <math:mrow>
                    <math:mfrac>
                      <math:mi math:fontstyle="italic">dpot</math:mi>
                      <math:mfenced math:open="" math:close="">
                        <math:mrow>
                          <math:mi>B</math:mi>
                          <math:mo math:stretchy="false">+</math:mo>
                          <math:mi math:fontstyle="italic">pot</math:mi>
                        </math:mrow>
                      </math:mfenced>
                    </math:mfrac>
                    <math:mo math:stretchy="false">+</math:mo>
                    <math:mfrac>
                      <math:mn>1</math:mn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</math:mfrac>
                  </math:mrow>
                </math:mfenced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over left( {B+pot} right)  + 1 over left( B - betSize right)  right]
			times 				 {f(w)}			
right rbrace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i>h</math:mi>
        </math:mrow>
      </math:mrow>
      <math:mo math:stretchy="false">=</math:mo>
      <math:mrow>
        <math:mi>h</math:mi>
        <math:mo math:stretchy="false">−</math:mo>
        <math:mfrac>
          <math:mrow>
            <math:mi math:fontstyle="italic">betSize</math:mi>
            <math:mo math:stretchy="false">⋅</math:mo>
            <math:mi>h</math:mi>
          </math:mrow>
          <math:mi>B</math:mi>
        </math:mfrac>
      </math:mrow>
    </math:mrow>
    <math:annotation math:encoding="StarMath 5.0">g = 

left(1 - betSize over B right) times h
= h - betSize cdot h over B</math:annotation>
  </math:semantics>
</math:math>
</file>

<file path=Object 87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</math:mrow>
      <math:mrow>
        <math:mrow>
          <math:mfrac>
            <math:mi math:fontstyle="italic">dh</math:mi>
            <math:mi math:fontstyle="italic">dbetSize</math:mi>
          </math:mfrac>
          <math:mo math:stretchy="false">−</math:mo>
          <math:mfrac>
            <math:mi>h</math:mi>
            <math:mi>B</math:mi>
          </math:mfrac>
        </math:mrow>
        <math:mo math:stretchy="false">=</math:mo>
        <math:mrow>
          <math:mrow>
            <math:mfrac>
              <math:mi math:fontstyle="italic">dh</math:mi>
              <math:mi math:fontstyle="italic">dbetSize</math:mi>
            </math:mfrac>
            <math:mo math:stretchy="false">−</math:mo>
            <math:mrow>
              <math:mfrac>
                <math:mi math:fontstyle="italic">betSize</math:mi>
                <math:mi>B</math:mi>
              </math:mfrac>
              <math:mo math:stretchy="false">×</math:mo>
              <math:mfrac>
                <math:mi math:fontstyle="italic">dh</math:mi>
                <math:mi math:fontstyle="italic">dbetSize</math:mi>
              </math:mfrac>
            </math:mrow>
          </math:mrow>
          <math:mo math:stretchy="false">−</math:mo>
          <math:mfrac>
            <math:mi>h</math:mi>
            <math:mi>B</math:mi>
          </math:mfrac>
        </math:mrow>
      </math:mrow>
    </math:mrow>
    <math:annotation math:encoding="StarMath 5.0">dg over dbetSize = 

left( 1 - betSize over B right) {dh over dbetSize} - h over B
=

{dh over dbetSize} - betSize over B times {dh over dbetSize} - h over B</math:annotation>
  </math:semantics>
</math:math>
</file>

<file path=Object 8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enced math:open="[" math:close="]">
                  <math:mrow>
                    <math:mfrac>
                      <math:mi math:fontstyle="italic">dpot</math:mi>
                      <math:mfenced math:open="" math:close="">
                        <math:mrow>
                          <math:mi>B</math:mi>
                          <math:mo math:stretchy="false">+</math:mo>
                          <math:mi math:fontstyle="italic">pot</math:mi>
                        </math:mrow>
                      </math:mfenced>
                    </math:mfrac>
                    <math:mo math:stretchy="false">+</math:mo>
                    <math:mfrac>
                      <math:mn>1</math:mn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</math:mfrac>
                  </math:mrow>
                </math:mfenced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over left( {B+pot} right)  + 1 over left( B - betSize right)  right]
			times 				 {f(w)}			
right rbrace</math:annotation>
  </math:semantics>
</math:math>
</file>

<file path=Object 8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fenced math:open="{" math:close="}">
          <math:mrow>
            <math:mrow>
              <math:mrow>
                <math:mi>h</math:mi>
                <math:mo math:stretchy="false">×</math:mo>
                <math:mrow>
                  <math:mi>f</math:mi>
                  <math:mi>'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  <math:mo math:stretchy="false">×</math:mo>
              <math:mi>log</math:mi>
            </math:mrow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</math:mrow>
      <math:mrow>
        <math:mfrac>
          <math:mi math:fontstyle="italic">dw</math:mi>
          <math:mi math:fontstyle="italic">dbetSize</math:mi>
        </math:mfrac>
        <math:mo math:stretchy="false">+</math:mo>
        <math:mfenced math:open="{" math:close="}">
          <math:mrow>
            <math:mrow>
              <math:mi>h</math:mi>
              <math:mo math:stretchy="false">×</math:mo>
              <math:mfenced math:open="[" math:close="]">
                <math:mrow>
                  <math:mfrac>
                    <math:mi math:fontstyle="italic">dpot</math:mi>
                    <math:mfenced math:open="" math:close="">
                      <math:mrow>
                        <math:mi>B</math:mi>
                        <math:mo math:stretchy="false">+</math:mo>
                        <math:mi math:fontstyle="italic">pot</math:mi>
                      </math:mrow>
                    </math:mfenced>
                  </math:mfrac>
                  <math:mo math:stretchy="false">+</math:mo>
                  <math:mfrac>
                    <math:mn>1</math:mn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</math:mfrac>
                </math:mrow>
              </math:mfenced>
            </math:mrow>
            <math:mo math:stretchy="false">×</math:mo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row>
        </math:mfenced>
      </math:mrow>
    </math:mrow>
    <math:annotation math:encoding="StarMath 5.0">dh over dbetSize = 


left lbrace
h times
		{f'(w) } times log left( {B+pot}over{ B - betSize } right)
right rbrace	
{dw over dbetSize}
+
left lbrace h times
		left[ dpot over left( {B+pot} right)  + 1 over left( B - betSize right)  right]
			times 				 {f(w)}			
right rbrace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i math:fontstyle="italic">shift</math:mi>
          </math:msub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  <math:mo math:stretchy="false">=</math:mo>
        <math:mrow>
          <math:mi>G</math:mi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row>
                          <math:mn>1</math:mn>
                          <math:mo math:stretchy="false">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row>
          <math:mi>G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</math:mrow>
    <math:annotation math:encoding="StarMath 5.0">{G_shift'(f+f_d)}  = {G'(f+f_d)}  = left( 
win^e  cdot {
	{de^"*"(f + f_d)}
	over
	(1+ f_pot + e^"*"(f + f_d))
	}
+ { {(1-losses)^e} -1 } over (1-(f + f_d)) + (s^"*"_av(e,m,f_pot,f_c)) right) times { G(f+f_d) }</math:annotation>
  </math:semantics>
</math:math>
</file>

<file path=Object 90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fenced math:open="{" math:close="}">
          <math:mrow>
            <math:mi>h</math:mi>
            <math:mo math:stretchy="false">×</math:mo>
            <math:mi>A</math:mi>
          </math:mrow>
        </math:mfenced>
      </math:mrow>
      <math:mrow>
        <math:mfrac>
          <math:mi math:fontstyle="italic">dw</math:mi>
          <math:mi math:fontstyle="italic">dbetSize</math:mi>
        </math:mfrac>
        <math:mo math:stretchy="false">+</math:mo>
        <math:mfenced math:open="{" math:close="}">
          <math:mrow>
            <math:mi>h</math:mi>
            <math:mo math:stretchy="false">×</math:mo>
            <math:mi>C</math:mi>
          </math:mrow>
        </math:mfenced>
      </math:mrow>
    </math:mrow>
    <math:annotation math:encoding="StarMath 5.0">dh over dbetSize = 


left lbrace
h times
		A
right rbrace	
{dw over dbetSize}
+
left lbrace h times
		C
right rbrace</math:annotation>
  </math:semantics>
</math:math>
</file>

<file path=Object 9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i>A</math:mi>
              </math:mrow>
            </math:mfenced>
            <math:mrow>
              <math:mfrac>
                <math:mi math:fontstyle="italic">dw</math:mi>
                <math:mi math:fontstyle="italic">dbetSize</math:mi>
              </math:mfrac>
              <math:mo math:stretchy="false">+</math:mo>
              <math:mfenced math:open="{" math:close="}">
                <math:mrow>
                  <math:mi>h</math:mi>
                  <math:mo math:stretchy="false">×</math:mo>
                  <math:mi>C</math:mi>
                </math:mrow>
              </math:mfenced>
            </math:mrow>
          </math:mrow>
        </math:mfenced>
        <math:mo math:stretchy="false">−</math:mo>
        <math:mfrac>
          <math:mi>h</math:mi>
          <math:mi>B</math:mi>
        </math:mfrac>
      </math:mrow>
    </math:mrow>
    <math:annotation math:encoding="StarMath 5.0">dg over dbetSize = 

left( 1 - betSize over B right) 
left[
left lbrace
	h times
			A
	right rbrace	
	{dw over dbetSize}
	+
	left lbrace h times
				C	
	right rbrace
right]


- h over B
</math:annotation>
  </math:semantics>
</math:math>
</file>

<file path=Object 92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betSize</math:mi>
            </math:mfrac>
          </math:mrow>
        </math:mfenced>
        <math:mo math:stretchy="false">+</math:mo>
        <math:mrow>
          <math:mfenced math:open="" math:close="">
            <math:mrow>
              <math:mrow>
                <math:mi>C</math:mi>
                <math:mo math:stretchy="false">−</math:mo>
                <math:mrow>
                  <math:mi>C</math:mi>
                  <math:mo math:stretchy="false">⋅</math:mo>
                  <math:mi math:fontstyle="italic">betSize</math:mi>
                </math:mrow>
              </math:mrow>
              <math:mo math:stretchy="false">−</math:mo>
              <math:mn>1</math:mn>
            </math:mrow>
          </math:mfenced>
          <math:mo math:stretchy="false">⋅</math:mo>
          <math:mi>h</math:mi>
        </math:mrow>
      </math:mrow>
    </math:mrow>
    <math:annotation math:encoding="StarMath 5.0">B dg over dbetSize = 

left( B - betSize right) 
left[
left lbrace
	h times
			"A"
	right rbrace	
	{dw over dbetSize}
	
right]
+
 left(
					

 C - C cdot betSize 

- 1 right)

cdot h </math:annotation>
  </math:semantics>
</math:math>
</file>

<file path=Object 93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frac>
          <math:mi math:fontstyle="italic">dg</math:mi>
          <math:mi math:fontstyle="italic">dbetSize</math:mi>
        </math:mfrac>
        <math:mo math:stretchy="false">=</math:mo>
        <math:mrow>
          <math:mfrac>
            <math:mrow>
              <math:mi>k</math:mi>
              <math:mi math:fontstyle="italic">pctWillCall</math:mi>
              <math:mi>'</math:mi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  <math:msup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  <math:mn>2</math:mn>
            </math:msup>
          </math:mfrac>
          <math:mo math:stretchy="false">×</math:mo>
          <math:mfenced math:open="[" math:close="]">
            <math:mfrac>
              <math:mi math:fontstyle="italic">dw</math:mi>
              <math:mi math:fontstyle="italic">dbetSize</math:mi>
            </math:mfrac>
          </math:mfenced>
        </math:mrow>
      </math:mrow>
    </math:mrow>
    <math:annotation math:encoding="StarMath 5.0">B {dg over dbetSize}

=  {
		{k pctWillCall' left( 1 - w right) }
		over
		{ left( 1 - pctWillCall left( 1 - w right) right)^2 } }
	times left[ {dw over dbetSize} right]</math:annotation>
  </math:semantics>
</math:math>
</file>

<file path=Object 94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" math:close="">
          <math:mrow>
            <math:mrow>
              <math:mi>C</math:mi>
              <math:mo math:stretchy="false">−</math:mo>
              <math:mrow>
                <math:mi>C</math:mi>
                <math:mo math:stretchy="false">⋅</math:mo>
                <math:mi math:fontstyle="italic">betSize</math:mi>
              </math:mrow>
            </math:mrow>
            <math:mo math:stretchy="false">−</math:mo>
            <math:mn>1</math:mn>
          </math:mrow>
        </math:mfenced>
        <math:mo math:stretchy="false">⋅</math:mo>
        <math:mi>h</math:mi>
      </math:mrow>
      <math:mo math:stretchy="false">=</math:mo>
      <math:mrow>
        <math:mfenced math:open="" math:close="">
          <math:mrow>
            <math:mfrac>
              <math:mrow>
                <math:mi>k</math:mi>
                <math:mi math:fontstyle="italic">pctWillCall</math:mi>
                <math:mi>'</math:mi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  <math:msup>
                <math:mfenced math:open="" math:close="">
                  <math:mrow>
                    <math:mrow>
                      <math:mn>1</math:mn>
                      <math:mo math:stretchy="false">−</math:mo>
                      <math:mi math:fontstyle="italic">pctWillCall</math:mi>
                    </math:mrow>
                    <math:mfenced math:open="" math:close="">
                      <math:mrow>
                        <math:mn>1</math:mn>
                        <math:mo math:stretchy="false">−</math:mo>
                        <math:mi>w</math:mi>
                      </math:mrow>
                    </math:mfenced>
                  </math:mrow>
                </math:mfenced>
                <math:mn>2</math:mn>
              </math:msup>
            </math:mfrac>
            <math:mo math:stretchy="false">−</math:mo>
            <math:mrow>
              <math:mrow>
                <math:mi>h</math:mi>
                <math:mo math:stretchy="false">×</math:mo>
                <math:mi>A</math:mi>
              </math:mrow>
              <math:mo math:stretchy="false">×</math:mo>
              <math:mfenced math:open="" math:close="">
                <math:mrow>
                  <math:mn>1</math:mn>
                  <math:mo math:stretchy="false">−</math:mo>
                  <math:mi math:fontstyle="italic">betSize</math:mi>
                </math:mrow>
              </math:mfenced>
            </math:mrow>
          </math:mrow>
        </math:mfenced>
        <math:mo math:stretchy="false">×</math:mo>
        <math:mfenced math:open="[" math:close="]">
          <math:mfrac>
            <math:mi math:fontstyle="italic">dw</math:mi>
            <math:mi math:fontstyle="italic">dbetSize</math:mi>
          </math:mfrac>
        </math:mfenced>
      </math:mrow>
    </math:mrow>
    <math:annotation math:encoding="StarMath 5.0"> left(
					

 C - C cdot betSize 

- 1 right)

cdot h 


=
left(

	 {
			{k pctWillCall' left( 1 - w right) }
			over
			left( 1 - pctWillCall left( 1 - w right) right)^2 }
	-
h times
			A
			times
left(  1-betSize right) 

right)

times left[ {dw over dbetSize} right]
 

	</math:annotation>
  </math:semantics>
</math:math>
</file>

<file path=Object 9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betSize</math:mi>
        </math:mrow>
      </math:mfenced>
      <math:mrow>
        <math:mrow>
          <math:mfenced math:open="[" math:close="]">
            <math:mrow>
              <math:mfenced math:open="{" math:close="}">
                <math:mrow>
                  <math:mi>h</math:mi>
                  <math:mo math:stretchy="false">×</math:mo>
                  <math:mi>A</math:mi>
                </math:mrow>
              </math:mfenced>
              <math:mfrac>
                <math:mi math:fontstyle="italic">dw</math:mi>
                <math:mi math:fontstyle="italic">dbetSize</math:mi>
              </math:mfrac>
            </math:mrow>
          </math:mfenced>
          <math:mo math:stretchy="false">+</math:mo>
          <math:mrow>
            <math:mfenced math:open="" math:close="">
              <math:mrow>
                <math:mrow>
                  <math:mi>C</math:mi>
                  <math:mo math:stretchy="false">−</math:mo>
                  <math:mrow>
                    <math:mi>C</math:mi>
                    <math:mo math:stretchy="false">⋅</math:mo>
                    <math:mi math:fontstyle="italic">betSize</math:mi>
                  </math:mrow>
                </math:mrow>
                <math:mo math:stretchy="false">−</math:mo>
                <math:mn>1</math:mn>
              </math:mrow>
            </math:mfenced>
            <math:mo math:stretchy="false">⋅</math:mo>
            <math:mi>h</math:mi>
          </math:mrow>
        </math:mrow>
        <math:mo math:stretchy="false">=</math:mo>
        <math:mrow>
          <math:mfrac>
            <math:mrow>
              <math:mi>k</math:mi>
              <math:mi math:fontstyle="italic">pctWillCall</math:mi>
              <math:mi>'</math:mi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  <math:msup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  <math:mn>2</math:mn>
            </math:msup>
          </math:mfrac>
          <math:mo math:stretchy="false">×</math:mo>
          <math:mfenced math:open="[" math:close="]">
            <math:mfrac>
              <math:mi math:fontstyle="italic">dw</math:mi>
              <math:mi math:fontstyle="italic">dbetSize</math:mi>
            </math:mfrac>
          </math:mfenced>
        </math:mrow>
      </math:mrow>
    </math:mrow>
    <math:annotation math:encoding="StarMath 5.0">

 

left(  1 - betSize  right) 
left[
left lbrace
	h times
			A
	right rbrace	
	{dw over dbetSize}
	
right]	
+

 left(
					

 C - C cdot betSize 

- 1 right)

cdot h 


=


 {
		{k pctWillCall' left( 1 - w right) }
		over
		left( 1 - pctWillCall left( 1 - w right) right)^2 }
	times left[ {dw over dbetSize} right]

</math:annotation>
  </math:semantics>
</math:math>
</file>

<file path=Object 96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row>
            <math:mi>C</math:mi>
            <math:mo math:stretchy="false">−</math:mo>
            <math:mrow>
              <math:mi>C</math:mi>
              <math:mo math:stretchy="false">⋅</math:mo>
              <math:mi math:fontstyle="italic">betSize</math:mi>
            </math:mrow>
          </math:mrow>
          <math:mo math:stretchy="false">−</math:mo>
          <math:mn>1</math:mn>
        </math:mrow>
      </math:mfenced>
      <math:mo math:stretchy="false">=</math:mo>
      <math:mrow>
        <math:mfenced math:open="" math:close="">
          <math:mrow>
            <math:mrow>
              <math:mfrac>
                <math:mi>k</math:mi>
                <math:mi>h</math:mi>
              </math:mfrac>
              <math:mfrac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  <math:mo math:stretchy="false">−</math:mo>
            <math:mrow>
              <math:mi>A</math:mi>
              <math:mo math:stretchy="false">×</math:mo>
              <math:mfenced math:open="" math:close="">
                <math:mrow>
                  <math:mn>1</math:mn>
                  <math:mo math:stretchy="false">−</math:mo>
                  <math:mi math:fontstyle="italic">betSize</math:mi>
                </math:mrow>
              </math:mfenced>
            </math:mrow>
          </math:mrow>
        </math:mfenced>
        <math:mo math:stretchy="false">×</math:mo>
        <math:mfenced math:open="[" math:close="]">
          <math:mfrac>
            <math:mi math:fontstyle="italic">dw</math:mi>
            <math:mi math:fontstyle="italic">dbetSize</math:mi>
          </math:mfrac>
        </math:mfenced>
      </math:mrow>
    </math:mrow>
    <math:annotation math:encoding="StarMath 5.0"> left(
					

 C - C cdot betSize 

- 1 right)




=
left(

	 {
	 		{ k over h }
			{ pctWillCall' left( 1 - w right) }
			over
			{ left( 1 - pctWillCall left( 1 - w right) right)^2 	}
	}
	-

	A
times
left(  1-betSize right) 

right)

times left[ {dw over dbetSize} right]
 

	</math:annotation>
  </math:semantics>
</math:math>
</file>

<file path=Object 97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i>C</math:mi>
            <math:mo math:stretchy="false">×</math:mo>
            <math:mfenced math:open="" math:close="">
              <math:mrow>
                <math:mn>1</math:mn>
                <math:mo math:stretchy="false">−</math:mo>
                <math:mi math:fontstyle="italic">betSize</math:mi>
              </math:mrow>
            </math:mfenced>
          </math:mrow>
          <math:mrow>
            <math:mi/>
            <math:mo math:stretchy="false">−</math:mo>
            <math:mi/>
          </math:mrow>
          <math:mn>1</math:mn>
        </math:mrow>
        <math:mfenced math:open="" math:close="">
          <math:mrow>
            <math:mrow>
              <math:mfrac>
                <math:mi>k</math:mi>
                <math:mi>h</math:mi>
              </math:mfrac>
              <math:mfrac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  <math:mo math:stretchy="false">−</math:mo>
            <math:mrow>
              <math:mi>A</math:mi>
              <math:mo math:stretchy="false">×</math:mo>
              <math:mfenced math:open="" math:close="">
                <math:mrow>
                  <math:mn>1</math:mn>
                  <math:mo math:stretchy="false">−</math:mo>
                  <math:mi math:fontstyle="italic">betSize</math:mi>
                </math:mrow>
              </math:mfenced>
            </math:mrow>
          </math:mrow>
        </math:mfenced>
      </math:mfrac>
    </math:mrow>
    <math:annotation math:encoding="StarMath 5.0">{dw over dbetSize}

=

{
 
					

 C times left( 1 -  betSize right)

`~ - `~ 1



}


over 

{
left(

	 {
	 		{ k over h }
			{ pctWillCall' left( 1 - w right) }
			over
			{ left( 1 - pctWillCall left( 1 - w right) right)^2 	}
	}
	-

	A
times
left(  1-betSize right) 

right)


 

	}</math:annotation>
  </math:semantics>
</math:math>
</file>

<file path=Object 98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i>,</math:mi>
            <math:msub>
              <math:mi math:fontstyle="italic">betSize</math:mi>
              <math:mn>0</math:mn>
            </math:msub>
          </math:mrow>
          <math:mo math:stretchy="false">)</math:mo>
        </math:mrow>
        <math:mo math:stretchy="false">=</math:mo>
        <math:msup>
          <math:mfenced math:open="" math:close="">
            <math:mrow>
              <math:mi>B</math:mi>
              <math:mo math:stretchy="false">+</math:mo>
              <math:mi math:fontstyle="italic">pot</math:mi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row>
          <math:msup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  <math:mfenced math:open="" math:close="">
              <math:mrow>
                <math:mrow>
                  <math:mn>1</math:mn>
                  <math:mo math:stretchy="false">−</math:mo>
                  <math:mi>f</math:mi>
                </math:mrow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</math:msup>
          <math:mo math:stretchy="false">−</math:mo>
          <math:mi>B</math:mi>
        </math:mrow>
        <math:mo math:stretchy="false">+</math:mo>
        <math:mfrac>
          <math:mi>k</math:mi>
          <math:mfenced math:open="" math:close="">
            <math:mrow>
              <math:mrow>
                <math:mn>1</math:mn>
                <math:mo math:stretchy="false">−</math:mo>
                <math:mi math:fontstyle="italic">pctWillCall</math:mi>
              </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</math:mfenced>
        </math:mfrac>
      </math:mrow>
    </math:mrow>
    <math:annotation math:encoding="StarMath 5.0">p( w, betSize_0 ) = left( B+pot right)^{f(w)} left(B - betSize right)^ left( 1- f(w) right)
- 
B + k over left( 1 - pctWillCall left( 1 - w right) right)
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i math:fontstyle="italic">dp</math:mi>
            <math:mi math:fontstyle="italic">dbetSize</math:mi>
          </math:mfrac>
          <math:mo math:stretchy="false">÷</math:mo>
          <math:mfrac>
            <math:mi math:fontstyle="italic">dp</math:mi>
            <math:mi math:fontstyle="italic">dw</math:mi>
          </math:mfrac>
        </math:mrow>
        <math:mo math:stretchy="false">=</math:mo>
        <math:mfrac>
          <math:mi math:fontstyle="italic">dw</math:mi>
          <math:mrow>
            <math:mi>d</math:mi>
            <math:mi math:fontstyle="italic">betSize</math:mi>
          </math:mrow>
        </math:mfrac>
      </math:mrow>
      <math:mo math:stretchy="false">=</math:mo>
      <math:mfrac>
        <math:mrow>
          <math:mrow>
            <math:mi>C</math:mi>
            <math:mo math:stretchy="false">×</math:mo>
            <math:mfenced math:open="" math:close="">
              <math:mrow>
                <math:mn>1</math:mn>
                <math:mo math:stretchy="false">−</math:mo>
                <math:mi math:fontstyle="italic">betSize</math:mi>
              </math:mrow>
            </math:mfenced>
          </math:mrow>
          <math:mrow>
            <math:mi/>
            <math:mo math:stretchy="false">−</math:mo>
            <math:mi/>
          </math:mrow>
          <math:mn>1</math:mn>
        </math:mrow>
        <math:mfenced math:open="" math:close="">
          <math:mrow>
            <math:mrow>
              <math:mfrac>
                <math:mi>k</math:mi>
                <math:mi>h</math:mi>
              </math:mfrac>
              <math:mfrac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  <math:mo math:stretchy="false">−</math:mo>
            <math:mrow>
              <math:mi>A</math:mi>
              <math:mo math:stretchy="false">×</math:mo>
              <math:mfenced math:open="" math:close="">
                <math:mrow>
                  <math:mn>1</math:mn>
                  <math:mo math:stretchy="false">−</math:mo>
                  <math:mi math:fontstyle="italic">betSize</math:mi>
                </math:mrow>
              </math:mfenced>
            </math:mrow>
          </math:mrow>
        </math:mfenced>
      </math:mfrac>
    </math:mrow>
    <math:annotation math:encoding="StarMath 5.0">{{dp} over {dbetSize}}
div
{{dp} over {dw}}
=
{dw over {d betSize}}

=

{
 
					

 C times left( 1 -  betSize right)

`~ - `~ 1



}


over 

{
left(

	 {
	 		{ k over h }
			{ pctWillCall' left( 1 - w right) }
			over
			{ left( 1 - pctWillCall left( 1 - w right) right)^2 	}
	}
	-

	A
times
left(  1-betSize right) 

right)


 

	}</math:annotation>
  </math:semantics>
</math:math>
</file>